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8" style:family="table-column">
      <style:table-column-properties fo:break-before="auto" style:column-width="2.25cm"/>
    </style:style>
    <style:style style:name="ID0EK5CI" style:family="table-column">
      <style:table-column-properties style:column-width="4.478cm"/>
    </style:style>
    <style:style style:name="ID0EQ5CI" style:family="table-column">
      <style:table-column-properties style:column-width="7.95cm"/>
    </style:style>
    <style:style style:name="ID0EW5CI" style:family="table-column">
      <style:table-column-properties style:column-width="1.866cm"/>
    </style:style>
    <style:style style:name="ID0E35CI" style:family="table-column">
      <style:table-column-properties style:column-width="1.89cm"/>
    </style:style>
    <style:style style:name="ID0EC6CI" style:family="table-column">
      <style:table-column-properties style:column-width="2.027cm"/>
    </style:style>
    <style:style style:name="ID0EI6CI" style:family="table-column">
      <style:table-column-properties style:column-width="1.253cm"/>
    </style:style>
    <style:style style:name="co9" style:family="table-column">
      <style:table-column-properties fo:break-before="auto" style:column-width="2.25cm"/>
    </style:style>
    <style:style style:name="ID0EXJBK" style:family="table-column">
      <style:table-column-properties style:column-width="4.478cm"/>
    </style:style>
    <style:style style:name="ID0E4JBK" style:family="table-column">
      <style:table-column-properties style:column-width="7.95cm"/>
    </style:style>
    <style:style style:name="ID0EDKBK" style:family="table-column">
      <style:table-column-properties style:column-width="1.866cm"/>
    </style:style>
    <style:style style:name="ID0EJKBK" style:family="table-column">
      <style:table-column-properties style:column-width="1.89cm"/>
    </style:style>
    <style:style style:name="ID0EPKBK" style:family="table-column">
      <style:table-column-properties style:column-width="2.027cm"/>
    </style:style>
    <style:style style:name="ID0EVKBK" style:family="table-column">
      <style:table-column-properties style:column-width="1.253cm"/>
    </style:style>
    <style:style style:name="co10" style:family="table-column">
      <style:table-column-properties fo:break-before="auto" style:column-width="2.25cm"/>
    </style:style>
    <style:style style:name="ID0EDXDK" style:family="table-column">
      <style:table-column-properties style:column-width="4.478cm"/>
    </style:style>
    <style:style style:name="ID0EJXDK" style:family="table-column">
      <style:table-column-properties style:column-width="7.95cm"/>
    </style:style>
    <style:style style:name="ID0EPXDK" style:family="table-column">
      <style:table-column-properties style:column-width="1.866cm"/>
    </style:style>
    <style:style style:name="ID0EVXDK" style:family="table-column">
      <style:table-column-properties style:column-width="1.89cm"/>
    </style:style>
    <style:style style:name="ID0E2XDK" style:family="table-column">
      <style:table-column-properties style:column-width="2.027cm"/>
    </style:style>
    <style:style style:name="ID0EBYDK" style:family="table-column">
      <style:table-column-properties style:column-width="1.253cm"/>
    </style:style>
    <style:style style:name="co11" style:family="table-column">
      <style:table-column-properties fo:break-before="auto" style:column-width="2.25cm"/>
    </style:style>
    <style:style style:name="ID0E16FK" style:family="table-column">
      <style:table-column-properties style:column-width="4.478cm"/>
    </style:style>
    <style:style style:name="ID0EBAGK" style:family="table-column">
      <style:table-column-properties style:column-width="7.95cm"/>
    </style:style>
    <style:style style:name="ID0EIAGK" style:family="table-column">
      <style:table-column-properties style:column-width="1.866cm"/>
    </style:style>
    <style:style style:name="ID0EPAGK" style:family="table-column">
      <style:table-column-properties style:column-width="1.89cm"/>
    </style:style>
    <style:style style:name="ID0EWAGK" style:family="table-column">
      <style:table-column-properties style:column-width="2.027cm"/>
    </style:style>
    <style:style style:name="ID0E4AGK" style:family="table-column">
      <style:table-column-properties style:column-width="1.253cm"/>
    </style:style>
    <style:style style:name="ID0EEBGK" style:family="table-column">
      <style:table-column-properties style:column-width="2.199cm"/>
    </style:style>
    <style:style style:name="co12" style:family="table-column">
      <style:table-column-properties fo:break-before="auto" style:column-width="2.25cm"/>
    </style:style>
    <style:style style:name="ID0EEIAM" style:family="table-column">
      <style:table-column-properties style:column-width="4.478cm"/>
    </style:style>
    <style:style style:name="ID0ELIAM" style:family="table-column">
      <style:table-column-properties style:column-width="7.95cm"/>
    </style:style>
    <style:style style:name="ID0ESIAM" style:family="table-column">
      <style:table-column-properties style:column-width="1.866cm"/>
    </style:style>
    <style:style style:name="ID0EZIAM" style:family="table-column">
      <style:table-column-properties style:column-width="1.89cm"/>
    </style:style>
    <style:style style:name="ID0EAJAM" style:family="table-column">
      <style:table-column-properties style:column-width="2.027cm"/>
    </style:style>
    <style:style style:name="ID0EHJAM" style:family="table-column">
      <style:table-column-properties style:column-width="1.253cm"/>
    </style:style>
    <style:style style:name="ID0EOJAM" style:family="table-column">
      <style:table-column-properties style:column-width="2.199cm"/>
    </style:style>
    <style:style style:name="co13" style:family="table-column">
      <style:table-column-properties fo:break-before="auto" style:column-width="2.25cm"/>
    </style:style>
    <style:style style:name="ID0E1PCM" style:family="table-column">
      <style:table-column-properties style:column-width="4.478cm"/>
    </style:style>
    <style:style style:name="ID0EBQCM" style:family="table-column">
      <style:table-column-properties style:column-width="7.95cm"/>
    </style:style>
    <style:style style:name="ID0EIQCM" style:family="table-column">
      <style:table-column-properties style:column-width="1.866cm"/>
    </style:style>
    <style:style style:name="ID0EPQCM" style:family="table-column">
      <style:table-column-properties style:column-width="1.89cm"/>
    </style:style>
    <style:style style:name="ID0EWQCM" style:family="table-column">
      <style:table-column-properties style:column-width="2.027cm"/>
    </style:style>
    <style:style style:name="ID0E4QCM" style:family="table-column">
      <style:table-column-properties style:column-width="1.253cm"/>
    </style:style>
    <style:style style:name="ID0EERCM" style:family="table-column">
      <style:table-column-properties style:column-width="2.199cm"/>
    </style:style>
    <style:style style:name="co4" style:family="table-column">
      <style:table-column-properties fo:break-before="auto" style:column-width="2.25cm"/>
    </style:style>
    <style:style style:name="ID0EIGAC" style:family="table-column">
      <style:table-column-properties style:column-width="4.478cm"/>
    </style:style>
    <style:style style:name="ID0EPGAC" style:family="table-column">
      <style:table-column-properties style:column-width="7.95cm"/>
    </style:style>
    <style:style style:name="ID0EWGAC" style:family="table-column">
      <style:table-column-properties style:column-width="1.866cm"/>
    </style:style>
    <style:style style:name="ID0E4GAC" style:family="table-column">
      <style:table-column-properties style:column-width="1.89cm"/>
    </style:style>
    <style:style style:name="ID0EEHAC" style:family="table-column">
      <style:table-column-properties style:column-width="2.027cm"/>
    </style:style>
    <style:style style:name="ID0ELHAC" style:family="table-column">
      <style:table-column-properties style:column-width="1.253cm"/>
    </style:style>
    <style:style style:name="ID0ESHAC" style:family="table-column">
      <style:table-column-properties style:column-width="2.199cm"/>
    </style:style>
    <style:style style:name="co5" style:family="table-column">
      <style:table-column-properties fo:break-before="auto" style:column-width="2.25cm"/>
    </style:style>
    <style:style style:name="ID0EH6AG" style:family="table-column">
      <style:table-column-properties style:column-width="4.478cm"/>
    </style:style>
    <style:style style:name="ID0EO6AG" style:family="table-column">
      <style:table-column-properties style:column-width="7.95cm"/>
    </style:style>
    <style:style style:name="ID0EV6AG" style:family="table-column">
      <style:table-column-properties style:column-width="1.866cm"/>
    </style:style>
    <style:style style:name="ID0E36AG" style:family="table-column">
      <style:table-column-properties style:column-width="1.89cm"/>
    </style:style>
    <style:style style:name="ID0EDABG" style:family="table-column">
      <style:table-column-properties style:column-width="2.027cm"/>
    </style:style>
    <style:style style:name="ID0EKABG" style:family="table-column">
      <style:table-column-properties style:column-width="1.253cm"/>
    </style:style>
    <style:style style:name="ID0ERABG" style:family="table-column">
      <style:table-column-properties style:column-width="2.199cm"/>
    </style:style>
    <style:style style:name="ro8" style:family="table-row">
      <style:table-row-properties fo:break-before="auto" style:row-height="0.459cm"/>
    </style:style>
    <style:style style:name="ID0EP6CI" style:family="table-row">
      <style:table-row-properties fo:break-before="auto" style:row-height="0.422cm" style:use-optimal-row-height="false"/>
    </style:style>
    <style:style style:name="ID0EHBDI" style:family="table-row">
      <style:table-row-properties fo:break-before="auto" style:row-height="0.422cm" style:use-optimal-row-height="false"/>
    </style:style>
    <style:style style:name="ID0EIDDI" style:family="table-row">
      <style:table-row-properties fo:break-before="auto" style:row-height="0.422cm" style:use-optimal-row-height="false"/>
    </style:style>
    <style:style style:name="ID0ERFDI" style:family="table-row">
      <style:table-row-properties fo:break-before="auto" style:row-height="0.422cm" style:use-optimal-row-height="false"/>
    </style:style>
    <style:style style:name="ID0E1HDI" style:family="table-row">
      <style:table-row-properties fo:break-before="auto" style:row-height="0.422cm" style:use-optimal-row-height="false"/>
    </style:style>
    <style:style style:name="ID0EDKDI" style:family="table-row">
      <style:table-row-properties fo:break-before="auto" style:row-height="0.422cm" style:use-optimal-row-height="false"/>
    </style:style>
    <style:style style:name="ID0EMMDI" style:family="table-row">
      <style:table-row-properties fo:break-before="auto" style:row-height="0.422cm" style:use-optimal-row-height="false"/>
    </style:style>
    <style:style style:name="ID0EVODI" style:family="table-row">
      <style:table-row-properties fo:break-before="auto" style:row-height="0.422cm" style:use-optimal-row-height="false"/>
    </style:style>
    <style:style style:name="ID0E5QDI" style:family="table-row">
      <style:table-row-properties fo:break-before="auto" style:row-height="0.422cm" style:use-optimal-row-height="false"/>
    </style:style>
    <style:style style:name="ID0EHTDI" style:family="table-row">
      <style:table-row-properties fo:break-before="auto" style:row-height="0.422cm" style:use-optimal-row-height="false"/>
    </style:style>
    <style:style style:name="ID0EQVDI" style:family="table-row">
      <style:table-row-properties fo:break-before="auto" style:row-height="0.422cm" style:use-optimal-row-height="false"/>
    </style:style>
    <style:style style:name="ID0EZXDI" style:family="table-row">
      <style:table-row-properties fo:break-before="auto" style:row-height="0.422cm" style:use-optimal-row-height="false"/>
    </style:style>
    <style:style style:name="ID0EC1DI" style:family="table-row">
      <style:table-row-properties fo:break-before="auto" style:row-height="0.422cm" style:use-optimal-row-height="false"/>
    </style:style>
    <style:style style:name="ID0EL3DI" style:family="table-row">
      <style:table-row-properties fo:break-before="auto" style:row-height="0.422cm" style:use-optimal-row-height="false"/>
    </style:style>
    <style:style style:name="ID0EU5DI" style:family="table-row">
      <style:table-row-properties fo:break-before="auto" style:row-height="0.422cm" style:use-optimal-row-height="false"/>
    </style:style>
    <style:style style:name="ID0E5AAK" style:family="table-row">
      <style:table-row-properties fo:break-before="auto" style:row-height="0.422cm" style:use-optimal-row-height="false"/>
    </style:style>
    <style:style style:name="ID0EHDAK" style:family="table-row">
      <style:table-row-properties fo:break-before="auto" style:row-height="0.422cm" style:use-optimal-row-height="false"/>
    </style:style>
    <style:style style:name="ID0EQFAK" style:family="table-row">
      <style:table-row-properties fo:break-before="auto" style:row-height="0.422cm" style:use-optimal-row-height="false"/>
    </style:style>
    <style:style style:name="ID0E1HAK" style:family="table-row">
      <style:table-row-properties fo:break-before="auto" style:row-height="0.422cm" style:use-optimal-row-height="false"/>
    </style:style>
    <style:style style:name="ID0E3JAK" style:family="table-row">
      <style:table-row-properties fo:break-before="auto" style:row-height="0.422cm" style:use-optimal-row-height="false"/>
    </style:style>
    <style:style style:name="ID0E5LAK" style:family="table-row">
      <style:table-row-properties fo:break-before="auto" style:row-height="0.422cm" style:use-optimal-row-height="false"/>
    </style:style>
    <style:style style:name="ID0EAOAK" style:family="table-row">
      <style:table-row-properties fo:break-before="auto" style:row-height="0.422cm" style:use-optimal-row-height="false"/>
    </style:style>
    <style:style style:name="ID0ECQAK" style:family="table-row">
      <style:table-row-properties fo:break-before="auto" style:row-height="0.422cm" style:use-optimal-row-height="false"/>
    </style:style>
    <style:style style:name="ID0EESAK" style:family="table-row">
      <style:table-row-properties fo:break-before="auto" style:row-height="0.422cm" style:use-optimal-row-height="false"/>
    </style:style>
    <style:style style:name="ID0EGUAK" style:family="table-row">
      <style:table-row-properties fo:break-before="auto" style:row-height="0.422cm" style:use-optimal-row-height="false"/>
    </style:style>
    <style:style style:name="ID0EIWAK" style:family="table-row">
      <style:table-row-properties fo:break-before="auto" style:row-height="0.422cm" style:use-optimal-row-height="false"/>
    </style:style>
    <style:style style:name="ID0EKYAK" style:family="table-row">
      <style:table-row-properties fo:break-before="auto" style:row-height="0.422cm" style:use-optimal-row-height="false"/>
    </style:style>
    <style:style style:name="ID0EM1AK" style:family="table-row">
      <style:table-row-properties fo:break-before="auto" style:row-height="0.422cm" style:use-optimal-row-height="false"/>
    </style:style>
    <style:style style:name="ID0EO3AK" style:family="table-row">
      <style:table-row-properties fo:break-before="auto" style:row-height="0.422cm" style:use-optimal-row-height="false"/>
    </style:style>
    <style:style style:name="ID0EQ5AK" style:family="table-row">
      <style:table-row-properties fo:break-before="auto" style:row-height="0.422cm" style:use-optimal-row-height="false"/>
    </style:style>
    <style:style style:name="ID0ESABK" style:family="table-row">
      <style:table-row-properties fo:break-before="auto" style:row-height="0.422cm" style:use-optimal-row-height="false"/>
    </style:style>
    <style:style style:name="ID0EUCBK" style:family="table-row">
      <style:table-row-properties fo:break-before="auto" style:row-height="0.422cm" style:use-optimal-row-height="false"/>
    </style:style>
    <style:style style:name="ID0EWEBK" style:family="table-row">
      <style:table-row-properties fo:break-before="auto" style:row-height="0.422cm" style:use-optimal-row-height="false"/>
    </style:style>
    <style:style style:name="ro9" style:family="table-row">
      <style:table-row-properties fo:break-before="auto" style:row-height="0.459cm"/>
    </style:style>
    <style:style style:name="ID0E3KBK" style:family="table-row">
      <style:table-row-properties fo:break-before="auto" style:row-height="0.422cm" style:use-optimal-row-height="false"/>
    </style:style>
    <style:style style:name="ID0EUMBK" style:family="table-row">
      <style:table-row-properties fo:break-before="auto" style:row-height="0.422cm" style:use-optimal-row-height="false"/>
    </style:style>
    <style:style style:name="ID0EVOBK" style:family="table-row">
      <style:table-row-properties fo:break-before="auto" style:row-height="0.422cm" style:use-optimal-row-height="false"/>
    </style:style>
    <style:style style:name="ID0E5QBK" style:family="table-row">
      <style:table-row-properties fo:break-before="auto" style:row-height="0.422cm" style:use-optimal-row-height="false"/>
    </style:style>
    <style:style style:name="ID0EHTBK" style:family="table-row">
      <style:table-row-properties fo:break-before="auto" style:row-height="0.422cm" style:use-optimal-row-height="false"/>
    </style:style>
    <style:style style:name="ID0EQVBK" style:family="table-row">
      <style:table-row-properties fo:break-before="auto" style:row-height="0.422cm" style:use-optimal-row-height="false"/>
    </style:style>
    <style:style style:name="ID0EZXBK" style:family="table-row">
      <style:table-row-properties fo:break-before="auto" style:row-height="0.422cm" style:use-optimal-row-height="false"/>
    </style:style>
    <style:style style:name="ID0ED1BK" style:family="table-row">
      <style:table-row-properties fo:break-before="auto" style:row-height="0.422cm" style:use-optimal-row-height="false"/>
    </style:style>
    <style:style style:name="ID0EN3BK" style:family="table-row">
      <style:table-row-properties fo:break-before="auto" style:row-height="0.422cm" style:use-optimal-row-height="false"/>
    </style:style>
    <style:style style:name="ID0EX5BK" style:family="table-row">
      <style:table-row-properties fo:break-before="auto" style:row-height="0.422cm" style:use-optimal-row-height="false"/>
    </style:style>
    <style:style style:name="ID0EABCK" style:family="table-row">
      <style:table-row-properties fo:break-before="auto" style:row-height="0.422cm" style:use-optimal-row-height="false"/>
    </style:style>
    <style:style style:name="ID0EJDCK" style:family="table-row">
      <style:table-row-properties fo:break-before="auto" style:row-height="0.422cm" style:use-optimal-row-height="false"/>
    </style:style>
    <style:style style:name="ID0ESFCK" style:family="table-row">
      <style:table-row-properties fo:break-before="auto" style:row-height="0.422cm" style:use-optimal-row-height="false"/>
    </style:style>
    <style:style style:name="ID0E2HCK" style:family="table-row">
      <style:table-row-properties fo:break-before="auto" style:row-height="0.422cm" style:use-optimal-row-height="false"/>
    </style:style>
    <style:style style:name="ID0EEKCK" style:family="table-row">
      <style:table-row-properties fo:break-before="auto" style:row-height="0.422cm" style:use-optimal-row-height="false"/>
    </style:style>
    <style:style style:name="ID0EOMCK" style:family="table-row">
      <style:table-row-properties fo:break-before="auto" style:row-height="0.422cm" style:use-optimal-row-height="false"/>
    </style:style>
    <style:style style:name="ID0EYOCK" style:family="table-row">
      <style:table-row-properties fo:break-before="auto" style:row-height="0.422cm" style:use-optimal-row-height="false"/>
    </style:style>
    <style:style style:name="ID0ECRCK" style:family="table-row">
      <style:table-row-properties fo:break-before="auto" style:row-height="0.422cm" style:use-optimal-row-height="false"/>
    </style:style>
    <style:style style:name="ID0ELTCK" style:family="table-row">
      <style:table-row-properties fo:break-before="auto" style:row-height="0.422cm" style:use-optimal-row-height="false"/>
    </style:style>
    <style:style style:name="ID0EUVCK" style:family="table-row">
      <style:table-row-properties fo:break-before="auto" style:row-height="0.422cm" style:use-optimal-row-height="false"/>
    </style:style>
    <style:style style:name="ID0E4XCK" style:family="table-row">
      <style:table-row-properties fo:break-before="auto" style:row-height="0.422cm" style:use-optimal-row-height="false"/>
    </style:style>
    <style:style style:name="ID0EG1CK" style:family="table-row">
      <style:table-row-properties fo:break-before="auto" style:row-height="0.422cm" style:use-optimal-row-height="false"/>
    </style:style>
    <style:style style:name="ID0EP3CK" style:family="table-row">
      <style:table-row-properties fo:break-before="auto" style:row-height="0.422cm" style:use-optimal-row-height="false"/>
    </style:style>
    <style:style style:name="ID0EY5CK" style:family="table-row">
      <style:table-row-properties fo:break-before="auto" style:row-height="0.422cm" style:use-optimal-row-height="false"/>
    </style:style>
    <style:style style:name="ID0ECBDK" style:family="table-row">
      <style:table-row-properties fo:break-before="auto" style:row-height="0.422cm" style:use-optimal-row-height="false"/>
    </style:style>
    <style:style style:name="ID0EMDDK" style:family="table-row">
      <style:table-row-properties fo:break-before="auto" style:row-height="0.422cm" style:use-optimal-row-height="false"/>
    </style:style>
    <style:style style:name="ID0EWFDK" style:family="table-row">
      <style:table-row-properties fo:break-before="auto" style:row-height="0.422cm" style:use-optimal-row-height="false"/>
    </style:style>
    <style:style style:name="ID0EYHDK" style:family="table-row">
      <style:table-row-properties fo:break-before="auto" style:row-height="0.422cm" style:use-optimal-row-height="false"/>
    </style:style>
    <style:style style:name="ID0E1JDK" style:family="table-row">
      <style:table-row-properties fo:break-before="auto" style:row-height="0.422cm" style:use-optimal-row-height="false"/>
    </style:style>
    <style:style style:name="ID0E3LDK" style:family="table-row">
      <style:table-row-properties fo:break-before="auto" style:row-height="0.422cm" style:use-optimal-row-height="false"/>
    </style:style>
    <style:style style:name="ID0E5NDK" style:family="table-row">
      <style:table-row-properties fo:break-before="auto" style:row-height="0.422cm" style:use-optimal-row-height="false"/>
    </style:style>
    <style:style style:name="ID0EAQDK" style:family="table-row">
      <style:table-row-properties fo:break-before="auto" style:row-height="0.422cm" style:use-optimal-row-height="false"/>
    </style:style>
    <style:style style:name="ID0ECSDK" style:family="table-row">
      <style:table-row-properties fo:break-before="auto" style:row-height="0.422cm" style:use-optimal-row-height="false"/>
    </style:style>
    <style:style style:name="ro10" style:family="table-row">
      <style:table-row-properties fo:break-before="auto" style:row-height="0.459cm"/>
    </style:style>
    <style:style style:name="ID0EIYDK" style:family="table-row">
      <style:table-row-properties fo:break-before="auto" style:row-height="0.422cm" style:use-optimal-row-height="false"/>
    </style:style>
    <style:style style:name="ID0EA1DK" style:family="table-row">
      <style:table-row-properties fo:break-before="auto" style:row-height="0.422cm" style:use-optimal-row-height="false"/>
    </style:style>
    <style:style style:name="ID0EB3DK" style:family="table-row">
      <style:table-row-properties fo:break-before="auto" style:row-height="0.422cm" style:use-optimal-row-height="false"/>
    </style:style>
    <style:style style:name="ID0EK5DK" style:family="table-row">
      <style:table-row-properties fo:break-before="auto" style:row-height="0.422cm" style:use-optimal-row-height="false"/>
    </style:style>
    <style:style style:name="ID0ETAEK" style:family="table-row">
      <style:table-row-properties fo:break-before="auto" style:row-height="0.422cm" style:use-optimal-row-height="false"/>
    </style:style>
    <style:style style:name="ID0E3CEK" style:family="table-row">
      <style:table-row-properties fo:break-before="auto" style:row-height="0.422cm" style:use-optimal-row-height="false"/>
    </style:style>
    <style:style style:name="ID0EFFEK" style:family="table-row">
      <style:table-row-properties fo:break-before="auto" style:row-height="0.422cm" style:use-optimal-row-height="false"/>
    </style:style>
    <style:style style:name="ID0EHHEK" style:family="table-row">
      <style:table-row-properties fo:break-before="auto" style:row-height="0.422cm" style:use-optimal-row-height="false"/>
    </style:style>
    <style:style style:name="ID0EJJEK" style:family="table-row">
      <style:table-row-properties fo:break-before="auto" style:row-height="0.422cm" style:use-optimal-row-height="false"/>
    </style:style>
    <style:style style:name="ID0ELLEK" style:family="table-row">
      <style:table-row-properties fo:break-before="auto" style:row-height="0.422cm" style:use-optimal-row-height="false"/>
    </style:style>
    <style:style style:name="ID0ENNEK" style:family="table-row">
      <style:table-row-properties fo:break-before="auto" style:row-height="0.422cm" style:use-optimal-row-height="false"/>
    </style:style>
    <style:style style:name="ID0EPPEK" style:family="table-row">
      <style:table-row-properties fo:break-before="auto" style:row-height="0.422cm" style:use-optimal-row-height="false"/>
    </style:style>
    <style:style style:name="ID0ERREK" style:family="table-row">
      <style:table-row-properties fo:break-before="auto" style:row-height="0.422cm" style:use-optimal-row-height="false"/>
    </style:style>
    <style:style style:name="ID0ETTEK" style:family="table-row">
      <style:table-row-properties fo:break-before="auto" style:row-height="0.422cm" style:use-optimal-row-height="false"/>
    </style:style>
    <style:style style:name="ID0EVVEK" style:family="table-row">
      <style:table-row-properties fo:break-before="auto" style:row-height="0.422cm" style:use-optimal-row-height="false"/>
    </style:style>
    <style:style style:name="ID0EXXEK" style:family="table-row">
      <style:table-row-properties fo:break-before="auto" style:row-height="0.422cm" style:use-optimal-row-height="false"/>
    </style:style>
    <style:style style:name="ID0EZZEK" style:family="table-row">
      <style:table-row-properties fo:break-before="auto" style:row-height="0.422cm" style:use-optimal-row-height="false"/>
    </style:style>
    <style:style style:name="ID0E22EK" style:family="table-row">
      <style:table-row-properties fo:break-before="auto" style:row-height="0.422cm" style:use-optimal-row-height="false"/>
    </style:style>
    <style:style style:name="ID0E44EK" style:family="table-row">
      <style:table-row-properties fo:break-before="auto" style:row-height="0.422cm" style:use-optimal-row-height="false"/>
    </style:style>
    <style:style style:name="ID0E66EK" style:family="table-row">
      <style:table-row-properties fo:break-before="auto" style:row-height="0.422cm" style:use-optimal-row-height="false"/>
    </style:style>
    <style:style style:name="ID0EBCFK" style:family="table-row">
      <style:table-row-properties fo:break-before="auto" style:row-height="0.422cm" style:use-optimal-row-height="false"/>
    </style:style>
    <style:style style:name="ID0EDEFK" style:family="table-row">
      <style:table-row-properties fo:break-before="auto" style:row-height="0.422cm" style:use-optimal-row-height="false"/>
    </style:style>
    <style:style style:name="ID0EFGFK" style:family="table-row">
      <style:table-row-properties fo:break-before="auto" style:row-height="0.422cm" style:use-optimal-row-height="false"/>
    </style:style>
    <style:style style:name="ID0EHIFK" style:family="table-row">
      <style:table-row-properties fo:break-before="auto" style:row-height="0.422cm" style:use-optimal-row-height="false"/>
    </style:style>
    <style:style style:name="ID0EJKFK" style:family="table-row">
      <style:table-row-properties fo:break-before="auto" style:row-height="0.422cm" style:use-optimal-row-height="false"/>
    </style:style>
    <style:style style:name="ID0ELMFK" style:family="table-row">
      <style:table-row-properties fo:break-before="auto" style:row-height="0.422cm" style:use-optimal-row-height="false"/>
    </style:style>
    <style:style style:name="ID0ENOFK" style:family="table-row">
      <style:table-row-properties fo:break-before="auto" style:row-height="0.422cm" style:use-optimal-row-height="false"/>
    </style:style>
    <style:style style:name="ID0EPQFK" style:family="table-row">
      <style:table-row-properties fo:break-before="auto" style:row-height="0.422cm" style:use-optimal-row-height="false"/>
    </style:style>
    <style:style style:name="ID0ERSFK" style:family="table-row">
      <style:table-row-properties fo:break-before="auto" style:row-height="0.422cm" style:use-optimal-row-height="false"/>
    </style:style>
    <style:style style:name="ID0ETUFK" style:family="table-row">
      <style:table-row-properties fo:break-before="auto" style:row-height="0.422cm" style:use-optimal-row-height="false"/>
    </style:style>
    <style:style style:name="ID0EVWFK" style:family="table-row">
      <style:table-row-properties fo:break-before="auto" style:row-height="0.422cm" style:use-optimal-row-height="false"/>
    </style:style>
    <style:style style:name="ID0EXYFK" style:family="table-row">
      <style:table-row-properties fo:break-before="auto" style:row-height="0.422cm" style:use-optimal-row-height="false"/>
    </style:style>
    <style:style style:name="ID0EZ1FK" style:family="table-row">
      <style:table-row-properties fo:break-before="auto" style:row-height="0.422cm" style:use-optimal-row-height="false"/>
    </style:style>
    <style:style style:name="ro11" style:family="table-row">
      <style:table-row-properties fo:break-before="auto" style:row-height="0.459cm"/>
    </style:style>
    <style:style style:name="ID0EMBGK" style:family="table-row">
      <style:table-row-properties fo:break-before="auto" style:row-height="0.422cm" style:use-optimal-row-height="false"/>
    </style:style>
    <style:style style:name="ID0EEDGK" style:family="table-row">
      <style:table-row-properties fo:break-before="auto" style:row-height="0.422cm" style:use-optimal-row-height="false"/>
    </style:style>
    <style:style style:name="ID0EFFGK" style:family="table-row">
      <style:table-row-properties fo:break-before="auto" style:row-height="0.422cm" style:use-optimal-row-height="false"/>
    </style:style>
    <style:style style:name="ID0EOHGK" style:family="table-row">
      <style:table-row-properties fo:break-before="auto" style:row-height="0.422cm" style:use-optimal-row-height="false"/>
    </style:style>
    <style:style style:name="ID0EXJGK" style:family="table-row">
      <style:table-row-properties fo:break-before="auto" style:row-height="0.422cm" style:use-optimal-row-height="false"/>
    </style:style>
    <style:style style:name="ID0EAMGK" style:family="table-row">
      <style:table-row-properties fo:break-before="auto" style:row-height="0.422cm" style:use-optimal-row-height="false"/>
    </style:style>
    <style:style style:name="ID0ECOGK" style:family="table-row">
      <style:table-row-properties fo:break-before="auto" style:row-height="0.422cm" style:use-optimal-row-height="false"/>
    </style:style>
    <style:style style:name="ID0EEQGK" style:family="table-row">
      <style:table-row-properties fo:break-before="auto" style:row-height="0.422cm" style:use-optimal-row-height="false"/>
    </style:style>
    <style:style style:name="ID0EGSGK" style:family="table-row">
      <style:table-row-properties fo:break-before="auto" style:row-height="0.422cm" style:use-optimal-row-height="false"/>
    </style:style>
    <style:style style:name="ID0EIUGK" style:family="table-row">
      <style:table-row-properties fo:break-before="auto" style:row-height="0.422cm" style:use-optimal-row-height="false"/>
    </style:style>
    <style:style style:name="ID0EKWGK" style:family="table-row">
      <style:table-row-properties fo:break-before="auto" style:row-height="0.422cm" style:use-optimal-row-height="false"/>
    </style:style>
    <style:style style:name="ID0EMYGK" style:family="table-row">
      <style:table-row-properties fo:break-before="auto" style:row-height="0.422cm" style:use-optimal-row-height="false"/>
    </style:style>
    <style:style style:name="ID0EO1GK" style:family="table-row">
      <style:table-row-properties fo:break-before="auto" style:row-height="0.422cm" style:use-optimal-row-height="false"/>
    </style:style>
    <style:style style:name="ID0EQ3GK" style:family="table-row">
      <style:table-row-properties fo:break-before="auto" style:row-height="0.422cm" style:use-optimal-row-height="false"/>
    </style:style>
    <style:style style:name="ID0ES5GK" style:family="table-row">
      <style:table-row-properties fo:break-before="auto" style:row-height="0.422cm" style:use-optimal-row-height="false"/>
    </style:style>
    <style:style style:name="ID0EUAHK" style:family="table-row">
      <style:table-row-properties fo:break-before="auto" style:row-height="0.422cm" style:use-optimal-row-height="false"/>
    </style:style>
    <style:style style:name="ID0EWCHK" style:family="table-row">
      <style:table-row-properties fo:break-before="auto" style:row-height="0.422cm" style:use-optimal-row-height="false"/>
    </style:style>
    <style:style style:name="ID0EYEHK" style:family="table-row">
      <style:table-row-properties fo:break-before="auto" style:row-height="0.422cm" style:use-optimal-row-height="false"/>
    </style:style>
    <style:style style:name="ID0E1GHK" style:family="table-row">
      <style:table-row-properties fo:break-before="auto" style:row-height="0.422cm" style:use-optimal-row-height="false"/>
    </style:style>
    <style:style style:name="ID0E3IHK" style:family="table-row">
      <style:table-row-properties fo:break-before="auto" style:row-height="0.422cm" style:use-optimal-row-height="false"/>
    </style:style>
    <style:style style:name="ID0E5KHK" style:family="table-row">
      <style:table-row-properties fo:break-before="auto" style:row-height="0.422cm" style:use-optimal-row-height="false"/>
    </style:style>
    <style:style style:name="ID0EANHK" style:family="table-row">
      <style:table-row-properties fo:break-before="auto" style:row-height="0.422cm" style:use-optimal-row-height="false"/>
    </style:style>
    <style:style style:name="ID0ECPHK" style:family="table-row">
      <style:table-row-properties fo:break-before="auto" style:row-height="0.422cm" style:use-optimal-row-height="false"/>
    </style:style>
    <style:style style:name="ID0EERHK" style:family="table-row">
      <style:table-row-properties fo:break-before="auto" style:row-height="0.422cm" style:use-optimal-row-height="false"/>
    </style:style>
    <style:style style:name="ID0EGTHK" style:family="table-row">
      <style:table-row-properties fo:break-before="auto" style:row-height="0.422cm" style:use-optimal-row-height="false"/>
    </style:style>
    <style:style style:name="ID0EIVHK" style:family="table-row">
      <style:table-row-properties fo:break-before="auto" style:row-height="0.422cm" style:use-optimal-row-height="false"/>
    </style:style>
    <style:style style:name="ID0EKXHK" style:family="table-row">
      <style:table-row-properties fo:break-before="auto" style:row-height="0.422cm" style:use-optimal-row-height="false"/>
    </style:style>
    <style:style style:name="ID0EMZHK" style:family="table-row">
      <style:table-row-properties fo:break-before="auto" style:row-height="0.422cm" style:use-optimal-row-height="false"/>
    </style:style>
    <style:style style:name="ID0EO2HK" style:family="table-row">
      <style:table-row-properties fo:break-before="auto" style:row-height="0.422cm" style:use-optimal-row-height="false"/>
    </style:style>
    <style:style style:name="ID0EQ4HK" style:family="table-row">
      <style:table-row-properties fo:break-before="auto" style:row-height="0.422cm" style:use-optimal-row-height="false"/>
    </style:style>
    <style:style style:name="ID0ES6HK" style:family="table-row">
      <style:table-row-properties fo:break-before="auto" style:row-height="0.422cm" style:use-optimal-row-height="false"/>
    </style:style>
    <style:style style:name="ID0EVBAM" style:family="table-row">
      <style:table-row-properties fo:break-before="auto" style:row-height="0.422cm" style:use-optimal-row-height="false"/>
    </style:style>
    <style:style style:name="ID0EXDAM" style:family="table-row">
      <style:table-row-properties fo:break-before="auto" style:row-height="0.422cm" style:use-optimal-row-height="false"/>
    </style:style>
    <style:style style:name="ro12" style:family="table-row">
      <style:table-row-properties fo:break-before="auto" style:row-height="0.459cm"/>
    </style:style>
    <style:style style:name="ID0EWJAM" style:family="table-row">
      <style:table-row-properties fo:break-before="auto" style:row-height="0.422cm" style:use-optimal-row-height="false"/>
    </style:style>
    <style:style style:name="ID0EOLAM" style:family="table-row">
      <style:table-row-properties fo:break-before="auto" style:row-height="0.422cm" style:use-optimal-row-height="false"/>
    </style:style>
    <style:style style:name="ID0EPNAM" style:family="table-row">
      <style:table-row-properties fo:break-before="auto" style:row-height="0.422cm" style:use-optimal-row-height="false"/>
    </style:style>
    <style:style style:name="ID0EYPAM" style:family="table-row">
      <style:table-row-properties fo:break-before="auto" style:row-height="0.422cm" style:use-optimal-row-height="false"/>
    </style:style>
    <style:style style:name="ID0EBSAM" style:family="table-row">
      <style:table-row-properties fo:break-before="auto" style:row-height="0.422cm" style:use-optimal-row-height="false"/>
    </style:style>
    <style:style style:name="ID0EXTAM" style:family="table-row">
      <style:table-row-properties fo:break-before="auto" style:row-height="0.422cm" style:use-optimal-row-height="false"/>
    </style:style>
    <style:style style:name="ID0EZVAM" style:family="table-row">
      <style:table-row-properties fo:break-before="auto" style:row-height="0.422cm" style:use-optimal-row-height="false"/>
    </style:style>
    <style:style style:name="ID0E2XAM" style:family="table-row">
      <style:table-row-properties fo:break-before="auto" style:row-height="0.422cm" style:use-optimal-row-height="false"/>
    </style:style>
    <style:style style:name="ID0E4ZAM" style:family="table-row">
      <style:table-row-properties fo:break-before="auto" style:row-height="0.422cm" style:use-optimal-row-height="false"/>
    </style:style>
    <style:style style:name="ID0E62AM" style:family="table-row">
      <style:table-row-properties fo:break-before="auto" style:row-height="0.422cm" style:use-optimal-row-height="false"/>
    </style:style>
    <style:style style:name="ID0EB5AM" style:family="table-row">
      <style:table-row-properties fo:break-before="auto" style:row-height="0.422cm" style:use-optimal-row-height="false"/>
    </style:style>
    <style:style style:name="ID0EDABM" style:family="table-row">
      <style:table-row-properties fo:break-before="auto" style:row-height="0.422cm" style:use-optimal-row-height="false"/>
    </style:style>
    <style:style style:name="ID0EFCBM" style:family="table-row">
      <style:table-row-properties fo:break-before="auto" style:row-height="0.422cm" style:use-optimal-row-height="false"/>
    </style:style>
    <style:style style:name="ID0EHEBM" style:family="table-row">
      <style:table-row-properties fo:break-before="auto" style:row-height="0.422cm" style:use-optimal-row-height="false"/>
    </style:style>
    <style:style style:name="ID0EJGBM" style:family="table-row">
      <style:table-row-properties fo:break-before="auto" style:row-height="0.422cm" style:use-optimal-row-height="false"/>
    </style:style>
    <style:style style:name="ID0ELIBM" style:family="table-row">
      <style:table-row-properties fo:break-before="auto" style:row-height="0.422cm" style:use-optimal-row-height="false"/>
    </style:style>
    <style:style style:name="ID0ENKBM" style:family="table-row">
      <style:table-row-properties fo:break-before="auto" style:row-height="0.422cm" style:use-optimal-row-height="false"/>
    </style:style>
    <style:style style:name="ID0EPMBM" style:family="table-row">
      <style:table-row-properties fo:break-before="auto" style:row-height="0.422cm" style:use-optimal-row-height="false"/>
    </style:style>
    <style:style style:name="ID0EROBM" style:family="table-row">
      <style:table-row-properties fo:break-before="auto" style:row-height="0.422cm" style:use-optimal-row-height="false"/>
    </style:style>
    <style:style style:name="ID0ETQBM" style:family="table-row">
      <style:table-row-properties fo:break-before="auto" style:row-height="0.422cm" style:use-optimal-row-height="false"/>
    </style:style>
    <style:style style:name="ID0EVSBM" style:family="table-row">
      <style:table-row-properties fo:break-before="auto" style:row-height="0.422cm" style:use-optimal-row-height="false"/>
    </style:style>
    <style:style style:name="ID0EXUBM" style:family="table-row">
      <style:table-row-properties fo:break-before="auto" style:row-height="0.422cm" style:use-optimal-row-height="false"/>
    </style:style>
    <style:style style:name="ID0EZWBM" style:family="table-row">
      <style:table-row-properties fo:break-before="auto" style:row-height="0.422cm" style:use-optimal-row-height="false"/>
    </style:style>
    <style:style style:name="ID0E2YBM" style:family="table-row">
      <style:table-row-properties fo:break-before="auto" style:row-height="0.422cm" style:use-optimal-row-height="false"/>
    </style:style>
    <style:style style:name="ID0E41BM" style:family="table-row">
      <style:table-row-properties fo:break-before="auto" style:row-height="0.422cm" style:use-optimal-row-height="false"/>
    </style:style>
    <style:style style:name="ID0E63BM" style:family="table-row">
      <style:table-row-properties fo:break-before="auto" style:row-height="0.422cm" style:use-optimal-row-height="false"/>
    </style:style>
    <style:style style:name="ID0EB6BM" style:family="table-row">
      <style:table-row-properties fo:break-before="auto" style:row-height="0.422cm" style:use-optimal-row-height="false"/>
    </style:style>
    <style:style style:name="ID0EDBCM" style:family="table-row">
      <style:table-row-properties fo:break-before="auto" style:row-height="0.422cm" style:use-optimal-row-height="false"/>
    </style:style>
    <style:style style:name="ID0EFDCM" style:family="table-row">
      <style:table-row-properties fo:break-before="auto" style:row-height="0.422cm" style:use-optimal-row-height="false"/>
    </style:style>
    <style:style style:name="ID0EHFCM" style:family="table-row">
      <style:table-row-properties fo:break-before="auto" style:row-height="0.422cm" style:use-optimal-row-height="false"/>
    </style:style>
    <style:style style:name="ID0EJHCM" style:family="table-row">
      <style:table-row-properties fo:break-before="auto" style:row-height="0.422cm" style:use-optimal-row-height="false"/>
    </style:style>
    <style:style style:name="ID0ELJCM" style:family="table-row">
      <style:table-row-properties fo:break-before="auto" style:row-height="0.422cm" style:use-optimal-row-height="false"/>
    </style:style>
    <style:style style:name="ID0ENLCM" style:family="table-row">
      <style:table-row-properties fo:break-before="auto" style:row-height="0.422cm" style:use-optimal-row-height="false"/>
    </style:style>
    <style:style style:name="ro13" style:family="table-row">
      <style:table-row-properties fo:break-before="auto" style:row-height="0.459cm"/>
    </style:style>
    <style:style style:name="ID0EMRCM" style:family="table-row">
      <style:table-row-properties fo:break-before="auto" style:row-height="0.422cm" style:use-optimal-row-height="false"/>
    </style:style>
    <style:style style:name="ID0EYSCM" style:family="table-row">
      <style:table-row-properties fo:break-before="auto" style:row-height="0.422cm" style:use-optimal-row-height="false"/>
    </style:style>
    <style:style style:name="ID0ERUCM" style:family="table-row">
      <style:table-row-properties fo:break-before="auto" style:row-height="0.422cm" style:use-optimal-row-height="false"/>
    </style:style>
    <style:style style:name="ID0E1WCM" style:family="table-row">
      <style:table-row-properties fo:break-before="auto" style:row-height="0.422cm" style:use-optimal-row-height="false"/>
    </style:style>
    <style:style style:name="ID0EEZCM" style:family="table-row">
      <style:table-row-properties fo:break-before="auto" style:row-height="0.422cm" style:use-optimal-row-height="false"/>
    </style:style>
    <style:style style:name="ID0EW1CM" style:family="table-row">
      <style:table-row-properties fo:break-before="auto" style:row-height="0.422cm" style:use-optimal-row-height="false"/>
    </style:style>
    <style:style style:name="ID0EY3CM" style:family="table-row">
      <style:table-row-properties fo:break-before="auto" style:row-height="0.422cm" style:use-optimal-row-height="false"/>
    </style:style>
    <style:style style:name="ID0E15CM" style:family="table-row">
      <style:table-row-properties fo:break-before="auto" style:row-height="0.422cm" style:use-optimal-row-height="false"/>
    </style:style>
    <style:style style:name="ID0E3ADM" style:family="table-row">
      <style:table-row-properties fo:break-before="auto" style:row-height="0.422cm" style:use-optimal-row-height="false"/>
    </style:style>
    <style:style style:name="ID0E5CDM" style:family="table-row">
      <style:table-row-properties fo:break-before="auto" style:row-height="0.422cm" style:use-optimal-row-height="false"/>
    </style:style>
    <style:style style:name="ID0EAFDM" style:family="table-row">
      <style:table-row-properties fo:break-before="auto" style:row-height="0.422cm" style:use-optimal-row-height="false"/>
    </style:style>
    <style:style style:name="ID0ECHDM" style:family="table-row">
      <style:table-row-properties fo:break-before="auto" style:row-height="0.422cm" style:use-optimal-row-height="false"/>
    </style:style>
    <style:style style:name="ID0EEJDM" style:family="table-row">
      <style:table-row-properties fo:break-before="auto" style:row-height="0.422cm" style:use-optimal-row-height="false"/>
    </style:style>
    <style:style style:name="ID0EGLDM" style:family="table-row">
      <style:table-row-properties fo:break-before="auto" style:row-height="0.422cm" style:use-optimal-row-height="false"/>
    </style:style>
    <style:style style:name="ID0EINDM" style:family="table-row">
      <style:table-row-properties fo:break-before="auto" style:row-height="0.422cm" style:use-optimal-row-height="false"/>
    </style:style>
    <style:style style:name="ID0EKPDM" style:family="table-row">
      <style:table-row-properties fo:break-before="auto" style:row-height="0.422cm" style:use-optimal-row-height="false"/>
    </style:style>
    <style:style style:name="ID0EMRDM" style:family="table-row">
      <style:table-row-properties fo:break-before="auto" style:row-height="0.422cm" style:use-optimal-row-height="false"/>
    </style:style>
    <style:style style:name="ID0EOTDM" style:family="table-row">
      <style:table-row-properties fo:break-before="auto" style:row-height="0.422cm" style:use-optimal-row-height="false"/>
    </style:style>
    <style:style style:name="ID0EQVDM" style:family="table-row">
      <style:table-row-properties fo:break-before="auto" style:row-height="0.422cm" style:use-optimal-row-height="false"/>
    </style:style>
    <style:style style:name="ID0ESXDM" style:family="table-row">
      <style:table-row-properties fo:break-before="auto" style:row-height="0.422cm" style:use-optimal-row-height="false"/>
    </style:style>
    <style:style style:name="ID0EUZDM" style:family="table-row">
      <style:table-row-properties fo:break-before="auto" style:row-height="0.422cm" style:use-optimal-row-height="false"/>
    </style:style>
    <style:style style:name="ID0EW2DM" style:family="table-row">
      <style:table-row-properties fo:break-before="auto" style:row-height="0.422cm" style:use-optimal-row-height="false"/>
    </style:style>
    <style:style style:name="ID0EY4DM" style:family="table-row">
      <style:table-row-properties fo:break-before="auto" style:row-height="0.422cm" style:use-optimal-row-height="false"/>
    </style:style>
    <style:style style:name="ID0E16DM" style:family="table-row">
      <style:table-row-properties fo:break-before="auto" style:row-height="0.422cm" style:use-optimal-row-height="false"/>
    </style:style>
    <style:style style:name="ID0E3BEM" style:family="table-row">
      <style:table-row-properties fo:break-before="auto" style:row-height="0.422cm" style:use-optimal-row-height="false"/>
    </style:style>
    <style:style style:name="ID0E5DEM" style:family="table-row">
      <style:table-row-properties fo:break-before="auto" style:row-height="0.422cm" style:use-optimal-row-height="false"/>
    </style:style>
    <style:style style:name="ID0EAGEM" style:family="table-row">
      <style:table-row-properties fo:break-before="auto" style:row-height="0.422cm" style:use-optimal-row-height="false"/>
    </style:style>
    <style:style style:name="ID0ECIEM" style:family="table-row">
      <style:table-row-properties fo:break-before="auto" style:row-height="0.422cm" style:use-optimal-row-height="false"/>
    </style:style>
    <style:style style:name="ID0EEKEM" style:family="table-row">
      <style:table-row-properties fo:break-before="auto" style:row-height="0.422cm" style:use-optimal-row-height="false"/>
    </style:style>
    <style:style style:name="ID0EGMEM" style:family="table-row">
      <style:table-row-properties fo:break-before="auto" style:row-height="0.422cm" style:use-optimal-row-height="false"/>
    </style:style>
    <style:style style:name="ID0EIOEM" style:family="table-row">
      <style:table-row-properties fo:break-before="auto" style:row-height="0.422cm" style:use-optimal-row-height="false"/>
    </style:style>
    <style:style style:name="ID0EKQEM" style:family="table-row">
      <style:table-row-properties fo:break-before="auto" style:row-height="0.422cm" style:use-optimal-row-height="false"/>
    </style:style>
    <style:style style:name="ID0EMSEM" style:family="table-row">
      <style:table-row-properties fo:break-before="auto" style:row-height="0.422cm" style:use-optimal-row-height="false"/>
    </style:style>
    <style:style style:name="ro4" style:family="table-row">
      <style:table-row-properties fo:break-before="auto" style:row-height="0.459cm"/>
    </style:style>
    <style:style style:name="ID0E1HAC" style:family="table-row">
      <style:table-row-properties fo:break-before="auto" style:row-height="0.422cm" style:use-optimal-row-height="false"/>
    </style:style>
    <style:style style:name="ID0EGJAC" style:family="table-row">
      <style:table-row-properties fo:break-before="auto" style:row-height="0.422cm" style:use-optimal-row-height="false"/>
    </style:style>
    <style:style style:name="ID0E6KAC" style:family="table-row">
      <style:table-row-properties fo:break-before="auto" style:row-height="0.422cm" style:use-optimal-row-height="false"/>
    </style:style>
    <style:style style:name="ID0EINAC" style:family="table-row">
      <style:table-row-properties fo:break-before="auto" style:row-height="0.422cm" style:use-optimal-row-height="false"/>
    </style:style>
    <style:style style:name="ID0ERPAC" style:family="table-row">
      <style:table-row-properties fo:break-before="auto" style:row-height="0.422cm" style:use-optimal-row-height="false"/>
    </style:style>
    <style:style style:name="ID0E2BAE" style:family="table-row">
      <style:table-row-properties fo:break-before="auto" style:row-height="0.422cm" style:use-optimal-row-height="false"/>
    </style:style>
    <style:style style:name="ID0EFEAE" style:family="table-row">
      <style:table-row-properties fo:break-before="auto" style:row-height="0.422cm" style:use-optimal-row-height="false"/>
    </style:style>
    <style:style style:name="ID0EOGAE" style:family="table-row">
      <style:table-row-properties fo:break-before="auto" style:row-height="0.422cm" style:use-optimal-row-height="false"/>
    </style:style>
    <style:style style:name="ID0EYIAE" style:family="table-row">
      <style:table-row-properties fo:break-before="auto" style:row-height="0.422cm" style:use-optimal-row-height="false"/>
    </style:style>
    <style:style style:name="ID0ECLAE" style:family="table-row">
      <style:table-row-properties fo:break-before="auto" style:row-height="0.422cm" style:use-optimal-row-height="false"/>
    </style:style>
    <style:style style:name="ID0EMNAE" style:family="table-row">
      <style:table-row-properties fo:break-before="auto" style:row-height="0.422cm" style:use-optimal-row-height="false"/>
    </style:style>
    <style:style style:name="ID0EOPAE" style:family="table-row">
      <style:table-row-properties fo:break-before="auto" style:row-height="0.422cm" style:use-optimal-row-height="false"/>
    </style:style>
    <style:style style:name="ID0EQRAE" style:family="table-row">
      <style:table-row-properties fo:break-before="auto" style:row-height="0.422cm" style:use-optimal-row-height="false"/>
    </style:style>
    <style:style style:name="ID0ESTAE" style:family="table-row">
      <style:table-row-properties fo:break-before="auto" style:row-height="0.422cm" style:use-optimal-row-height="false"/>
    </style:style>
    <style:style style:name="ID0EUVAE" style:family="table-row">
      <style:table-row-properties fo:break-before="auto" style:row-height="0.422cm" style:use-optimal-row-height="false"/>
    </style:style>
    <style:style style:name="ID0EWXAE" style:family="table-row">
      <style:table-row-properties fo:break-before="auto" style:row-height="0.422cm" style:use-optimal-row-height="false"/>
    </style:style>
    <style:style style:name="ID0EYZAE" style:family="table-row">
      <style:table-row-properties fo:break-before="auto" style:row-height="0.422cm" style:use-optimal-row-height="false"/>
    </style:style>
    <style:style style:name="ID0E12AE" style:family="table-row">
      <style:table-row-properties fo:break-before="auto" style:row-height="0.422cm" style:use-optimal-row-height="false"/>
    </style:style>
    <style:style style:name="ID0E34AE" style:family="table-row">
      <style:table-row-properties fo:break-before="auto" style:row-height="0.422cm" style:use-optimal-row-height="false"/>
    </style:style>
    <style:style style:name="ID0E56AE" style:family="table-row">
      <style:table-row-properties fo:break-before="auto" style:row-height="0.422cm" style:use-optimal-row-height="false"/>
    </style:style>
    <style:style style:name="ID0EBCAG" style:family="table-row">
      <style:table-row-properties fo:break-before="auto" style:row-height="0.422cm" style:use-optimal-row-height="false"/>
    </style:style>
    <style:style style:name="ID0EDEAG" style:family="table-row">
      <style:table-row-properties fo:break-before="auto" style:row-height="0.422cm" style:use-optimal-row-height="false"/>
    </style:style>
    <style:style style:name="ID0EFGAG" style:family="table-row">
      <style:table-row-properties fo:break-before="auto" style:row-height="0.422cm" style:use-optimal-row-height="false"/>
    </style:style>
    <style:style style:name="ID0EHIAG" style:family="table-row">
      <style:table-row-properties fo:break-before="auto" style:row-height="0.422cm" style:use-optimal-row-height="false"/>
    </style:style>
    <style:style style:name="ID0EJKAG" style:family="table-row">
      <style:table-row-properties fo:break-before="auto" style:row-height="0.422cm" style:use-optimal-row-height="false"/>
    </style:style>
    <style:style style:name="ID0ELMAG" style:family="table-row">
      <style:table-row-properties fo:break-before="auto" style:row-height="0.422cm" style:use-optimal-row-height="false"/>
    </style:style>
    <style:style style:name="ID0ENOAG" style:family="table-row">
      <style:table-row-properties fo:break-before="auto" style:row-height="0.422cm" style:use-optimal-row-height="false"/>
    </style:style>
    <style:style style:name="ID0EPQAG" style:family="table-row">
      <style:table-row-properties fo:break-before="auto" style:row-height="0.422cm" style:use-optimal-row-height="false"/>
    </style:style>
    <style:style style:name="ID0ERSAG" style:family="table-row">
      <style:table-row-properties fo:break-before="auto" style:row-height="0.422cm" style:use-optimal-row-height="false"/>
    </style:style>
    <style:style style:name="ID0ETUAG" style:family="table-row">
      <style:table-row-properties fo:break-before="auto" style:row-height="0.422cm" style:use-optimal-row-height="false"/>
    </style:style>
    <style:style style:name="ID0EVWAG" style:family="table-row">
      <style:table-row-properties fo:break-before="auto" style:row-height="0.422cm" style:use-optimal-row-height="false"/>
    </style:style>
    <style:style style:name="ID0EXYAG" style:family="table-row">
      <style:table-row-properties fo:break-before="auto" style:row-height="0.422cm" style:use-optimal-row-height="false"/>
    </style:style>
    <style:style style:name="ID0EZ1AG" style:family="table-row">
      <style:table-row-properties fo:break-before="auto" style:row-height="0.422cm" style:use-optimal-row-height="false"/>
    </style:style>
    <style:style style:name="ro5" style:family="table-row">
      <style:table-row-properties fo:break-before="auto" style:row-height="0.459cm"/>
    </style:style>
    <style:style style:name="ID0EZABG" style:family="table-row">
      <style:table-row-properties fo:break-before="auto" style:row-height="0.422cm" style:use-optimal-row-height="false"/>
    </style:style>
    <style:style style:name="ID0ERBBG" style:family="table-row">
      <style:table-row-properties fo:break-before="auto" style:row-height="0.422cm" style:use-optimal-row-height="false"/>
    </style:style>
    <style:style style:name="ID0ECDBG" style:family="table-row">
      <style:table-row-properties fo:break-before="auto" style:row-height="0.422cm" style:use-optimal-row-height="false"/>
    </style:style>
    <style:style style:name="ID0EBFBG" style:family="table-row">
      <style:table-row-properties fo:break-before="auto" style:row-height="0.422cm" style:use-optimal-row-height="false"/>
    </style:style>
    <style:style style:name="ID0EEHBG" style:family="table-row">
      <style:table-row-properties fo:break-before="auto" style:row-height="0.422cm" style:use-optimal-row-height="false"/>
    </style:style>
    <style:style style:name="ID0ESIBG" style:family="table-row">
      <style:table-row-properties fo:break-before="auto" style:row-height="0.422cm" style:use-optimal-row-height="false"/>
    </style:style>
    <style:style style:name="ID0EAKBG" style:family="table-row">
      <style:table-row-properties fo:break-before="auto" style:row-height="0.422cm" style:use-optimal-row-height="false"/>
    </style:style>
    <style:style style:name="ID0EOLBG" style:family="table-row">
      <style:table-row-properties fo:break-before="auto" style:row-height="0.422cm" style:use-optimal-row-height="false"/>
    </style:style>
    <style:style style:name="ID0E3MBG" style:family="table-row">
      <style:table-row-properties fo:break-before="auto" style:row-height="0.422cm" style:use-optimal-row-height="false"/>
    </style:style>
    <style:style style:name="ID0EKOBG" style:family="table-row">
      <style:table-row-properties fo:break-before="auto" style:row-height="0.422cm" style:use-optimal-row-height="false"/>
    </style:style>
    <style:style style:name="ID0EYPBG" style:family="table-row">
      <style:table-row-properties fo:break-before="auto" style:row-height="0.422cm" style:use-optimal-row-height="false"/>
    </style:style>
    <style:style style:name="ID0EWRBG" style:family="table-row">
      <style:table-row-properties fo:break-before="auto" style:row-height="0.422cm" style:use-optimal-row-height="false"/>
    </style:style>
    <style:style style:name="ID0EUTBG" style:family="table-row">
      <style:table-row-properties fo:break-before="auto" style:row-height="0.422cm" style:use-optimal-row-height="false"/>
    </style:style>
    <style:style style:name="ID0ESVBG" style:family="table-row">
      <style:table-row-properties fo:break-before="auto" style:row-height="0.422cm" style:use-optimal-row-height="false"/>
    </style:style>
    <style:style style:name="ID0EQXBG" style:family="table-row">
      <style:table-row-properties fo:break-before="auto" style:row-height="0.422cm" style:use-optimal-row-height="false"/>
    </style:style>
    <style:style style:name="ID0EOZBG" style:family="table-row">
      <style:table-row-properties fo:break-before="auto" style:row-height="0.422cm" style:use-optimal-row-height="false"/>
    </style:style>
    <style:style style:name="ID0EM2BG" style:family="table-row">
      <style:table-row-properties fo:break-before="auto" style:row-height="0.422cm" style:use-optimal-row-height="false"/>
    </style:style>
    <style:style style:name="ID0EK4BG" style:family="table-row">
      <style:table-row-properties fo:break-before="auto" style:row-height="0.422cm" style:use-optimal-row-height="false"/>
    </style:style>
    <style:style style:name="ID0EI6BG" style:family="table-row">
      <style:table-row-properties fo:break-before="auto" style:row-height="0.422cm" style:use-optimal-row-height="false"/>
    </style:style>
    <style:style style:name="ID0EHBAI" style:family="table-row">
      <style:table-row-properties fo:break-before="auto" style:row-height="0.422cm" style:use-optimal-row-height="false"/>
    </style:style>
    <style:style style:name="ID0EFDAI" style:family="table-row">
      <style:table-row-properties fo:break-before="auto" style:row-height="0.422cm" style:use-optimal-row-height="false"/>
    </style:style>
    <style:style style:name="ID0EDFAI" style:family="table-row">
      <style:table-row-properties fo:break-before="auto" style:row-height="0.422cm" style:use-optimal-row-height="false"/>
    </style:style>
    <style:style style:name="ID0EBHAI" style:family="table-row">
      <style:table-row-properties fo:break-before="auto" style:row-height="0.422cm" style:use-optimal-row-height="false"/>
    </style:style>
    <style:style style:name="ID0E6IAI" style:family="table-row">
      <style:table-row-properties fo:break-before="auto" style:row-height="0.422cm" style:use-optimal-row-height="false"/>
    </style:style>
    <style:style style:name="ID0E4KAI" style:family="table-row">
      <style:table-row-properties fo:break-before="auto" style:row-height="0.422cm" style:use-optimal-row-height="false"/>
    </style:style>
    <style:style style:name="ID0E2MAI" style:family="table-row">
      <style:table-row-properties fo:break-before="auto" style:row-height="0.422cm" style:use-optimal-row-height="false"/>
    </style:style>
    <style:style style:name="ID0EZOAI" style:family="table-row">
      <style:table-row-properties fo:break-before="auto" style:row-height="0.422cm" style:use-optimal-row-height="false"/>
    </style:style>
    <style:style style:name="ID0EDQAI" style:family="table-row">
      <style:table-row-properties fo:break-before="auto" style:row-height="0.422cm" style:use-optimal-row-height="false"/>
    </style:style>
    <style:style style:name="ID0ENRAI" style:family="table-row">
      <style:table-row-properties fo:break-before="auto" style:row-height="0.422cm" style:use-optimal-row-height="false"/>
    </style:style>
    <style:style style:name="ID0EXSAI" style:family="table-row">
      <style:table-row-properties fo:break-before="auto" style:row-height="0.422cm" style:use-optimal-row-height="false"/>
    </style:style>
    <style:style style:name="ID0EBUAI" style:family="table-row">
      <style:table-row-properties fo:break-before="auto" style:row-height="0.422cm" style:use-optimal-row-height="false"/>
    </style:style>
    <style:style style:name="ID0ELVAI" style:family="table-row">
      <style:table-row-properties fo:break-before="auto" style:row-height="0.422cm" style:use-optimal-row-height="false"/>
    </style:style>
    <style:style style:name="ID0EVWAI" style:family="table-row">
      <style:table-row-properties fo:break-before="auto" style:row-height="0.422cm" style:use-optimal-row-height="false"/>
    </style:style>
    <style:style style:name="ID0ESC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C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D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D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E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E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E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FF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SF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 style:font-weight-asian="bold" fo:font-weight="bold"/>
    </style:style>
    <style:style style:name="ID0E5F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GBI" style:family="table-cell" style:parent-style-name="Default">
      <style:table-cell-properties style:vertical-align="middle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YG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H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XEM" style:family="table" style:master-page-name="Default">
      <style:table-properties/>
    </style:style>
    <style:style style:name="ID0EGXEM" style:family="table" style:master-page-name="Default">
      <style:table-properties/>
    </style:style>
    <style:style style:name="ID0ELXEM" style:family="table" style:master-page-name="Default">
      <style:table-properties/>
    </style:style>
    <style:style style:name="ID0EQXEM" style:family="table" style:master-page-name="Default">
      <style:table-properties/>
    </style:style>
    <style:style style:name="ID0EVXEM" style:family="table" style:master-page-name="Default">
      <style:table-properties/>
    </style:style>
    <style:style style:name="ID0E1XEM" style:family="table" style:master-page-name="Default">
      <style:table-properties/>
    </style:style>
    <style:style style:name="ID0E6XEM" style:family="table" style:master-page-name="Default">
      <style:table-properties/>
    </style:style>
    <style:style style:name="ID0EEYEM" style:family="table" style:master-page-name="Default">
      <style:table-properties/>
    </style:style>
    <style:style style:name="ID0EH5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R5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C6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M6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46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GA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GF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QF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ZF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LG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VG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DH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NH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JK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TK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BXEM">
        <table:table-column table:style-name="ID0EK5CI" table:default-cell-style-name="ID0ESCBI"/>
        <table:table-column table:style-name="ID0EQ5CI" table:default-cell-style-name="ID0ESCBI"/>
        <table:table-column table:style-name="ID0EW5CI" table:default-cell-style-name="ID0ESCBI"/>
        <table:table-column table:style-name="ID0E35CI" table:number-columns-repeated="2" table:default-cell-style-name="ID0ESCBI"/>
        <table:table-column table:style-name="ID0EC6CI" table:number-columns-repeated="4" table:default-cell-style-name="ID0ESCBI"/>
        <table:table-column table:style-name="ID0EI6CI" table:number-columns-repeated="247" table:default-cell-style-name="ID0ESCBI"/>
        <table:table-row xmlns:xdr="http://schemas.openxmlformats.org/drawingml/2006/spreadsheetDrawing" table:style-name="ID0EP6CI">
          <table:table-cell table:style-name="ID0EMEBI" office:value-type="string">
            <text:p>class name</text:p>
          </table:table-cell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 office:value-type="string">
            <text:p>field definitions</text:p>
          </table:table-cell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HBDI">
          <table:table-cell table:style-name="ID0EMEBI" office:value-type="string">
            <text:p>Account</text:p>
          </table:table-cell>
          <table:table-cell table:style-name="ID0EMEBI"/>
          <table:table-cell table:style-name="ID0EMEBI"/>
          <table:table-cell table:style-name="ID0EMEBI" office:value-type="string">
            <text:p>type</text:p>
          </table:table-cell>
          <table:table-cell table:style-name="ID0EMEBI"/>
          <table:table-cell table:style-name="ID0E3CBI" office:value-type="string">
            <text:p>comment</text:p>
          </table:table-cell>
          <table:table-cell table:style-name="ID0E3CBI" office:value-type="string">
            <text:p>json annotation</text:p>
          </table:table-cell>
          <table:table-cell table:style-name="ID0E3CBI" office:value-type="string">
            <text:p>variable part</text:p>
          </table:table-cell>
          <table:table-cell table:style-name="ID0ESFBI" office:value-type="string">
            <text:p>COMBINED</text:p>
          </table:table-cell>
          <table:table-cell table:style-name="ID0E3CBI"/>
          <table:table-cell table:style-name="ID0E3CBI" table:formula="oooc:=CONCATENATE([.A2];&quot;({&quot;)" office:value-type="string">
            <text:p>Account({</text:p>
          </table:table-cell>
          <table:table-cell table:number-columns-repeated="245"/>
        </table:table-row>
        <table:table-row xmlns:xdr="http://schemas.openxmlformats.org/drawingml/2006/spreadsheetDrawing" table:style-name="ID0EIDDI">
          <table:table-cell table:style-name="ID0EYEBI" office:value-type="string">
            <text:p>id</text:p>
          </table:table-cell>
          <table:table-cell table:style-name="ID0EYEBI" office:value-type="string">
            <text:p>The ID of the account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3]=&quot;no&quot;;&quot;(required)&quot;;&quot;(optional)&quot;))" office:value-type="string">
            <text:p>/// (required)</text:p>
          </table:table-cell>
          <table:table-cell table:style-name="ID0E3CBI" table:formula="oooc:=IF([.C3]=&quot;no&quot;;&quot;&quot;;&quot;@JsonKey(includeIfNull: false)&quot;)" office:value-type="string">
            <text:p/>
          </table:table-cell>
          <table:table-cell table:style-name="ID0E3CBI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5FBI" table:formula="oooc:=CONCATENATE([.F3];CHAR(10);IF([.G3]=&quot;&quot;;&quot;&quot;;CONCATENATE([.G3];CHAR(10)));[.H3])" office:value-type="string">
            <text:p>/// (required)
final String id;</text:p>
          </table:table-cell>
          <table:table-cell table:style-name="ID0E3CBI"/>
          <table:table-cell table:style-name="ID0E3CBI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RFDI">
          <table:table-cell table:style-name="ID0EYEBI" office:value-type="string">
            <text:p>username</text:p>
          </table:table-cell>
          <table:table-cell table:style-name="ID0EYEBI" office:value-type="string">
            <text:p>The username of the account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4]=&quot;no&quot;;&quot;(required)&quot;;&quot;(optional)&quot;))" office:value-type="string">
            <text:p>/// (required)</text:p>
          </table:table-cell>
          <table:table-cell table:style-name="ID0E3CBI" table:formula="oooc:=IF([.C4]=&quot;no&quot;;&quot;&quot;;&quot;@JsonKey(includeIfNull: false)&quot;)" office:value-type="string">
            <text:p/>
          </table:table-cell>
          <table:table-cell table:style-name="ID0E3CBI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5FBI" table:formula="oooc:=CONCATENATE([.F4];CHAR(10);IF([.G4]=&quot;&quot;;&quot;&quot;;CONCATENATE([.G4];CHAR(10)));[.H4])" office:value-type="string">
            <text:p>/// (required)
final String username;</text:p>
          </table:table-cell>
          <table:table-cell table:style-name="ID0E3CBI"/>
          <table:table-cell table:style-name="ID0E3CBI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1HDI">
          <table:table-cell table:style-name="ID0EYEBI" office:value-type="string">
            <text:p>acct</text:p>
          </table:table-cell>
          <table:table-cell table:style-name="ID0EYEBI" office:value-type="string">
            <text:p>Equals username for local users, includes @domain for remote ones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5]=&quot;no&quot;;&quot;(required)&quot;;&quot;(optional)&quot;))" office:value-type="string">
            <text:p>/// (required)</text:p>
          </table:table-cell>
          <table:table-cell table:style-name="ID0E3CBI" table:formula="oooc:=IF([.C5]=&quot;no&quot;;&quot;&quot;;&quot;@JsonKey(includeIfNull: false)&quot;)" office:value-type="string">
            <text:p/>
          </table:table-cell>
          <table:table-cell table:style-name="ID0E3CBI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5FBI" table:formula="oooc:=CONCATENATE([.F5];CHAR(10);IF([.G5]=&quot;&quot;;&quot;&quot;;CONCATENATE([.G5];CHAR(10)));[.H5])" office:value-type="string">
            <text:p>/// (required)
final String acct;</text:p>
          </table:table-cell>
          <table:table-cell table:style-name="ID0E3CBI"/>
          <table:table-cell table:style-name="ID0E3CBI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DKDI">
          <table:table-cell table:style-name="ID0EYEBI" office:value-type="string">
            <text:p>display_name</text:p>
          </table:table-cell>
          <table:table-cell table:style-name="ID0EYEBI" office:value-type="string">
            <text:p>The account's display name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6]=&quot;no&quot;;&quot;(required)&quot;;&quot;(optional)&quot;))" office:value-type="string">
            <text:p>/// (required)</text:p>
          </table:table-cell>
          <table:table-cell table:style-name="ID0E3CBI" table:formula="oooc:=IF([.C6]=&quot;no&quot;;&quot;&quot;;&quot;@JsonKey(includeIfNull: false)&quot;)" office:value-type="string">
            <text:p/>
          </table:table-cell>
          <table:table-cell table:style-name="ID0E3CBI" table:formula="oooc:=CONCATENATE(IF([.C6]=&quot;no&quot;;&quot;final&quot;;&quot;     &quot;);&quot; &quot;;[.D6];&quot; &quot;;[.A6];&quot;;&quot;)" office:value-type="string">
            <text:p>final String display_name;</text:p>
          </table:table-cell>
          <table:table-cell table:style-name="ID0E5FBI" table:formula="oooc:=CONCATENATE([.F6];CHAR(10);IF([.G6]=&quot;&quot;;&quot;&quot;;CONCATENATE([.G6];CHAR(10)));[.H6])" office:value-type="string">
            <text:p>/// (required)
final String display_name;</text:p>
          </table:table-cell>
          <table:table-cell table:style-name="ID0E3CBI"/>
          <table:table-cell table:style-name="ID0E3CBI" table:formula="oooc:=CONCATENATE(&quot;this.&quot;;[.A6];IF([.C6]=&quot;no&quot;;&quot;&quot;;&quot; = null&quot;);&quot;;&quot;)" office:value-type="string">
            <text:p>this.display_name,</text:p>
          </table:table-cell>
          <table:table-cell table:number-columns-repeated="245"/>
        </table:table-row>
        <table:table-row xmlns:xdr="http://schemas.openxmlformats.org/drawingml/2006/spreadsheetDrawing" table:style-name="ID0EMMDI">
          <table:table-cell table:style-name="ID0EYEBI" office:value-type="string">
            <text:p>locked</text:p>
          </table:table-cell>
          <table:table-cell table:style-name="ID0EYEBI" office:value-type="string">
            <text:p>Boolean for when the account cannot be followed without waiting for approval first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bool</text:p>
          </table:table-cell>
          <table:table-cell table:style-name="ID0EFFBI"/>
          <table:table-cell table:style-name="ID0E3CBI" table:formula="oooc:=CONCATENATE(&quot;/// &quot;;IF([.C7]=&quot;no&quot;;&quot;(required)&quot;;&quot;(optional)&quot;))" office:value-type="string">
            <text:p>/// (required)</text:p>
          </table:table-cell>
          <table:table-cell table:style-name="ID0E3CBI" table:formula="oooc:=IF([.C7]=&quot;no&quot;;&quot;&quot;;&quot;@JsonKey(includeIfNull: false)&quot;)" office:value-type="string">
            <text:p/>
          </table:table-cell>
          <table:table-cell table:style-name="ID0E3CBI" table:formula="oooc:=CONCATENATE(IF([.C7]=&quot;no&quot;;&quot;final&quot;;&quot;     &quot;);&quot; &quot;;[.D7];&quot; &quot;;[.A7];&quot;;&quot;)" office:value-type="string">
            <text:p>final bool locked;</text:p>
          </table:table-cell>
          <table:table-cell table:style-name="ID0E5FBI" table:formula="oooc:=CONCATENATE([.F7];CHAR(10);IF([.G7]=&quot;&quot;;&quot;&quot;;CONCATENATE([.G7];CHAR(10)));[.H7])" office:value-type="string">
            <text:p>/// (required)
final bool locked;</text:p>
          </table:table-cell>
          <table:table-cell table:style-name="ID0E3CBI"/>
          <table:table-cell table:style-name="ID0E3CBI" table:formula="oooc:=CONCATENATE(&quot;this.&quot;;[.A7];IF([.C7]=&quot;no&quot;;&quot;&quot;;&quot; = null&quot;);&quot;;&quot;)" office:value-type="string">
            <text:p>this.locked,</text:p>
          </table:table-cell>
          <table:table-cell table:number-columns-repeated="245"/>
        </table:table-row>
        <table:table-row xmlns:xdr="http://schemas.openxmlformats.org/drawingml/2006/spreadsheetDrawing" table:style-name="ID0EVODI">
          <table:table-cell table:style-name="ID0EYEBI" office:value-type="string">
            <text:p>created_at</text:p>
          </table:table-cell>
          <table:table-cell table:style-name="ID0EYEBI" office:value-type="string">
            <text:p>The time the account was created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DateTime</text:p>
          </table:table-cell>
          <table:table-cell table:style-name="ID0EFFBI"/>
          <table:table-cell table:style-name="ID0E3CBI" table:formula="oooc:=CONCATENATE(&quot;/// &quot;;IF([.C8]=&quot;no&quot;;&quot;(required)&quot;;&quot;(optional)&quot;))" office:value-type="string">
            <text:p>/// (required)</text:p>
          </table:table-cell>
          <table:table-cell table:style-name="ID0E3CBI" table:formula="oooc:=IF([.C8]=&quot;no&quot;;&quot;&quot;;&quot;@JsonKey(includeIfNull: false)&quot;)" office:value-type="string">
            <text:p/>
          </table:table-cell>
          <table:table-cell table:style-name="ID0E3CBI" table:formula="oooc:=CONCATENATE(IF([.C8]=&quot;no&quot;;&quot;final&quot;;&quot;     &quot;);&quot; &quot;;[.D8];&quot; &quot;;[.A8];&quot;;&quot;)" office:value-type="string">
            <text:p>final DateTime created_at;</text:p>
          </table:table-cell>
          <table:table-cell table:style-name="ID0E5FBI" table:formula="oooc:=CONCATENATE([.F8];CHAR(10);IF([.G8]=&quot;&quot;;&quot;&quot;;CONCATENATE([.G8];CHAR(10)));[.H8])" office:value-type="string">
            <text:p>/// (required)
final DateTime created_at;</text:p>
          </table:table-cell>
          <table:table-cell table:style-name="ID0E3CBI"/>
          <table:table-cell table:style-name="ID0E3CBI" table:formula="oooc:=CONCATENATE(&quot;this.&quot;;[.A8];IF([.C8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5QDI">
          <table:table-cell table:style-name="ID0EYEBI" office:value-type="string">
            <text:p>followers_count</text:p>
          </table:table-cell>
          <table:table-cell table:style-name="ID0EYEBI" office:value-type="string">
            <text:p>The number of followers for the account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int</text:p>
          </table:table-cell>
          <table:table-cell table:style-name="ID0EFFBI"/>
          <table:table-cell table:style-name="ID0E3CBI" table:formula="oooc:=CONCATENATE(&quot;/// &quot;;IF([.C9]=&quot;no&quot;;&quot;(required)&quot;;&quot;(optional)&quot;))" office:value-type="string">
            <text:p>/// (required)</text:p>
          </table:table-cell>
          <table:table-cell table:style-name="ID0E3CBI" table:formula="oooc:=IF([.C9]=&quot;no&quot;;&quot;&quot;;&quot;@JsonKey(includeIfNull: false)&quot;)" office:value-type="string">
            <text:p/>
          </table:table-cell>
          <table:table-cell table:style-name="ID0E3CBI" table:formula="oooc:=CONCATENATE(IF([.C9]=&quot;no&quot;;&quot;final&quot;;&quot;     &quot;);&quot; &quot;;[.D9];&quot; &quot;;[.A9];&quot;;&quot;)" office:value-type="string">
            <text:p>final int followers_count;</text:p>
          </table:table-cell>
          <table:table-cell table:style-name="ID0E5FBI" table:formula="oooc:=CONCATENATE([.F9];CHAR(10);IF([.G9]=&quot;&quot;;&quot;&quot;;CONCATENATE([.G9];CHAR(10)));[.H9])" office:value-type="string">
            <text:p>/// (required)
final int followers_count;</text:p>
          </table:table-cell>
          <table:table-cell table:style-name="ID0E3CBI"/>
          <table:table-cell table:style-name="ID0E3CBI" table:formula="oooc:=CONCATENATE(&quot;this.&quot;;[.A9];IF([.C9]=&quot;no&quot;;&quot;&quot;;&quot; = null&quot;);&quot;;&quot;)" office:value-type="string">
            <text:p>this.followers_count,</text:p>
          </table:table-cell>
          <table:table-cell table:number-columns-repeated="245"/>
        </table:table-row>
        <table:table-row xmlns:xdr="http://schemas.openxmlformats.org/drawingml/2006/spreadsheetDrawing" table:style-name="ID0EHTDI">
          <table:table-cell table:style-name="ID0EYEBI" office:value-type="string">
            <text:p>following_count</text:p>
          </table:table-cell>
          <table:table-cell table:style-name="ID0EYEBI" office:value-type="string">
            <text:p>The number of accounts the given account is following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int</text:p>
          </table:table-cell>
          <table:table-cell table:style-name="ID0EFFBI"/>
          <table:table-cell table:style-name="ID0E3CBI" table:formula="oooc:=CONCATENATE(&quot;/// &quot;;IF([.C10]=&quot;no&quot;;&quot;(required)&quot;;&quot;(optional)&quot;))" office:value-type="string">
            <text:p>/// (required)</text:p>
          </table:table-cell>
          <table:table-cell table:style-name="ID0E3CBI" table:formula="oooc:=IF([.C10]=&quot;no&quot;;&quot;&quot;;&quot;@JsonKey(includeIfNull: false)&quot;)" office:value-type="string">
            <text:p/>
          </table:table-cell>
          <table:table-cell table:style-name="ID0E3CBI" table:formula="oooc:=CONCATENATE(IF([.C10]=&quot;no&quot;;&quot;final&quot;;&quot;     &quot;);&quot; &quot;;[.D10];&quot; &quot;;[.A10];&quot;;&quot;)" office:value-type="string">
            <text:p>final int following_count;</text:p>
          </table:table-cell>
          <table:table-cell table:style-name="ID0E5FBI" table:formula="oooc:=CONCATENATE([.F10];CHAR(10);IF([.G10]=&quot;&quot;;&quot;&quot;;CONCATENATE([.G10];CHAR(10)));[.H10])" office:value-type="string">
            <text:p>/// (required)
final int following_count;</text:p>
          </table:table-cell>
          <table:table-cell table:style-name="ID0E3CBI"/>
          <table:table-cell table:style-name="ID0E3CBI" table:formula="oooc:=CONCATENATE(&quot;this.&quot;;[.A10];IF([.C10]=&quot;no&quot;;&quot;&quot;;&quot; = null&quot;);&quot;;&quot;)" office:value-type="string">
            <text:p>this.following_count,</text:p>
          </table:table-cell>
          <table:table-cell table:number-columns-repeated="245"/>
        </table:table-row>
        <table:table-row xmlns:xdr="http://schemas.openxmlformats.org/drawingml/2006/spreadsheetDrawing" table:style-name="ID0EQVDI">
          <table:table-cell table:style-name="ID0EYEBI" office:value-type="string">
            <text:p>statuses_count</text:p>
          </table:table-cell>
          <table:table-cell table:style-name="ID0EYEBI" office:value-type="string">
            <text:p>The number of statuses the account has made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int</text:p>
          </table:table-cell>
          <table:table-cell table:style-name="ID0EFFBI"/>
          <table:table-cell table:style-name="ID0E3CBI" table:formula="oooc:=CONCATENATE(&quot;/// &quot;;IF([.C11]=&quot;no&quot;;&quot;(required)&quot;;&quot;(optional)&quot;))" office:value-type="string">
            <text:p>/// (required)</text:p>
          </table:table-cell>
          <table:table-cell table:style-name="ID0E3CBI" table:formula="oooc:=IF([.C11]=&quot;no&quot;;&quot;&quot;;&quot;@JsonKey(includeIfNull: false)&quot;)" office:value-type="string">
            <text:p/>
          </table:table-cell>
          <table:table-cell table:style-name="ID0E3CBI" table:formula="oooc:=CONCATENATE(IF([.C11]=&quot;no&quot;;&quot;final&quot;;&quot;     &quot;);&quot; &quot;;[.D11];&quot; &quot;;[.A11];&quot;;&quot;)" office:value-type="string">
            <text:p>final int statuses_count;</text:p>
          </table:table-cell>
          <table:table-cell table:style-name="ID0E5FBI" table:formula="oooc:=CONCATENATE([.F11];CHAR(10);IF([.G11]=&quot;&quot;;&quot;&quot;;CONCATENATE([.G11];CHAR(10)));[.H11])" office:value-type="string">
            <text:p>/// (required)
final int statuses_count;</text:p>
          </table:table-cell>
          <table:table-cell table:style-name="ID0E3CBI"/>
          <table:table-cell table:style-name="ID0E3CBI" table:formula="oooc:=CONCATENATE(&quot;this.&quot;;[.A11];IF([.C11]=&quot;no&quot;;&quot;&quot;;&quot; = null&quot;);&quot;;&quot;)" office:value-type="string">
            <text:p>this.statuses_count,</text:p>
          </table:table-cell>
          <table:table-cell table:number-columns-repeated="245"/>
        </table:table-row>
        <table:table-row xmlns:xdr="http://schemas.openxmlformats.org/drawingml/2006/spreadsheetDrawing" table:style-name="ID0EZXDI">
          <table:table-cell table:style-name="ID0EYEBI" office:value-type="string">
            <text:p>note</text:p>
          </table:table-cell>
          <table:table-cell table:style-name="ID0EYEBI" office:value-type="string">
            <text:p>Biography of user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Document</text:p>
          </table:table-cell>
          <table:table-cell table:style-name="ID0EFFBI"/>
          <table:table-cell table:style-name="ID0E3CBI" table:formula="oooc:=CONCATENATE(&quot;/// &quot;;IF([.C12]=&quot;no&quot;;&quot;(required)&quot;;&quot;(optional)&quot;))" office:value-type="string">
            <text:p>/// (required)</text:p>
          </table:table-cell>
          <table:table-cell table:style-name="ID0E3CBI" table:formula="oooc:=IF([.C12]=&quot;no&quot;;&quot;&quot;;&quot;@JsonKey(includeIfNull: false)&quot;)" office:value-type="string">
            <text:p/>
          </table:table-cell>
          <table:table-cell table:style-name="ID0E3CBI" table:formula="oooc:=CONCATENATE(IF([.C12]=&quot;no&quot;;&quot;final&quot;;&quot;     &quot;);&quot; &quot;;[.D12];&quot; &quot;;[.A12];&quot;;&quot;)" office:value-type="string">
            <text:p>final Document note;</text:p>
          </table:table-cell>
          <table:table-cell table:style-name="ID0E5FBI" table:formula="oooc:=CONCATENATE([.F12];CHAR(10);IF([.G12]=&quot;&quot;;&quot;&quot;;CONCATENATE([.G12];CHAR(10)));[.H12])" office:value-type="string">
            <text:p>/// (required)
final Document note;</text:p>
          </table:table-cell>
          <table:table-cell table:style-name="ID0E3CBI"/>
          <table:table-cell table:style-name="ID0E3CBI" table:formula="oooc:=CONCATENATE(&quot;this.&quot;;[.A12];IF([.C12]=&quot;no&quot;;&quot;&quot;;&quot; = null&quot;);&quot;;&quot;)" office:value-type="string">
            <text:p>this.note,</text:p>
          </table:table-cell>
          <table:table-cell table:number-columns-repeated="245"/>
        </table:table-row>
        <table:table-row xmlns:xdr="http://schemas.openxmlformats.org/drawingml/2006/spreadsheetDrawing" table:style-name="ID0EC1DI">
          <table:table-cell table:style-name="ID0EYEBI" office:value-type="string">
            <text:p>url</text:p>
          </table:table-cell>
          <table:table-cell table:style-name="ID0EYEBI" office:value-type="string">
            <text:p>URL of the user's profile page (can be remote)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13]=&quot;no&quot;;&quot;(required)&quot;;&quot;(optional)&quot;))" office:value-type="string">
            <text:p>/// (required)</text:p>
          </table:table-cell>
          <table:table-cell table:style-name="ID0E3CBI" table:formula="oooc:=IF([.C13]=&quot;no&quot;;&quot;&quot;;&quot;@JsonKey(includeIfNull: false)&quot;)" office:value-type="string">
            <text:p/>
          </table:table-cell>
          <table:table-cell table:style-name="ID0E3CBI" table:formula="oooc:=CONCATENATE(IF([.C13]=&quot;no&quot;;&quot;final&quot;;&quot;     &quot;);&quot; &quot;;[.D13];&quot; &quot;;[.A13];&quot;;&quot;)" office:value-type="string">
            <text:p>final String url;</text:p>
          </table:table-cell>
          <table:table-cell table:style-name="ID0E5FBI" table:formula="oooc:=CONCATENATE([.F13];CHAR(10);IF([.G13]=&quot;&quot;;&quot;&quot;;CONCATENATE([.G13];CHAR(10)));[.H13])" office:value-type="string">
            <text:p>/// (required)
final String url;</text:p>
          </table:table-cell>
          <table:table-cell table:style-name="ID0E3CBI"/>
          <table:table-cell table:style-name="ID0E3CBI" table:formula="oooc:=CONCATENATE(&quot;this.&quot;;[.A13];IF([.C1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L3DI">
          <table:table-cell table:style-name="ID0EYEBI" office:value-type="string">
            <text:p>avatar</text:p>
          </table:table-cell>
          <table:table-cell table:style-name="ID0EYEBI" office:value-type="string">
            <text:p>URL to the avatar image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Uri</text:p>
          </table:table-cell>
          <table:table-cell table:style-name="ID0EFFBI"/>
          <table:table-cell table:style-name="ID0E3CBI" table:formula="oooc:=CONCATENATE(&quot;/// &quot;;IF([.C14]=&quot;no&quot;;&quot;(required)&quot;;&quot;(optional)&quot;))" office:value-type="string">
            <text:p>/// (required)</text:p>
          </table:table-cell>
          <table:table-cell table:style-name="ID0E3CBI" table:formula="oooc:=IF([.C14]=&quot;no&quot;;&quot;&quot;;&quot;@JsonKey(includeIfNull: false)&quot;)" office:value-type="string">
            <text:p/>
          </table:table-cell>
          <table:table-cell table:style-name="ID0E3CBI" table:formula="oooc:=CONCATENATE(IF([.C14]=&quot;no&quot;;&quot;final&quot;;&quot;     &quot;);&quot; &quot;;[.D14];&quot; &quot;;[.A14];&quot;;&quot;)" office:value-type="string">
            <text:p>final Uri avatar;</text:p>
          </table:table-cell>
          <table:table-cell table:style-name="ID0E5FBI" table:formula="oooc:=CONCATENATE([.F14];CHAR(10);IF([.G14]=&quot;&quot;;&quot;&quot;;CONCATENATE([.G14];CHAR(10)));[.H14])" office:value-type="string">
            <text:p>/// (required)
final Uri avatar;</text:p>
          </table:table-cell>
          <table:table-cell table:style-name="ID0E3CBI"/>
          <table:table-cell table:style-name="ID0E3CBI" table:formula="oooc:=CONCATENATE(&quot;this.&quot;;[.A14];IF([.C14]=&quot;no&quot;;&quot;&quot;;&quot; = null&quot;);&quot;;&quot;)" office:value-type="string">
            <text:p>this.avatar,</text:p>
          </table:table-cell>
          <table:table-cell table:number-columns-repeated="245"/>
        </table:table-row>
        <table:table-row xmlns:xdr="http://schemas.openxmlformats.org/drawingml/2006/spreadsheetDrawing" table:style-name="ID0EU5DI">
          <table:table-cell table:style-name="ID0EYEBI" office:value-type="string">
            <text:p>avatar_static</text:p>
          </table:table-cell>
          <table:table-cell table:style-name="ID0EYEBI" office:value-type="string">
            <text:p>URL to the avatar static image (gif)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Uri</text:p>
          </table:table-cell>
          <table:table-cell table:style-name="ID0EFFBI"/>
          <table:table-cell table:style-name="ID0E3CBI" table:formula="oooc:=CONCATENATE(&quot;/// &quot;;IF([.C15]=&quot;no&quot;;&quot;(required)&quot;;&quot;(optional)&quot;))" office:value-type="string">
            <text:p>/// (required)</text:p>
          </table:table-cell>
          <table:table-cell table:style-name="ID0E3CBI" table:formula="oooc:=IF([.C15]=&quot;no&quot;;&quot;&quot;;&quot;@JsonKey(includeIfNull: false)&quot;)" office:value-type="string">
            <text:p/>
          </table:table-cell>
          <table:table-cell table:style-name="ID0E3CBI" table:formula="oooc:=CONCATENATE(IF([.C15]=&quot;no&quot;;&quot;final&quot;;&quot;     &quot;);&quot; &quot;;[.D15];&quot; &quot;;[.A15];&quot;;&quot;)" office:value-type="string">
            <text:p>final Uri avatar_static;</text:p>
          </table:table-cell>
          <table:table-cell table:style-name="ID0E5FBI" table:formula="oooc:=CONCATENATE([.F15];CHAR(10);IF([.G15]=&quot;&quot;;&quot;&quot;;CONCATENATE([.G15];CHAR(10)));[.H15])" office:value-type="string">
            <text:p>/// (required)
final Uri avatar_static;</text:p>
          </table:table-cell>
          <table:table-cell table:style-name="ID0E3CBI"/>
          <table:table-cell table:style-name="ID0E3CBI" table:formula="oooc:=CONCATENATE(&quot;this.&quot;;[.A15];IF([.C15]=&quot;no&quot;;&quot;&quot;;&quot; = null&quot;);&quot;;&quot;)" office:value-type="string">
            <text:p>this.avatar_static,</text:p>
          </table:table-cell>
          <table:table-cell table:number-columns-repeated="245"/>
        </table:table-row>
        <table:table-row xmlns:xdr="http://schemas.openxmlformats.org/drawingml/2006/spreadsheetDrawing" table:style-name="ID0E5AAK">
          <table:table-cell table:style-name="ID0EYEBI" office:value-type="string">
            <text:p>header</text:p>
          </table:table-cell>
          <table:table-cell table:style-name="ID0EYEBI" office:value-type="string">
            <text:p>URL to the header image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Uri</text:p>
          </table:table-cell>
          <table:table-cell table:style-name="ID0EFFBI"/>
          <table:table-cell table:style-name="ID0E3CBI" table:formula="oooc:=CONCATENATE(&quot;/// &quot;;IF([.C16]=&quot;no&quot;;&quot;(required)&quot;;&quot;(optional)&quot;))" office:value-type="string">
            <text:p>/// (required)</text:p>
          </table:table-cell>
          <table:table-cell table:style-name="ID0E3CBI" table:formula="oooc:=IF([.C16]=&quot;no&quot;;&quot;&quot;;&quot;@JsonKey(includeIfNull: false)&quot;)" office:value-type="string">
            <text:p/>
          </table:table-cell>
          <table:table-cell table:style-name="ID0E3CBI" table:formula="oooc:=CONCATENATE(IF([.C16]=&quot;no&quot;;&quot;final&quot;;&quot;     &quot;);&quot; &quot;;[.D16];&quot; &quot;;[.A16];&quot;;&quot;)" office:value-type="string">
            <text:p>final Uri header;</text:p>
          </table:table-cell>
          <table:table-cell table:style-name="ID0E5FBI" table:formula="oooc:=CONCATENATE([.F16];CHAR(10);IF([.G16]=&quot;&quot;;&quot;&quot;;CONCATENATE([.G16];CHAR(10)));[.H16])" office:value-type="string">
            <text:p>/// (required)
final Uri header;</text:p>
          </table:table-cell>
          <table:table-cell table:style-name="ID0E3CBI"/>
          <table:table-cell table:style-name="ID0E3CBI" table:formula="oooc:=CONCATENATE(&quot;this.&quot;;[.A16];IF([.C16]=&quot;no&quot;;&quot;&quot;;&quot; = null&quot;);&quot;;&quot;)" office:value-type="string">
            <text:p>this.header,</text:p>
          </table:table-cell>
          <table:table-cell table:number-columns-repeated="245"/>
        </table:table-row>
        <table:table-row xmlns:xdr="http://schemas.openxmlformats.org/drawingml/2006/spreadsheetDrawing" table:style-name="ID0EHDAK">
          <table:table-cell table:style-name="ID0EYEBI" office:value-type="string">
            <text:p>header_static</text:p>
          </table:table-cell>
          <table:table-cell table:style-name="ID0EYEBI" office:value-type="string">
            <text:p>URL to the header static image (gif)</text:p>
          </table:table-cell>
          <table:table-cell table:style-name="ID0EYEBI" office:value-type="string">
            <text:p>no</text:p>
          </table:table-cell>
          <table:table-cell table:style-name="ID0EFFBI" office:value-type="string">
            <text:p>Uri</text:p>
          </table:table-cell>
          <table:table-cell table:style-name="ID0EFFBI"/>
          <table:table-cell table:style-name="ID0E3CBI" table:formula="oooc:=CONCATENATE(&quot;/// &quot;;IF([.C17]=&quot;no&quot;;&quot;(required)&quot;;&quot;(optional)&quot;))" office:value-type="string">
            <text:p>/// (required)</text:p>
          </table:table-cell>
          <table:table-cell table:style-name="ID0E3CBI" table:formula="oooc:=IF([.C17]=&quot;no&quot;;&quot;&quot;;&quot;@JsonKey(includeIfNull: false)&quot;)" office:value-type="string">
            <text:p/>
          </table:table-cell>
          <table:table-cell table:style-name="ID0E3CBI" table:formula="oooc:=CONCATENATE(IF([.C17]=&quot;no&quot;;&quot;final&quot;;&quot;     &quot;);&quot; &quot;;[.D17];&quot; &quot;;[.A17];&quot;;&quot;)" office:value-type="string">
            <text:p>final Uri header_static;</text:p>
          </table:table-cell>
          <table:table-cell table:style-name="ID0E5FBI" table:formula="oooc:=CONCATENATE([.F17];CHAR(10);IF([.G17]=&quot;&quot;;&quot;&quot;;CONCATENATE([.G17];CHAR(10)));[.H17])" office:value-type="string">
            <text:p>/// (required)
final Uri header_static;</text:p>
          </table:table-cell>
          <table:table-cell table:style-name="ID0E3CBI"/>
          <table:table-cell table:style-name="ID0E3CBI" table:formula="oooc:=CONCATENATE(&quot;this.&quot;;[.A17];IF([.C17]=&quot;no&quot;;&quot;&quot;;&quot; = null&quot;);&quot;;&quot;)" office:value-type="string">
            <text:p>this.header_static,</text:p>
          </table:table-cell>
          <table:table-cell table:number-columns-repeated="245"/>
        </table:table-row>
        <table:table-row xmlns:xdr="http://schemas.openxmlformats.org/drawingml/2006/spreadsheetDrawing" table:style-name="ID0EQFAK">
          <table:table-cell table:style-name="ID0EYEBI" office:value-type="string">
            <text:p>moved</text:p>
          </table:table-cell>
          <table:table-cell table:style-name="ID0EYEBI" office:value-type="string">
            <text:p>If the owner decided to switch accounts, new account is in this attribute</text:p>
          </table:table-cell>
          <table:table-cell table:style-name="ID0EYEBI" office:value-type="string">
            <text:p>yes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18]=&quot;no&quot;;&quot;(required)&quot;;&quot;(optional)&quot;))" office:value-type="string">
            <text:p>/// (optional)</text:p>
          </table:table-cell>
          <table:table-cell table:style-name="ID0E3CBI" table:formula="oooc:=IF([.C1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8]=&quot;no&quot;;&quot;final&quot;;&quot;     &quot;);&quot; &quot;;[.D18];&quot; &quot;;[.A18];&quot;;&quot;)" office:value-type="string">
            <text:p>      String moved;</text:p>
          </table:table-cell>
          <table:table-cell table:style-name="ID0E5FBI" table:formula="oooc:=CONCATENATE([.F18];CHAR(10);IF([.G18]=&quot;&quot;;&quot;&quot;;CONCATENATE([.G18];CHAR(10)));[.H18])" office:value-type="string">
            <text:p>/// (optional)
@JsonKey(includeIfNull: false)
      String moved;</text:p>
          </table:table-cell>
          <table:table-cell table:style-name="ID0E3CBI"/>
          <table:table-cell table:style-name="ID0E3CBI" table:formula="oooc:=CONCATENATE(&quot;this.&quot;;[.A18];IF([.C18]=&quot;no&quot;;&quot;&quot;;&quot; = null&quot;);&quot;;&quot;)" office:value-type="string">
            <text:p>this.moved = null,</text:p>
          </table:table-cell>
          <table:table-cell table:number-columns-repeated="245"/>
        </table:table-row>
        <table:table-row xmlns:xdr="http://schemas.openxmlformats.org/drawingml/2006/spreadsheetDrawing" table:style-name="ID0E1HA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9]=&quot;no&quot;;&quot;(required)&quot;;&quot;(optional)&quot;))" office:value-type="string">
            <text:p>/// (optional)</text:p>
          </table:table-cell>
          <table:table-cell table:style-name="ID0E3CBI" table:formula="oooc:=IF([.C1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5FBI" table:formula="oooc:=CONCATENATE([.F19];CHAR(10);IF([.G19]=&quot;&quot;;&quot;&quot;;CONCATENATE([.G19];CHAR(10)));[.H1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JA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0]=&quot;no&quot;;&quot;(required)&quot;;&quot;(optional)&quot;))" office:value-type="string">
            <text:p>/// (optional)</text:p>
          </table:table-cell>
          <table:table-cell table:style-name="ID0E3CBI" table:formula="oooc:=IF([.C2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5FBI" table:formula="oooc:=CONCATENATE([.F20];CHAR(10);IF([.G20]=&quot;&quot;;&quot;&quot;;CONCATENATE([.G20];CHAR(10)));[.H2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LA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1]=&quot;no&quot;;&quot;(required)&quot;;&quot;(optional)&quot;))" office:value-type="string">
            <text:p>/// (optional)</text:p>
          </table:table-cell>
          <table:table-cell table:style-name="ID0E3CBI" table:formula="oooc:=IF([.C2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5FBI" table:formula="oooc:=CONCATENATE([.F21];CHAR(10);IF([.G21]=&quot;&quot;;&quot;&quot;;CONCATENATE([.G21];CHAR(10)));[.H2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OA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2]=&quot;no&quot;;&quot;(required)&quot;;&quot;(optional)&quot;))" office:value-type="string">
            <text:p>/// (optional)</text:p>
          </table:table-cell>
          <table:table-cell table:style-name="ID0E3CBI" table:formula="oooc:=IF([.C2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5FBI" table:formula="oooc:=CONCATENATE([.F22];CHAR(10);IF([.G22]=&quot;&quot;;&quot;&quot;;CONCATENATE([.G22];CHAR(10)));[.H2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QA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3]=&quot;no&quot;;&quot;(required)&quot;;&quot;(optional)&quot;))" office:value-type="string">
            <text:p>/// (optional)</text:p>
          </table:table-cell>
          <table:table-cell table:style-name="ID0E3CBI" table:formula="oooc:=IF([.C2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5FBI" table:formula="oooc:=CONCATENATE([.F23];CHAR(10);IF([.G23]=&quot;&quot;;&quot;&quot;;CONCATENATE([.G23];CHAR(10)));[.H2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SA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4]=&quot;no&quot;;&quot;(required)&quot;;&quot;(optional)&quot;))" office:value-type="string">
            <text:p>/// (optional)</text:p>
          </table:table-cell>
          <table:table-cell table:style-name="ID0E3CBI" table:formula="oooc:=IF([.C2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5FBI" table:formula="oooc:=CONCATENATE([.F24];CHAR(10);IF([.G24]=&quot;&quot;;&quot;&quot;;CONCATENATE([.G24];CHAR(10)));[.H2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UA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5]=&quot;no&quot;;&quot;(required)&quot;;&quot;(optional)&quot;))" office:value-type="string">
            <text:p>/// (optional)</text:p>
          </table:table-cell>
          <table:table-cell table:style-name="ID0E3CBI" table:formula="oooc:=IF([.C2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5FBI" table:formula="oooc:=CONCATENATE([.F25];CHAR(10);IF([.G25]=&quot;&quot;;&quot;&quot;;CONCATENATE([.G25];CHAR(10)));[.H2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WA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6]=&quot;no&quot;;&quot;(required)&quot;;&quot;(optional)&quot;))" office:value-type="string">
            <text:p>/// (optional)</text:p>
          </table:table-cell>
          <table:table-cell table:style-name="ID0E3CBI" table:formula="oooc:=IF([.C2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5FBI" table:formula="oooc:=CONCATENATE([.F26];CHAR(10);IF([.G26]=&quot;&quot;;&quot;&quot;;CONCATENATE([.G26];CHAR(10)));[.H2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YA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27]=&quot;no&quot;;&quot;(required)&quot;;&quot;(optional)&quot;))" office:value-type="string">
            <text:p>/// (optional)</text:p>
          </table:table-cell>
          <table:table-cell table:style-name="ID0E3CBI" table:formula="oooc:=IF([.C2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5FBI" table:formula="oooc:=CONCATENATE([.F27];CHAR(10);IF([.G27]=&quot;&quot;;&quot;&quot;;CONCATENATE([.G27];CHAR(10)));[.H2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7];IF([.C2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1A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28]=&quot;no&quot;;&quot;(required)&quot;;&quot;(optional)&quot;))" office:value-type="string">
            <text:p>/// (optional)</text:p>
          </table:table-cell>
          <table:table-cell table:style-name="ID0E3CBI" table:formula="oooc:=IF([.C2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5FBI" table:formula="oooc:=CONCATENATE([.F28];CHAR(10);IF([.G28]=&quot;&quot;;&quot;&quot;;CONCATENATE([.G28];CHAR(10)));[.H2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8];IF([.C2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3A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29]=&quot;no&quot;;&quot;(required)&quot;;&quot;(optional)&quot;))" office:value-type="string">
            <text:p>/// (optional)</text:p>
          </table:table-cell>
          <table:table-cell table:style-name="ID0E3CBI" table:formula="oooc:=IF([.C2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5FBI" table:formula="oooc:=CONCATENATE([.F29];CHAR(10);IF([.G29]=&quot;&quot;;&quot;&quot;;CONCATENATE([.G29];CHAR(10)));[.H2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9];IF([.C2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5A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0]=&quot;no&quot;;&quot;(required)&quot;;&quot;(optional)&quot;))" office:value-type="string">
            <text:p>/// (optional)</text:p>
          </table:table-cell>
          <table:table-cell table:style-name="ID0E3CBI" table:formula="oooc:=IF([.C3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5FBI" table:formula="oooc:=CONCATENATE([.F30];CHAR(10);IF([.G30]=&quot;&quot;;&quot;&quot;;CONCATENATE([.G30];CHAR(10)));[.H3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0];IF([.C3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AB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1]=&quot;no&quot;;&quot;(required)&quot;;&quot;(optional)&quot;))" office:value-type="string">
            <text:p>/// (optional)</text:p>
          </table:table-cell>
          <table:table-cell table:style-name="ID0E3CBI" table:formula="oooc:=IF([.C3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5FBI" table:formula="oooc:=CONCATENATE([.F31];CHAR(10);IF([.G31]=&quot;&quot;;&quot;&quot;;CONCATENATE([.G31];CHAR(10)));[.H3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1];IF([.C3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CB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2]=&quot;no&quot;;&quot;(required)&quot;;&quot;(optional)&quot;))" office:value-type="string">
            <text:p>/// (optional)</text:p>
          </table:table-cell>
          <table:table-cell table:style-name="ID0E3CBI" table:formula="oooc:=IF([.C3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5FBI" table:formula="oooc:=CONCATENATE([.F32];CHAR(10);IF([.G32]=&quot;&quot;;&quot;&quot;;CONCATENATE([.G32];CHAR(10)));[.H3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2];IF([.C3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EB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3]=&quot;no&quot;;&quot;(required)&quot;;&quot;(optional)&quot;))" office:value-type="string">
            <text:p>/// (optional)</text:p>
          </table:table-cell>
          <table:table-cell table:style-name="ID0E3CBI" table:formula="oooc:=IF([.C3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5FBI" table:formula="oooc:=CONCATENATE([.F33];CHAR(10);IF([.G33]=&quot;&quot;;&quot;&quot;;CONCATENATE([.G33];CHAR(10)));[.H3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3];IF([.C3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ro8">
          <table:table-cell table:style-name="ID0E3CBI"/>
          <table:table-cell table:style-name="ID0E3CBI"/>
          <table:table-cell table:style-name="ID0E3CBI"/>
          <table:table-cell table:style-name="ID0E3CBI"/>
          <table:table-cell table:style-name="ID0E3C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number-columns-repeated="245"/>
        </table:table-row>
      </table:table>
      <table:table table:name="Status" table:style-name="ID0EGXEM">
        <table:table-column table:style-name="ID0EXJBK" table:default-cell-style-name="ID0ESCBI"/>
        <table:table-column table:style-name="ID0E4JBK" table:default-cell-style-name="ID0ESCBI"/>
        <table:table-column table:style-name="ID0EDKBK" table:default-cell-style-name="ID0ESCBI"/>
        <table:table-column table:style-name="ID0EJKBK" table:number-columns-repeated="2" table:default-cell-style-name="ID0ESCBI"/>
        <table:table-column table:style-name="ID0EPKBK" table:number-columns-repeated="4" table:default-cell-style-name="ID0ESCBI"/>
        <table:table-column table:style-name="ID0EVKBK" table:number-columns-repeated="247" table:default-cell-style-name="ID0ESCBI"/>
        <table:table-row xmlns:xdr="http://schemas.openxmlformats.org/drawingml/2006/spreadsheetDrawing" table:style-name="ID0E3KBK">
          <table:table-cell table:style-name="ID0EMEBI" office:value-type="string">
            <text:p>class name</text:p>
          </table:table-cell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 office:value-type="string">
            <text:p>field definitions</text:p>
          </table:table-cell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UMBK">
          <table:table-cell table:style-name="ID0EMEBI" office:value-type="string">
            <text:p>Status</text:p>
          </table:table-cell>
          <table:table-cell table:style-name="ID0EMEBI"/>
          <table:table-cell table:style-name="ID0EMEBI"/>
          <table:table-cell table:style-name="ID0EMEBI" office:value-type="string">
            <text:p>type</text:p>
          </table:table-cell>
          <table:table-cell table:style-name="ID0EMEBI"/>
          <table:table-cell table:style-name="ID0E3CBI" office:value-type="string">
            <text:p>comment</text:p>
          </table:table-cell>
          <table:table-cell table:style-name="ID0E3CBI" office:value-type="string">
            <text:p>json annotation</text:p>
          </table:table-cell>
          <table:table-cell table:style-name="ID0E3CBI" office:value-type="string">
            <text:p>variable part</text:p>
          </table:table-cell>
          <table:table-cell table:style-name="ID0ESFBI" office:value-type="string">
            <text:p>COMBINED</text:p>
          </table:table-cell>
          <table:table-cell table:style-name="ID0E3CBI"/>
          <table:table-cell table:style-name="ID0E3CBI" table:formula="oooc:=CONCATENATE([.A2];&quot;({&quot;)" office:value-type="string">
            <text:p>Status({</text:p>
          </table:table-cell>
          <table:table-cell table:number-columns-repeated="245"/>
        </table:table-row>
        <table:table-row xmlns:xdr="http://schemas.openxmlformats.org/drawingml/2006/spreadsheetDrawing" table:style-name="ID0EVOBK">
          <table:table-cell table:style-name="ID0EFFBI" office:value-type="string">
            <text:p>id</text:p>
          </table:table-cell>
          <table:table-cell table:style-name="ID0EFFBI" office:value-type="string">
            <text:p>The ID of the status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3]=&quot;no&quot;;&quot;(required)&quot;;&quot;(optional)&quot;))" office:value-type="string">
            <text:p>/// (required)</text:p>
          </table:table-cell>
          <table:table-cell table:style-name="ID0E3CBI" table:formula="oooc:=IF([.C3]=&quot;no&quot;;&quot;&quot;;&quot;@JsonKey(includeIfNull: false)&quot;)" office:value-type="string">
            <text:p/>
          </table:table-cell>
          <table:table-cell table:style-name="ID0E3CBI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5FBI" table:formula="oooc:=CONCATENATE([.F3];CHAR(10);IF([.G3]=&quot;&quot;;&quot;&quot;;CONCATENATE([.G3];CHAR(10)));[.H3])" office:value-type="string">
            <text:p>/// (required)
final String id;</text:p>
          </table:table-cell>
          <table:table-cell table:style-name="ID0E3CBI"/>
          <table:table-cell table:style-name="ID0E3CBI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5QBK">
          <table:table-cell table:style-name="ID0EFFBI" office:value-type="string">
            <text:p>uri</text:p>
          </table:table-cell>
          <table:table-cell table:style-name="ID0EFFBI" office:value-type="string">
            <text:p>A Fediverse-unique resource ID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Uri</text:p>
          </table:table-cell>
          <table:table-cell table:style-name="ID0EFFBI"/>
          <table:table-cell table:style-name="ID0E3CBI" table:formula="oooc:=CONCATENATE(&quot;/// &quot;;IF([.C4]=&quot;no&quot;;&quot;(required)&quot;;&quot;(optional)&quot;))" office:value-type="string">
            <text:p>/// (required)</text:p>
          </table:table-cell>
          <table:table-cell table:style-name="ID0E3CBI" table:formula="oooc:=IF([.C4]=&quot;no&quot;;&quot;&quot;;&quot;@JsonKey(includeIfNull: false)&quot;)" office:value-type="string">
            <text:p/>
          </table:table-cell>
          <table:table-cell table:style-name="ID0E3CBI" table:formula="oooc:=CONCATENATE(IF([.C4]=&quot;no&quot;;&quot;final&quot;;&quot;     &quot;);&quot; &quot;;[.D4];&quot; &quot;;[.A4];&quot;;&quot;)" office:value-type="string">
            <text:p>final Uri uri;</text:p>
          </table:table-cell>
          <table:table-cell table:style-name="ID0E5FBI" table:formula="oooc:=CONCATENATE([.F4];CHAR(10);IF([.G4]=&quot;&quot;;&quot;&quot;;CONCATENATE([.G4];CHAR(10)));[.H4])" office:value-type="string">
            <text:p>/// (required)
final Uri uri;</text:p>
          </table:table-cell>
          <table:table-cell table:style-name="ID0E3CBI"/>
          <table:table-cell table:style-name="ID0E3CBI" table:formula="oooc:=CONCATENATE(&quot;this.&quot;;[.A4];IF([.C4]=&quot;no&quot;;&quot;&quot;;&quot; = null&quot;);&quot;;&quot;)" office:value-type="string">
            <text:p>this.uri,</text:p>
          </table:table-cell>
          <table:table-cell table:number-columns-repeated="245"/>
        </table:table-row>
        <table:table-row xmlns:xdr="http://schemas.openxmlformats.org/drawingml/2006/spreadsheetDrawing" table:style-name="ID0EHTBK">
          <table:table-cell table:style-name="ID0EFFBI" office:value-type="string">
            <text:p>url</text:p>
          </table:table-cell>
          <table:table-cell table:style-name="ID0EFFBI" office:value-type="string">
            <text:p>URL to the status page (can be remote)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Uri</text:p>
          </table:table-cell>
          <table:table-cell table:style-name="ID0EFFBI"/>
          <table:table-cell table:style-name="ID0E3CBI" table:formula="oooc:=CONCATENATE(&quot;/// &quot;;IF([.C5]=&quot;no&quot;;&quot;(required)&quot;;&quot;(optional)&quot;))" office:value-type="string">
            <text:p>/// (required)</text:p>
          </table:table-cell>
          <table:table-cell table:style-name="ID0E3CBI" table:formula="oooc:=IF([.C5]=&quot;no&quot;;&quot;&quot;;&quot;@JsonKey(includeIfNull: false)&quot;)" office:value-type="string">
            <text:p/>
          </table:table-cell>
          <table:table-cell table:style-name="ID0E3CBI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5FBI" table:formula="oooc:=CONCATENATE([.F5];CHAR(10);IF([.G5]=&quot;&quot;;&quot;&quot;;CONCATENATE([.G5];CHAR(10)));[.H5])" office:value-type="string">
            <text:p>/// (required)
final Uri url;</text:p>
          </table:table-cell>
          <table:table-cell table:style-name="ID0E3CBI"/>
          <table:table-cell table:style-name="ID0E3CBI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QVBK">
          <table:table-cell table:style-name="ID0EFFBI" office:value-type="string">
            <text:p>account</text:p>
          </table:table-cell>
          <table:table-cell table:style-name="ID0EFFBI" office:value-type="string">
            <text:p><text:span text:style-name="ID0EGFCI">The </text:span><text:span text:style-name="ID0EQFCI">Account</text:span><text:span text:style-name="ID0EZFCI"> which posted the status</text:span>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Account</text:p>
          </table:table-cell>
          <table:table-cell table:style-name="ID0EFFBI"/>
          <table:table-cell table:style-name="ID0E3CBI" table:formula="oooc:=CONCATENATE(&quot;/// &quot;;IF([.C6]=&quot;no&quot;;&quot;(required)&quot;;&quot;(optional)&quot;))" office:value-type="string">
            <text:p>/// (required)</text:p>
          </table:table-cell>
          <table:table-cell table:style-name="ID0E3CBI" table:formula="oooc:=IF([.C6]=&quot;no&quot;;&quot;&quot;;&quot;@JsonKey(includeIfNull: false)&quot;)" office:value-type="string">
            <text:p/>
          </table:table-cell>
          <table:table-cell table:style-name="ID0E3CBI" table:formula="oooc:=CONCATENATE(IF([.C6]=&quot;no&quot;;&quot;final&quot;;&quot;     &quot;);&quot; &quot;;[.D6];&quot; &quot;;[.A6];&quot;;&quot;)" office:value-type="string">
            <text:p>final Account account;</text:p>
          </table:table-cell>
          <table:table-cell table:style-name="ID0E5FBI" table:formula="oooc:=CONCATENATE([.F6];CHAR(10);IF([.G6]=&quot;&quot;;&quot;&quot;;CONCATENATE([.G6];CHAR(10)));[.H6])" office:value-type="string">
            <text:p>/// (required)
final Account account;</text:p>
          </table:table-cell>
          <table:table-cell table:style-name="ID0E3CBI"/>
          <table:table-cell table:style-name="ID0E3CBI" table:formula="oooc:=CONCATENATE(&quot;this.&quot;;[.A6];IF([.C6]=&quot;no&quot;;&quot;&quot;;&quot; = null&quot;);&quot;;&quot;)" office:value-type="string">
            <text:p>this.account,</text:p>
          </table:table-cell>
          <table:table-cell table:number-columns-repeated="245"/>
        </table:table-row>
        <table:table-row xmlns:xdr="http://schemas.openxmlformats.org/drawingml/2006/spreadsheetDrawing" table:style-name="ID0EZXBK">
          <table:table-cell table:style-name="ID0EFFBI" office:value-type="string">
            <text:p>in_reply_to_id</text:p>
          </table:table-cell>
          <table:table-cell table:style-name="ID0EFFBI" office:value-type="string">
            <text:p>null or the ID of the status it replies to</text:p>
          </table:table-cell>
          <table:table-cell table:style-name="ID0EFFBI" office:value-type="string">
            <text:p>yes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7]=&quot;no&quot;;&quot;(required)&quot;;&quot;(optional)&quot;))" office:value-type="string">
            <text:p>/// (optional)</text:p>
          </table:table-cell>
          <table:table-cell table:style-name="ID0E3CBI" table:formula="oooc:=IF([.C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7]=&quot;no&quot;;&quot;final&quot;;&quot;     &quot;);&quot; &quot;;[.D7];&quot; &quot;;[.A7];&quot;;&quot;)" office:value-type="string">
            <text:p>      String in_reply_to_id;</text:p>
          </table:table-cell>
          <table:table-cell table:style-name="ID0E5FBI" table:formula="oooc:=CONCATENATE([.F7];CHAR(10);IF([.G7]=&quot;&quot;;&quot;&quot;;CONCATENATE([.G7];CHAR(10)));[.H7])" office:value-type="string">
            <text:p>/// (optional)
@JsonKey(includeIfNull: false)
      String in_reply_to_id;</text:p>
          </table:table-cell>
          <table:table-cell table:style-name="ID0E3CBI"/>
          <table:table-cell table:style-name="ID0E3CBI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number-columns-repeated="245"/>
        </table:table-row>
        <table:table-row xmlns:xdr="http://schemas.openxmlformats.org/drawingml/2006/spreadsheetDrawing" table:style-name="ID0ED1BK">
          <table:table-cell table:style-name="ID0EFFBI" office:value-type="string">
            <text:p>in_reply_to_account_id</text:p>
          </table:table-cell>
          <table:table-cell table:style-name="ID0EFFBI" office:value-type="string">
            <text:p>null or the ID of the account it replies to</text:p>
          </table:table-cell>
          <table:table-cell table:style-name="ID0EFFBI" office:value-type="string">
            <text:p>yes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8]=&quot;no&quot;;&quot;(required)&quot;;&quot;(optional)&quot;))" office:value-type="string">
            <text:p>/// (optional)</text:p>
          </table:table-cell>
          <table:table-cell table:style-name="ID0E3CBI" table:formula="oooc:=IF([.C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8]=&quot;no&quot;;&quot;final&quot;;&quot;     &quot;);&quot; &quot;;[.D8];&quot; &quot;;[.A8];&quot;;&quot;)" office:value-type="string">
            <text:p>      String in_reply_to_account_id;</text:p>
          </table:table-cell>
          <table:table-cell table:style-name="ID0E5FBI" table:formula="oooc:=CONCATENATE([.F8];CHAR(10);IF([.G8]=&quot;&quot;;&quot;&quot;;CONCATENATE([.G8];CHAR(10)));[.H8])" office:value-type="string">
            <text:p>/// (optional)
@JsonKey(includeIfNull: false)
      String in_reply_to_account_id;</text:p>
          </table:table-cell>
          <table:table-cell table:style-name="ID0E3CBI"/>
          <table:table-cell table:style-name="ID0E3CBI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number-columns-repeated="245"/>
        </table:table-row>
        <table:table-row xmlns:xdr="http://schemas.openxmlformats.org/drawingml/2006/spreadsheetDrawing" table:style-name="ID0EN3BK">
          <table:table-cell table:style-name="ID0EFFBI" office:value-type="string">
            <text:p>reblog</text:p>
          </table:table-cell>
          <table:table-cell table:style-name="ID0EFFBI" office:value-type="string">
            <text:p><text:span text:style-name="ID0EJKCI">null or the reblogged </text:span><text:span text:style-name="ID0ETKCI">Status</text:span></text:p>
          </table:table-cell>
          <table:table-cell table:style-name="ID0EFFBI" office:value-type="string">
            <text:p>yes</text:p>
          </table:table-cell>
          <table:table-cell table:style-name="ID0EFFBI" office:value-type="string">
            <text:p>Status</text:p>
          </table:table-cell>
          <table:table-cell table:style-name="ID0EFFBI"/>
          <table:table-cell table:style-name="ID0E3CBI" table:formula="oooc:=CONCATENATE(&quot;/// &quot;;IF([.C9]=&quot;no&quot;;&quot;(required)&quot;;&quot;(optional)&quot;))" office:value-type="string">
            <text:p>/// (optional)</text:p>
          </table:table-cell>
          <table:table-cell table:style-name="ID0E3CBI" table:formula="oooc:=IF([.C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9]=&quot;no&quot;;&quot;final&quot;;&quot;     &quot;);&quot; &quot;;[.D9];&quot; &quot;;[.A9];&quot;;&quot;)" office:value-type="string">
            <text:p>      Status reblog;</text:p>
          </table:table-cell>
          <table:table-cell table:style-name="ID0E5FBI" table:formula="oooc:=CONCATENATE([.F9];CHAR(10);IF([.G9]=&quot;&quot;;&quot;&quot;;CONCATENATE([.G9];CHAR(10)));[.H9])" office:value-type="string">
            <text:p>/// (optional)
@JsonKey(includeIfNull: false)
      Status reblog;</text:p>
          </table:table-cell>
          <table:table-cell table:style-name="ID0E3CBI"/>
          <table:table-cell table:style-name="ID0E3CBI" table:formula="oooc:=CONCATENATE(&quot;this.&quot;;[.A9];IF([.C9]=&quot;no&quot;;&quot;&quot;;&quot; = null&quot;);&quot;;&quot;)" office:value-type="string">
            <text:p>this.reblog = null,</text:p>
          </table:table-cell>
          <table:table-cell table:number-columns-repeated="245"/>
        </table:table-row>
        <table:table-row xmlns:xdr="http://schemas.openxmlformats.org/drawingml/2006/spreadsheetDrawing" table:style-name="ID0EX5BK">
          <table:table-cell table:style-name="ID0EFFBI" office:value-type="string">
            <text:p>content</text:p>
          </table:table-cell>
          <table:table-cell table:style-name="ID0EFFBI" office:value-type="string">
            <text:p>Body of the status; this will contain HTML (remote HTML already sanitized)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Document</text:p>
          </table:table-cell>
          <table:table-cell table:style-name="ID0EFFBI"/>
          <table:table-cell table:style-name="ID0E3CBI" table:formula="oooc:=CONCATENATE(&quot;/// &quot;;IF([.C10]=&quot;no&quot;;&quot;(required)&quot;;&quot;(optional)&quot;))" office:value-type="string">
            <text:p>/// (required)</text:p>
          </table:table-cell>
          <table:table-cell table:style-name="ID0E3CBI" table:formula="oooc:=IF([.C10]=&quot;no&quot;;&quot;&quot;;&quot;@JsonKey(includeIfNull: false)&quot;)" office:value-type="string">
            <text:p/>
          </table:table-cell>
          <table:table-cell table:style-name="ID0E3CBI" table:formula="oooc:=CONCATENATE(IF([.C10]=&quot;no&quot;;&quot;final&quot;;&quot;     &quot;);&quot; &quot;;[.D10];&quot; &quot;;[.A10];&quot;;&quot;)" office:value-type="string">
            <text:p>final Document content;</text:p>
          </table:table-cell>
          <table:table-cell table:style-name="ID0E5FBI" table:formula="oooc:=CONCATENATE([.F10];CHAR(10);IF([.G10]=&quot;&quot;;&quot;&quot;;CONCATENATE([.G10];CHAR(10)));[.H10])" office:value-type="string">
            <text:p>/// (required)
final Document content;</text:p>
          </table:table-cell>
          <table:table-cell table:style-name="ID0E3CBI"/>
          <table:table-cell table:style-name="ID0E3CBI" table:formula="oooc:=CONCATENATE(&quot;this.&quot;;[.A10];IF([.C10]=&quot;no&quot;;&quot;&quot;;&quot; = null&quot;);&quot;;&quot;)" office:value-type="string">
            <text:p>this.content,</text:p>
          </table:table-cell>
          <table:table-cell table:number-columns-repeated="245"/>
        </table:table-row>
        <table:table-row xmlns:xdr="http://schemas.openxmlformats.org/drawingml/2006/spreadsheetDrawing" table:style-name="ID0EABCK">
          <table:table-cell table:style-name="ID0EFFBI" office:value-type="string">
            <text:p>created_at</text:p>
          </table:table-cell>
          <table:table-cell table:style-name="ID0EFFBI" office:value-type="string">
            <text:p>The time the status was created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DateTime</text:p>
          </table:table-cell>
          <table:table-cell table:style-name="ID0EFFBI"/>
          <table:table-cell table:style-name="ID0E3CBI" table:formula="oooc:=CONCATENATE(&quot;/// &quot;;IF([.C11]=&quot;no&quot;;&quot;(required)&quot;;&quot;(optional)&quot;))" office:value-type="string">
            <text:p>/// (required)</text:p>
          </table:table-cell>
          <table:table-cell table:style-name="ID0E3CBI" table:formula="oooc:=IF([.C11]=&quot;no&quot;;&quot;&quot;;&quot;@JsonKey(includeIfNull: false)&quot;)" office:value-type="string">
            <text:p/>
          </table:table-cell>
          <table:table-cell table:style-name="ID0E3CBI" table:formula="oooc:=CONCATENATE(IF([.C11]=&quot;no&quot;;&quot;final&quot;;&quot;     &quot;);&quot; &quot;;[.D11];&quot; &quot;;[.A11];&quot;;&quot;)" office:value-type="string">
            <text:p>final DateTime created_at;</text:p>
          </table:table-cell>
          <table:table-cell table:style-name="ID0E5FBI" table:formula="oooc:=CONCATENATE([.F11];CHAR(10);IF([.G11]=&quot;&quot;;&quot;&quot;;CONCATENATE([.G11];CHAR(10)));[.H11])" office:value-type="string">
            <text:p>/// (required)
final DateTime created_at;</text:p>
          </table:table-cell>
          <table:table-cell table:style-name="ID0E3CBI"/>
          <table:table-cell table:style-name="ID0E3CBI" table:formula="oooc:=CONCATENATE(&quot;this.&quot;;[.A11];IF([.C11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JDCK">
          <table:table-cell table:style-name="ID0EFFBI" office:value-type="string">
            <text:p>emojis</text:p>
          </table:table-cell>
          <table:table-cell table:style-name="ID0EFFBI" office:value-type="string">
            <text:p><text:span text:style-name="ID0ELGCI">An array of </text:span><text:span text:style-name="ID0EVGCI">Emoji</text:span>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List&lt;Emoji&gt;</text:p>
          </table:table-cell>
          <table:table-cell table:style-name="ID0EFFBI"/>
          <table:table-cell table:style-name="ID0E3CBI" table:formula="oooc:=CONCATENATE(&quot;/// &quot;;IF([.C12]=&quot;no&quot;;&quot;(required)&quot;;&quot;(optional)&quot;))" office:value-type="string">
            <text:p>/// (required)</text:p>
          </table:table-cell>
          <table:table-cell table:style-name="ID0E3CBI" table:formula="oooc:=IF([.C12]=&quot;no&quot;;&quot;&quot;;&quot;@JsonKey(includeIfNull: false)&quot;)" office:value-type="string">
            <text:p/>
          </table:table-cell>
          <table:table-cell table:style-name="ID0E3CBI" table:formula="oooc:=CONCATENATE(IF([.C12]=&quot;no&quot;;&quot;final&quot;;&quot;     &quot;);&quot; &quot;;[.D12];&quot; &quot;;[.A12];&quot;;&quot;)" office:value-type="string">
            <text:p>final List&lt;Emoji&gt; emojis;</text:p>
          </table:table-cell>
          <table:table-cell table:style-name="ID0E5FBI" table:formula="oooc:=CONCATENATE([.F12];CHAR(10);IF([.G12]=&quot;&quot;;&quot;&quot;;CONCATENATE([.G12];CHAR(10)));[.H12])" office:value-type="string">
            <text:p>/// (required)
final List&lt;Emoji&gt; emojis;</text:p>
          </table:table-cell>
          <table:table-cell table:style-name="ID0E3CBI"/>
          <table:table-cell table:style-name="ID0E3CBI" table:formula="oooc:=CONCATENATE(&quot;this.&quot;;[.A12];IF([.C12]=&quot;no&quot;;&quot;&quot;;&quot; = null&quot;);&quot;;&quot;)" office:value-type="string">
            <text:p>this.emojis,</text:p>
          </table:table-cell>
          <table:table-cell table:number-columns-repeated="245"/>
        </table:table-row>
        <table:table-row xmlns:xdr="http://schemas.openxmlformats.org/drawingml/2006/spreadsheetDrawing" table:style-name="ID0ESFCK">
          <table:table-cell table:style-name="ID0EFFBI" office:value-type="string">
            <text:p>reblogs_count</text:p>
          </table:table-cell>
          <table:table-cell table:style-name="ID0EFFBI" office:value-type="string">
            <text:p>The number of reblogs for the status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int</text:p>
          </table:table-cell>
          <table:table-cell table:style-name="ID0EFFBI"/>
          <table:table-cell table:style-name="ID0E3CBI" table:formula="oooc:=CONCATENATE(&quot;/// &quot;;IF([.C13]=&quot;no&quot;;&quot;(required)&quot;;&quot;(optional)&quot;))" office:value-type="string">
            <text:p>/// (required)</text:p>
          </table:table-cell>
          <table:table-cell table:style-name="ID0E3CBI" table:formula="oooc:=IF([.C13]=&quot;no&quot;;&quot;&quot;;&quot;@JsonKey(includeIfNull: false)&quot;)" office:value-type="string">
            <text:p/>
          </table:table-cell>
          <table:table-cell table:style-name="ID0E3CBI" table:formula="oooc:=CONCATENATE(IF([.C13]=&quot;no&quot;;&quot;final&quot;;&quot;     &quot;);&quot; &quot;;[.D13];&quot; &quot;;[.A13];&quot;;&quot;)" office:value-type="string">
            <text:p>final int reblogs_count;</text:p>
          </table:table-cell>
          <table:table-cell table:style-name="ID0E5FBI" table:formula="oooc:=CONCATENATE([.F13];CHAR(10);IF([.G13]=&quot;&quot;;&quot;&quot;;CONCATENATE([.G13];CHAR(10)));[.H13])" office:value-type="string">
            <text:p>/// (required)
final int reblogs_count;</text:p>
          </table:table-cell>
          <table:table-cell table:style-name="ID0E3CBI"/>
          <table:table-cell table:style-name="ID0E3CBI" table:formula="oooc:=CONCATENATE(&quot;this.&quot;;[.A13];IF([.C13]=&quot;no&quot;;&quot;&quot;;&quot; = null&quot;);&quot;;&quot;)" office:value-type="string">
            <text:p>this.reblogs_count,</text:p>
          </table:table-cell>
          <table:table-cell table:number-columns-repeated="245"/>
        </table:table-row>
        <table:table-row xmlns:xdr="http://schemas.openxmlformats.org/drawingml/2006/spreadsheetDrawing" table:style-name="ID0E2HCK">
          <table:table-cell table:style-name="ID0EFFBI" office:value-type="string">
            <text:p>favourites_count</text:p>
          </table:table-cell>
          <table:table-cell table:style-name="ID0EFFBI" office:value-type="string">
            <text:p>The number of favourites for the status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int</text:p>
          </table:table-cell>
          <table:table-cell table:style-name="ID0EFFBI"/>
          <table:table-cell table:style-name="ID0E3CBI" table:formula="oooc:=CONCATENATE(&quot;/// &quot;;IF([.C14]=&quot;no&quot;;&quot;(required)&quot;;&quot;(optional)&quot;))" office:value-type="string">
            <text:p>/// (required)</text:p>
          </table:table-cell>
          <table:table-cell table:style-name="ID0E3CBI" table:formula="oooc:=IF([.C14]=&quot;no&quot;;&quot;&quot;;&quot;@JsonKey(includeIfNull: false)&quot;)" office:value-type="string">
            <text:p/>
          </table:table-cell>
          <table:table-cell table:style-name="ID0E3CBI" table:formula="oooc:=CONCATENATE(IF([.C14]=&quot;no&quot;;&quot;final&quot;;&quot;     &quot;);&quot; &quot;;[.D14];&quot; &quot;;[.A14];&quot;;&quot;)" office:value-type="string">
            <text:p>final int favourites_count;</text:p>
          </table:table-cell>
          <table:table-cell table:style-name="ID0E5FBI" table:formula="oooc:=CONCATENATE([.F14];CHAR(10);IF([.G14]=&quot;&quot;;&quot;&quot;;CONCATENATE([.G14];CHAR(10)));[.H14])" office:value-type="string">
            <text:p>/// (required)
final int favourites_count;</text:p>
          </table:table-cell>
          <table:table-cell table:style-name="ID0E3CBI"/>
          <table:table-cell table:style-name="ID0E3CBI" table:formula="oooc:=CONCATENATE(&quot;this.&quot;;[.A14];IF([.C14]=&quot;no&quot;;&quot;&quot;;&quot; = null&quot;);&quot;;&quot;)" office:value-type="string">
            <text:p>this.favourites_count,</text:p>
          </table:table-cell>
          <table:table-cell table:number-columns-repeated="245"/>
        </table:table-row>
        <table:table-row xmlns:xdr="http://schemas.openxmlformats.org/drawingml/2006/spreadsheetDrawing" table:style-name="ID0EEKCK">
          <table:table-cell table:style-name="ID0EFFBI" office:value-type="string">
            <text:p>reblogged</text:p>
          </table:table-cell>
          <table:table-cell table:style-name="ID0EFFBI" office:value-type="string">
            <text:p>Whether the authenticated user has reblogged the status</text:p>
          </table:table-cell>
          <table:table-cell table:style-name="ID0EFFBI" office:value-type="string">
            <text:p>yes</text:p>
          </table:table-cell>
          <table:table-cell table:style-name="ID0EFFBI" office:value-type="string">
            <text:p>bool</text:p>
          </table:table-cell>
          <table:table-cell table:style-name="ID0EFFBI"/>
          <table:table-cell table:style-name="ID0E3CBI" table:formula="oooc:=CONCATENATE(&quot;/// &quot;;IF([.C15]=&quot;no&quot;;&quot;(required)&quot;;&quot;(optional)&quot;))" office:value-type="string">
            <text:p>/// (optional)</text:p>
          </table:table-cell>
          <table:table-cell table:style-name="ID0E3CBI" table:formula="oooc:=IF([.C1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5]=&quot;no&quot;;&quot;final&quot;;&quot;     &quot;);&quot; &quot;;[.D15];&quot; &quot;;[.A15];&quot;;&quot;)" office:value-type="string">
            <text:p>      bool reblogged;</text:p>
          </table:table-cell>
          <table:table-cell table:style-name="ID0E5FBI" table:formula="oooc:=CONCATENATE([.F15];CHAR(10);IF([.G15]=&quot;&quot;;&quot;&quot;;CONCATENATE([.G15];CHAR(10)));[.H15])" office:value-type="string">
            <text:p>/// (optional)
@JsonKey(includeIfNull: false)
      bool reblogged;</text:p>
          </table:table-cell>
          <table:table-cell table:style-name="ID0E3CBI"/>
          <table:table-cell table:style-name="ID0E3CBI" table:formula="oooc:=CONCATENATE(&quot;this.&quot;;[.A15];IF([.C15]=&quot;no&quot;;&quot;&quot;;&quot; = null&quot;);&quot;;&quot;)" office:value-type="string">
            <text:p>this.reblogged = null,</text:p>
          </table:table-cell>
          <table:table-cell table:number-columns-repeated="245"/>
        </table:table-row>
        <table:table-row xmlns:xdr="http://schemas.openxmlformats.org/drawingml/2006/spreadsheetDrawing" table:style-name="ID0EOMCK">
          <table:table-cell table:style-name="ID0EFFBI" office:value-type="string">
            <text:p>favourited</text:p>
          </table:table-cell>
          <table:table-cell table:style-name="ID0EFFBI" office:value-type="string">
            <text:p>Whether the authenticated user has favourited the status</text:p>
          </table:table-cell>
          <table:table-cell table:style-name="ID0EFFBI" office:value-type="string">
            <text:p>yes</text:p>
          </table:table-cell>
          <table:table-cell table:style-name="ID0EFFBI" office:value-type="string">
            <text:p>bool</text:p>
          </table:table-cell>
          <table:table-cell table:style-name="ID0EFFBI"/>
          <table:table-cell table:style-name="ID0E3CBI" table:formula="oooc:=CONCATENATE(&quot;/// &quot;;IF([.C16]=&quot;no&quot;;&quot;(required)&quot;;&quot;(optional)&quot;))" office:value-type="string">
            <text:p>/// (optional)</text:p>
          </table:table-cell>
          <table:table-cell table:style-name="ID0E3CBI" table:formula="oooc:=IF([.C1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6]=&quot;no&quot;;&quot;final&quot;;&quot;     &quot;);&quot; &quot;;[.D16];&quot; &quot;;[.A16];&quot;;&quot;)" office:value-type="string">
            <text:p>      bool favourited;</text:p>
          </table:table-cell>
          <table:table-cell table:style-name="ID0E5FBI" table:formula="oooc:=CONCATENATE([.F16];CHAR(10);IF([.G16]=&quot;&quot;;&quot;&quot;;CONCATENATE([.G16];CHAR(10)));[.H16])" office:value-type="string">
            <text:p>/// (optional)
@JsonKey(includeIfNull: false)
      bool favourited;</text:p>
          </table:table-cell>
          <table:table-cell table:style-name="ID0E3CBI"/>
          <table:table-cell table:style-name="ID0E3CBI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number-columns-repeated="245"/>
        </table:table-row>
        <table:table-row xmlns:xdr="http://schemas.openxmlformats.org/drawingml/2006/spreadsheetDrawing" table:style-name="ID0EYOCK">
          <table:table-cell table:style-name="ID0EFFBI" office:value-type="string">
            <text:p>muted</text:p>
          </table:table-cell>
          <table:table-cell table:style-name="ID0EFFBI" office:value-type="string">
            <text:p>Whether the authenticated user has muted the conversation this status from</text:p>
          </table:table-cell>
          <table:table-cell table:style-name="ID0EFFBI" office:value-type="string">
            <text:p>yes</text:p>
          </table:table-cell>
          <table:table-cell table:style-name="ID0EFFBI" office:value-type="string">
            <text:p>bool</text:p>
          </table:table-cell>
          <table:table-cell table:style-name="ID0EFFBI"/>
          <table:table-cell table:style-name="ID0E3CBI" table:formula="oooc:=CONCATENATE(&quot;/// &quot;;IF([.C17]=&quot;no&quot;;&quot;(required)&quot;;&quot;(optional)&quot;))" office:value-type="string">
            <text:p>/// (optional)</text:p>
          </table:table-cell>
          <table:table-cell table:style-name="ID0E3CBI" table:formula="oooc:=IF([.C1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7]=&quot;no&quot;;&quot;final&quot;;&quot;     &quot;);&quot; &quot;;[.D17];&quot; &quot;;[.A17];&quot;;&quot;)" office:value-type="string">
            <text:p>      bool muted;</text:p>
          </table:table-cell>
          <table:table-cell table:style-name="ID0E5FBI" table:formula="oooc:=CONCATENATE([.F17];CHAR(10);IF([.G17]=&quot;&quot;;&quot;&quot;;CONCATENATE([.G17];CHAR(10)));[.H17])" office:value-type="string">
            <text:p>/// (optional)
@JsonKey(includeIfNull: false)
      bool muted;</text:p>
          </table:table-cell>
          <table:table-cell table:style-name="ID0E3CBI"/>
          <table:table-cell table:style-name="ID0E3CBI" table:formula="oooc:=CONCATENATE(&quot;this.&quot;;[.A17];IF([.C17]=&quot;no&quot;;&quot;&quot;;&quot; = null&quot;);&quot;;&quot;)" office:value-type="string">
            <text:p>this.muted = null,</text:p>
          </table:table-cell>
          <table:table-cell table:number-columns-repeated="245"/>
        </table:table-row>
        <table:table-row xmlns:xdr="http://schemas.openxmlformats.org/drawingml/2006/spreadsheetDrawing" table:style-name="ID0ECRCK">
          <table:table-cell table:style-name="ID0EFFBI" office:value-type="string">
            <text:p>sensitive</text:p>
          </table:table-cell>
          <table:table-cell table:style-name="ID0EFFBI" office:value-type="string">
            <text:p>Whether media attachments should be hidden by default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bool</text:p>
          </table:table-cell>
          <table:table-cell table:style-name="ID0EFFBI"/>
          <table:table-cell table:style-name="ID0E3CBI" table:formula="oooc:=CONCATENATE(&quot;/// &quot;;IF([.C18]=&quot;no&quot;;&quot;(required)&quot;;&quot;(optional)&quot;))" office:value-type="string">
            <text:p>/// (required)</text:p>
          </table:table-cell>
          <table:table-cell table:style-name="ID0E3CBI" table:formula="oooc:=IF([.C18]=&quot;no&quot;;&quot;&quot;;&quot;@JsonKey(includeIfNull: false)&quot;)" office:value-type="string">
            <text:p/>
          </table:table-cell>
          <table:table-cell table:style-name="ID0E3CBI" table:formula="oooc:=CONCATENATE(IF([.C18]=&quot;no&quot;;&quot;final&quot;;&quot;     &quot;);&quot; &quot;;[.D18];&quot; &quot;;[.A18];&quot;;&quot;)" office:value-type="string">
            <text:p>final bool sensitive;</text:p>
          </table:table-cell>
          <table:table-cell table:style-name="ID0E5FBI" table:formula="oooc:=CONCATENATE([.F18];CHAR(10);IF([.G18]=&quot;&quot;;&quot;&quot;;CONCATENATE([.G18];CHAR(10)));[.H18])" office:value-type="string">
            <text:p>/// (required)
final bool sensitive;</text:p>
          </table:table-cell>
          <table:table-cell table:style-name="ID0E3CBI"/>
          <table:table-cell table:style-name="ID0E3CBI" table:formula="oooc:=CONCATENATE(&quot;this.&quot;;[.A18];IF([.C18]=&quot;no&quot;;&quot;&quot;;&quot; = null&quot;);&quot;;&quot;)" office:value-type="string">
            <text:p>this.sensitive,</text:p>
          </table:table-cell>
          <table:table-cell table:number-columns-repeated="245"/>
        </table:table-row>
        <table:table-row xmlns:xdr="http://schemas.openxmlformats.org/drawingml/2006/spreadsheetDrawing" table:style-name="ID0ELTCK">
          <table:table-cell table:style-name="ID0EFFBI" office:value-type="string">
            <text:p>spoiler_text</text:p>
          </table:table-cell>
          <table:table-cell table:style-name="ID0EFFBI" office:value-type="string">
            <text:p>If not empty, warning text that should be displayed before the actual content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19]=&quot;no&quot;;&quot;(required)&quot;;&quot;(optional)&quot;))" office:value-type="string">
            <text:p>/// (required)</text:p>
          </table:table-cell>
          <table:table-cell table:style-name="ID0E3CBI" table:formula="oooc:=IF([.C19]=&quot;no&quot;;&quot;&quot;;&quot;@JsonKey(includeIfNull: false)&quot;)" office:value-type="string">
            <text:p/>
          </table:table-cell>
          <table:table-cell table:style-name="ID0E3CBI" table:formula="oooc:=CONCATENATE(IF([.C19]=&quot;no&quot;;&quot;final&quot;;&quot;     &quot;);&quot; &quot;;[.D19];&quot; &quot;;[.A19];&quot;;&quot;)" office:value-type="string">
            <text:p>final String spoiler_text;</text:p>
          </table:table-cell>
          <table:table-cell table:style-name="ID0E5FBI" table:formula="oooc:=CONCATENATE([.F19];CHAR(10);IF([.G19]=&quot;&quot;;&quot;&quot;;CONCATENATE([.G19];CHAR(10)));[.H19])" office:value-type="string">
            <text:p>/// (required)
final String spoiler_text;</text:p>
          </table:table-cell>
          <table:table-cell table:style-name="ID0E3CBI"/>
          <table:table-cell table:style-name="ID0E3CBI" table:formula="oooc:=CONCATENATE(&quot;this.&quot;;[.A19];IF([.C19]=&quot;no&quot;;&quot;&quot;;&quot; = null&quot;);&quot;;&quot;)" office:value-type="string">
            <text:p>this.spoiler_text,</text:p>
          </table:table-cell>
          <table:table-cell table:number-columns-repeated="245"/>
        </table:table-row>
        <table:table-row xmlns:xdr="http://schemas.openxmlformats.org/drawingml/2006/spreadsheetDrawing" table:style-name="ID0EUVCK">
          <table:table-cell table:style-name="ID0EFFBI" office:value-type="string">
            <text:p>visibility</text:p>
          </table:table-cell>
          <table:table-cell table:style-name="ID0EFFBI" office:value-type="string">
            <text:p>One of: public, unlisted, private, direct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20]=&quot;no&quot;;&quot;(required)&quot;;&quot;(optional)&quot;))" office:value-type="string">
            <text:p>/// (required)</text:p>
          </table:table-cell>
          <table:table-cell table:style-name="ID0E3CBI" table:formula="oooc:=IF([.C20]=&quot;no&quot;;&quot;&quot;;&quot;@JsonKey(includeIfNull: false)&quot;)" office:value-type="string">
            <text:p/>
          </table:table-cell>
          <table:table-cell table:style-name="ID0E3CBI" table:formula="oooc:=CONCATENATE(IF([.C20]=&quot;no&quot;;&quot;final&quot;;&quot;     &quot;);&quot; &quot;;[.D20];&quot; &quot;;[.A20];&quot;;&quot;)" office:value-type="string">
            <text:p>final String visibility;</text:p>
          </table:table-cell>
          <table:table-cell table:style-name="ID0E5FBI" table:formula="oooc:=CONCATENATE([.F20];CHAR(10);IF([.G20]=&quot;&quot;;&quot;&quot;;CONCATENATE([.G20];CHAR(10)));[.H20])" office:value-type="string">
            <text:p>/// (required)
final String visibility;</text:p>
          </table:table-cell>
          <table:table-cell table:style-name="ID0E3CBI"/>
          <table:table-cell table:style-name="ID0E3CBI" table:formula="oooc:=CONCATENATE(&quot;this.&quot;;[.A20];IF([.C20]=&quot;no&quot;;&quot;&quot;;&quot; = null&quot;);&quot;;&quot;)" office:value-type="string">
            <text:p>this.visibility,</text:p>
          </table:table-cell>
          <table:table-cell table:number-columns-repeated="245"/>
        </table:table-row>
        <table:table-row xmlns:xdr="http://schemas.openxmlformats.org/drawingml/2006/spreadsheetDrawing" table:style-name="ID0E4XCK">
          <table:table-cell table:style-name="ID0EFFBI" office:value-type="string">
            <text:p>media_attachments</text:p>
          </table:table-cell>
          <table:table-cell table:style-name="ID0EFFBI" office:value-type="string">
            <text:p><text:span text:style-name="ID0EH5BI">An array of </text:span><text:span text:style-name="ID0ER5BI">Attachments</text:span>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List&lt;Attachment&gt;</text:p>
          </table:table-cell>
          <table:table-cell table:style-name="ID0EFFBI"/>
          <table:table-cell table:style-name="ID0E3CBI" table:formula="oooc:=CONCATENATE(&quot;/// &quot;;IF([.C21]=&quot;no&quot;;&quot;(required)&quot;;&quot;(optional)&quot;))" office:value-type="string">
            <text:p>/// (required)</text:p>
          </table:table-cell>
          <table:table-cell table:style-name="ID0E3CBI" table:formula="oooc:=IF([.C21]=&quot;no&quot;;&quot;&quot;;&quot;@JsonKey(includeIfNull: false)&quot;)" office:value-type="string">
            <text:p/>
          </table:table-cell>
          <table:table-cell table:style-name="ID0E3CBI" table:formula="oooc:=CONCATENATE(IF([.C21]=&quot;no&quot;;&quot;final&quot;;&quot;     &quot;);&quot; &quot;;[.D21];&quot; &quot;;[.A21];&quot;;&quot;)" office:value-type="string">
            <text:p>final List&lt;Attachment&gt; media_attachments;</text:p>
          </table:table-cell>
          <table:table-cell table:style-name="ID0E5FBI" table:formula="oooc:=CONCATENATE([.F21];CHAR(10);IF([.G21]=&quot;&quot;;&quot;&quot;;CONCATENATE([.G21];CHAR(10)));[.H21])" office:value-type="string">
            <text:p>/// (required)
final List&lt;Attachment&gt; media_attachments;</text:p>
          </table:table-cell>
          <table:table-cell table:style-name="ID0E3CBI"/>
          <table:table-cell table:style-name="ID0E3CBI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number-columns-repeated="245"/>
        </table:table-row>
        <table:table-row xmlns:xdr="http://schemas.openxmlformats.org/drawingml/2006/spreadsheetDrawing" table:style-name="ID0EG1CK">
          <table:table-cell table:style-name="ID0EFFBI" office:value-type="string">
            <text:p>mentions</text:p>
          </table:table-cell>
          <table:table-cell table:style-name="ID0EFFBI" office:value-type="string">
            <text:p><text:span text:style-name="ID0EC6BI">An array of </text:span><text:span text:style-name="ID0EM6BI">Mentions</text:span>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List&lt;Mention&gt;</text:p>
          </table:table-cell>
          <table:table-cell table:style-name="ID0EFFBI"/>
          <table:table-cell table:style-name="ID0E3CBI" table:formula="oooc:=CONCATENATE(&quot;/// &quot;;IF([.C22]=&quot;no&quot;;&quot;(required)&quot;;&quot;(optional)&quot;))" office:value-type="string">
            <text:p>/// (required)</text:p>
          </table:table-cell>
          <table:table-cell table:style-name="ID0E3CBI" table:formula="oooc:=IF([.C22]=&quot;no&quot;;&quot;&quot;;&quot;@JsonKey(includeIfNull: false)&quot;)" office:value-type="string">
            <text:p/>
          </table:table-cell>
          <table:table-cell table:style-name="ID0E3CBI" table:formula="oooc:=CONCATENATE(IF([.C22]=&quot;no&quot;;&quot;final&quot;;&quot;     &quot;);&quot; &quot;;[.D22];&quot; &quot;;[.A22];&quot;;&quot;)" office:value-type="string">
            <text:p>final List&lt;Mention&gt; mentions;</text:p>
          </table:table-cell>
          <table:table-cell table:style-name="ID0E5FBI" table:formula="oooc:=CONCATENATE([.F22];CHAR(10);IF([.G22]=&quot;&quot;;&quot;&quot;;CONCATENATE([.G22];CHAR(10)));[.H22])" office:value-type="string">
            <text:p>/// (required)
final List&lt;Mention&gt; mentions;</text:p>
          </table:table-cell>
          <table:table-cell table:style-name="ID0E3CBI"/>
          <table:table-cell table:style-name="ID0E3CBI" table:formula="oooc:=CONCATENATE(&quot;this.&quot;;[.A22];IF([.C22]=&quot;no&quot;;&quot;&quot;;&quot; = null&quot;);&quot;;&quot;)" office:value-type="string">
            <text:p>this.mentions,</text:p>
          </table:table-cell>
          <table:table-cell table:number-columns-repeated="245"/>
        </table:table-row>
        <table:table-row xmlns:xdr="http://schemas.openxmlformats.org/drawingml/2006/spreadsheetDrawing" table:style-name="ID0EP3CK">
          <table:table-cell table:style-name="ID0EFFBI" office:value-type="string">
            <text:p>tags</text:p>
          </table:table-cell>
          <table:table-cell table:style-name="ID0EFFBI" office:value-type="string">
            <text:p><text:span text:style-name="ID0EDHCI">An array of </text:span><text:span text:style-name="ID0ENHCI">Tags</text:span></text:p>
          </table:table-cell>
          <table:table-cell table:style-name="ID0EFFBI" office:value-type="string">
            <text:p>no</text:p>
          </table:table-cell>
          <table:table-cell table:style-name="ID0EFFBI" office:value-type="string">
            <text:p>List&lt;Tag&gt;</text:p>
          </table:table-cell>
          <table:table-cell table:style-name="ID0EFFBI"/>
          <table:table-cell table:style-name="ID0E3CBI" table:formula="oooc:=CONCATENATE(&quot;/// &quot;;IF([.C23]=&quot;no&quot;;&quot;(required)&quot;;&quot;(optional)&quot;))" office:value-type="string">
            <text:p>/// (required)</text:p>
          </table:table-cell>
          <table:table-cell table:style-name="ID0E3CBI" table:formula="oooc:=IF([.C23]=&quot;no&quot;;&quot;&quot;;&quot;@JsonKey(includeIfNull: false)&quot;)" office:value-type="string">
            <text:p/>
          </table:table-cell>
          <table:table-cell table:style-name="ID0E3CBI" table:formula="oooc:=CONCATENATE(IF([.C23]=&quot;no&quot;;&quot;final&quot;;&quot;     &quot;);&quot; &quot;;[.D23];&quot; &quot;;[.A23];&quot;;&quot;)" office:value-type="string">
            <text:p>final List&lt;Tag&gt; tags;</text:p>
          </table:table-cell>
          <table:table-cell table:style-name="ID0E5FBI" table:formula="oooc:=CONCATENATE([.F23];CHAR(10);IF([.G23]=&quot;&quot;;&quot;&quot;;CONCATENATE([.G23];CHAR(10)));[.H23])" office:value-type="string">
            <text:p>/// (required)
final List&lt;Tag&gt; tags;</text:p>
          </table:table-cell>
          <table:table-cell table:style-name="ID0E3CBI"/>
          <table:table-cell table:style-name="ID0E3CBI" table:formula="oooc:=CONCATENATE(&quot;this.&quot;;[.A23];IF([.C23]=&quot;no&quot;;&quot;&quot;;&quot; = null&quot;);&quot;;&quot;)" office:value-type="string">
            <text:p>this.tags,</text:p>
          </table:table-cell>
          <table:table-cell table:number-columns-repeated="245"/>
        </table:table-row>
        <table:table-row xmlns:xdr="http://schemas.openxmlformats.org/drawingml/2006/spreadsheetDrawing" table:style-name="ID0EY5CK">
          <table:table-cell table:style-name="ID0EFFBI" office:value-type="string">
            <text:p>application</text:p>
          </table:table-cell>
          <table:table-cell table:style-name="ID0EFFBI" office:value-type="string">
            <text:p><text:span text:style-name="ID0E46BI">Application</text:span><text:span text:style-name="ID0EGACI"> from which the status was posted</text:span></text:p>
          </table:table-cell>
          <table:table-cell table:style-name="ID0EFFBI" office:value-type="string">
            <text:p>yes</text:p>
          </table:table-cell>
          <table:table-cell table:style-name="ID0EFFBI" office:value-type="string">
            <text:p>Application</text:p>
          </table:table-cell>
          <table:table-cell table:style-name="ID0EFFBI"/>
          <table:table-cell table:style-name="ID0E3CBI" table:formula="oooc:=CONCATENATE(&quot;/// &quot;;IF([.C24]=&quot;no&quot;;&quot;(required)&quot;;&quot;(optional)&quot;))" office:value-type="string">
            <text:p>/// (optional)</text:p>
          </table:table-cell>
          <table:table-cell table:style-name="ID0E3CBI" table:formula="oooc:=IF([.C2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4]=&quot;no&quot;;&quot;final&quot;;&quot;     &quot;);&quot; &quot;;[.D24];&quot; &quot;;[.A24];&quot;;&quot;)" office:value-type="string">
            <text:p>      Application application;</text:p>
          </table:table-cell>
          <table:table-cell table:style-name="ID0E5FBI" table:formula="oooc:=CONCATENATE([.F24];CHAR(10);IF([.G24]=&quot;&quot;;&quot;&quot;;CONCATENATE([.G24];CHAR(10)));[.H24])" office:value-type="string">
            <text:p>/// (optional)
@JsonKey(includeIfNull: false)
      Application application;</text:p>
          </table:table-cell>
          <table:table-cell table:style-name="ID0E3CBI"/>
          <table:table-cell table:style-name="ID0E3CBI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number-columns-repeated="245"/>
        </table:table-row>
        <table:table-row xmlns:xdr="http://schemas.openxmlformats.org/drawingml/2006/spreadsheetDrawing" table:style-name="ID0ECBDK">
          <table:table-cell table:style-name="ID0EFFBI" office:value-type="string">
            <text:p>language</text:p>
          </table:table-cell>
          <table:table-cell table:style-name="ID0EFFBI" office:value-type="string">
            <text:p>The detected language for the status, if detected</text:p>
          </table:table-cell>
          <table:table-cell table:style-name="ID0EFFBI" office:value-type="string">
            <text:p>yes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25]=&quot;no&quot;;&quot;(required)&quot;;&quot;(optional)&quot;))" office:value-type="string">
            <text:p>/// (optional)</text:p>
          </table:table-cell>
          <table:table-cell table:style-name="ID0E3CBI" table:formula="oooc:=IF([.C2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5]=&quot;no&quot;;&quot;final&quot;;&quot;     &quot;);&quot; &quot;;[.D25];&quot; &quot;;[.A25];&quot;;&quot;)" office:value-type="string">
            <text:p>      String language;</text:p>
          </table:table-cell>
          <table:table-cell table:style-name="ID0E5FBI" table:formula="oooc:=CONCATENATE([.F25];CHAR(10);IF([.G25]=&quot;&quot;;&quot;&quot;;CONCATENATE([.G25];CHAR(10)));[.H25])" office:value-type="string">
            <text:p>/// (optional)
@JsonKey(includeIfNull: false)
      String language;</text:p>
          </table:table-cell>
          <table:table-cell table:style-name="ID0E3CBI"/>
          <table:table-cell table:style-name="ID0E3CBI" table:formula="oooc:=CONCATENATE(&quot;this.&quot;;[.A25];IF([.C25]=&quot;no&quot;;&quot;&quot;;&quot; = null&quot;);&quot;;&quot;)" office:value-type="string">
            <text:p>this.language = null,</text:p>
          </table:table-cell>
          <table:table-cell table:number-columns-repeated="245"/>
        </table:table-row>
        <table:table-row xmlns:xdr="http://schemas.openxmlformats.org/drawingml/2006/spreadsheetDrawing" table:style-name="ID0EMDDK">
          <table:table-cell table:style-name="ID0EFFBI" office:value-type="string">
            <text:p>pinned</text:p>
          </table:table-cell>
          <table:table-cell table:style-name="ID0EFFBI" office:value-type="string">
            <text:p>Whether this is the pinned status for the account that posted it</text:p>
          </table:table-cell>
          <table:table-cell table:style-name="ID0EFFBI" office:value-type="string">
            <text:p>yes</text:p>
          </table:table-cell>
          <table:table-cell table:style-name="ID0EFFBI" office:value-type="string">
            <text:p>bool</text:p>
          </table:table-cell>
          <table:table-cell table:style-name="ID0EFFBI"/>
          <table:table-cell table:style-name="ID0E3CBI" table:formula="oooc:=CONCATENATE(&quot;/// &quot;;IF([.C26]=&quot;no&quot;;&quot;(required)&quot;;&quot;(optional)&quot;))" office:value-type="string">
            <text:p>/// (optional)</text:p>
          </table:table-cell>
          <table:table-cell table:style-name="ID0E3CBI" table:formula="oooc:=IF([.C2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6]=&quot;no&quot;;&quot;final&quot;;&quot;     &quot;);&quot; &quot;;[.D26];&quot; &quot;;[.A26];&quot;;&quot;)" office:value-type="string">
            <text:p>      bool pinned;</text:p>
          </table:table-cell>
          <table:table-cell table:style-name="ID0E5FBI" table:formula="oooc:=CONCATENATE([.F26];CHAR(10);IF([.G26]=&quot;&quot;;&quot;&quot;;CONCATENATE([.G26];CHAR(10)));[.H26])" office:value-type="string">
            <text:p>/// (optional)
@JsonKey(includeIfNull: false)
      bool pinned;</text:p>
          </table:table-cell>
          <table:table-cell table:style-name="ID0E3CBI"/>
          <table:table-cell table:style-name="ID0E3CBI" table:formula="oooc:=CONCATENATE(&quot;this.&quot;;[.A26];IF([.C26]=&quot;no&quot;;&quot;&quot;;&quot; = null&quot;);&quot;;&quot;)" office:value-type="string">
            <text:p>this.pinned = null,</text:p>
          </table:table-cell>
          <table:table-cell table:number-columns-repeated="245"/>
        </table:table-row>
        <table:table-row xmlns:xdr="http://schemas.openxmlformats.org/drawingml/2006/spreadsheetDrawing" table:style-name="ID0EWFD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27]=&quot;no&quot;;&quot;(required)&quot;;&quot;(optional)&quot;))" office:value-type="string">
            <text:p>/// (optional)</text:p>
          </table:table-cell>
          <table:table-cell table:style-name="ID0E3CBI" table:formula="oooc:=IF([.C2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5FBI" table:formula="oooc:=CONCATENATE([.F27];CHAR(10);IF([.G27]=&quot;&quot;;&quot;&quot;;CONCATENATE([.G27];CHAR(10)));[.H2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7];IF([.C2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HD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28]=&quot;no&quot;;&quot;(required)&quot;;&quot;(optional)&quot;))" office:value-type="string">
            <text:p>/// (optional)</text:p>
          </table:table-cell>
          <table:table-cell table:style-name="ID0E3CBI" table:formula="oooc:=IF([.C2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5FBI" table:formula="oooc:=CONCATENATE([.F28];CHAR(10);IF([.G28]=&quot;&quot;;&quot;&quot;;CONCATENATE([.G28];CHAR(10)));[.H2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8];IF([.C2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JD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29]=&quot;no&quot;;&quot;(required)&quot;;&quot;(optional)&quot;))" office:value-type="string">
            <text:p>/// (optional)</text:p>
          </table:table-cell>
          <table:table-cell table:style-name="ID0E3CBI" table:formula="oooc:=IF([.C2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5FBI" table:formula="oooc:=CONCATENATE([.F29];CHAR(10);IF([.G29]=&quot;&quot;;&quot;&quot;;CONCATENATE([.G29];CHAR(10)));[.H2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9];IF([.C2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LD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0]=&quot;no&quot;;&quot;(required)&quot;;&quot;(optional)&quot;))" office:value-type="string">
            <text:p>/// (optional)</text:p>
          </table:table-cell>
          <table:table-cell table:style-name="ID0E3CBI" table:formula="oooc:=IF([.C3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5FBI" table:formula="oooc:=CONCATENATE([.F30];CHAR(10);IF([.G30]=&quot;&quot;;&quot;&quot;;CONCATENATE([.G30];CHAR(10)));[.H3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0];IF([.C3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ND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1]=&quot;no&quot;;&quot;(required)&quot;;&quot;(optional)&quot;))" office:value-type="string">
            <text:p>/// (optional)</text:p>
          </table:table-cell>
          <table:table-cell table:style-name="ID0E3CBI" table:formula="oooc:=IF([.C3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5FBI" table:formula="oooc:=CONCATENATE([.F31];CHAR(10);IF([.G31]=&quot;&quot;;&quot;&quot;;CONCATENATE([.G31];CHAR(10)));[.H3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1];IF([.C3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QD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2]=&quot;no&quot;;&quot;(required)&quot;;&quot;(optional)&quot;))" office:value-type="string">
            <text:p>/// (optional)</text:p>
          </table:table-cell>
          <table:table-cell table:style-name="ID0E3CBI" table:formula="oooc:=IF([.C3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5FBI" table:formula="oooc:=CONCATENATE([.F32];CHAR(10);IF([.G32]=&quot;&quot;;&quot;&quot;;CONCATENATE([.G32];CHAR(10)));[.H3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2];IF([.C3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SD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3]=&quot;no&quot;;&quot;(required)&quot;;&quot;(optional)&quot;))" office:value-type="string">
            <text:p>/// (optional)</text:p>
          </table:table-cell>
          <table:table-cell table:style-name="ID0E3CBI" table:formula="oooc:=IF([.C3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5FBI" table:formula="oooc:=CONCATENATE([.F33];CHAR(10);IF([.G33]=&quot;&quot;;&quot;&quot;;CONCATENATE([.G33];CHAR(10)));[.H3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3];IF([.C3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ro9">
          <table:table-cell table:style-name="ID0E3CBI"/>
          <table:table-cell table:style-name="ID0E3CBI"/>
          <table:table-cell table:style-name="ID0E3CBI"/>
          <table:table-cell table:style-name="ID0E3CBI"/>
          <table:table-cell table:style-name="ID0E3C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number-columns-repeated="245"/>
        </table:table-row>
      </table:table>
      <table:table table:name="Mention" table:style-name="ID0ELXEM">
        <table:table-column table:style-name="ID0EDXDK" table:default-cell-style-name="ID0ESCBI"/>
        <table:table-column table:style-name="ID0EJXDK" table:default-cell-style-name="ID0ESCBI"/>
        <table:table-column table:style-name="ID0EPXDK" table:default-cell-style-name="ID0ESCBI"/>
        <table:table-column table:style-name="ID0EVXDK" table:number-columns-repeated="2" table:default-cell-style-name="ID0ESCBI"/>
        <table:table-column table:style-name="ID0E2XDK" table:number-columns-repeated="4" table:default-cell-style-name="ID0ESCBI"/>
        <table:table-column table:style-name="ID0EBYDK" table:number-columns-repeated="247" table:default-cell-style-name="ID0ESCBI"/>
        <table:table-row xmlns:xdr="http://schemas.openxmlformats.org/drawingml/2006/spreadsheetDrawing" table:style-name="ID0EIYDK">
          <table:table-cell table:style-name="ID0EMEBI" office:value-type="string">
            <text:p>class name</text:p>
          </table:table-cell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 office:value-type="string">
            <text:p>field definitions</text:p>
          </table:table-cell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A1DK">
          <table:table-cell table:style-name="ID0EMEBI" office:value-type="string">
            <text:p>Mention</text:p>
          </table:table-cell>
          <table:table-cell table:style-name="ID0EMEBI"/>
          <table:table-cell table:style-name="ID0EMEBI"/>
          <table:table-cell table:style-name="ID0EMEBI" office:value-type="string">
            <text:p>type</text:p>
          </table:table-cell>
          <table:table-cell table:style-name="ID0EMEBI"/>
          <table:table-cell table:style-name="ID0E3CBI" office:value-type="string">
            <text:p>comment</text:p>
          </table:table-cell>
          <table:table-cell table:style-name="ID0E3CBI" office:value-type="string">
            <text:p>json annotation</text:p>
          </table:table-cell>
          <table:table-cell table:style-name="ID0E3CBI" office:value-type="string">
            <text:p>variable part</text:p>
          </table:table-cell>
          <table:table-cell table:style-name="ID0ESFBI" office:value-type="string">
            <text:p>COMBINED</text:p>
          </table:table-cell>
          <table:table-cell table:style-name="ID0E3CBI"/>
          <table:table-cell table:style-name="ID0E3CBI" table:formula="oooc:=CONCATENATE([.A2];&quot;({&quot;)" office:value-type="string">
            <text:p>Mention({</text:p>
          </table:table-cell>
          <table:table-cell table:number-columns-repeated="245"/>
        </table:table-row>
        <table:table-row xmlns:xdr="http://schemas.openxmlformats.org/drawingml/2006/spreadsheetDrawing" table:style-name="ID0EB3DK">
          <table:table-cell table:style-name="ID0ELGBI" office:value-type="string">
            <text:p>url</text:p>
          </table:table-cell>
          <table:table-cell table:style-name="ID0ELGBI" office:value-type="string">
            <text:p>URL of user's profile (can be remote)</text:p>
          </table:table-cell>
          <table:table-cell table:style-name="ID0ELGBI" office:value-type="string">
            <text:p>no</text:p>
          </table:table-cell>
          <table:table-cell table:style-name="ID0EFFBI" office:value-type="string">
            <text:p>Uri</text:p>
          </table:table-cell>
          <table:table-cell table:style-name="ID0EFFBI"/>
          <table:table-cell table:style-name="ID0E3CBI" table:formula="oooc:=CONCATENATE(&quot;/// &quot;;IF([.C3]=&quot;no&quot;;&quot;(required)&quot;;&quot;(optional)&quot;))" office:value-type="string">
            <text:p>/// (required)</text:p>
          </table:table-cell>
          <table:table-cell table:style-name="ID0E3CBI" table:formula="oooc:=IF([.C3]=&quot;no&quot;;&quot;&quot;;&quot;@JsonKey(includeIfNull: false)&quot;)" office:value-type="string">
            <text:p/>
          </table:table-cell>
          <table:table-cell table:style-name="ID0E3CBI" table:formula="oooc:=CONCATENATE(IF([.C3]=&quot;no&quot;;&quot;final&quot;;&quot;     &quot;);&quot; &quot;;[.D3];&quot; &quot;;[.A3];&quot;;&quot;)" office:value-type="string">
            <text:p>final Uri url;</text:p>
          </table:table-cell>
          <table:table-cell table:style-name="ID0E5FBI" table:formula="oooc:=CONCATENATE([.F3];CHAR(10);IF([.G3]=&quot;&quot;;&quot;&quot;;CONCATENATE([.G3];CHAR(10)));[.H3])" office:value-type="string">
            <text:p>/// (required)
final Uri url;</text:p>
          </table:table-cell>
          <table:table-cell table:style-name="ID0E3CBI"/>
          <table:table-cell table:style-name="ID0E3CBI" table:formula="oooc:=CONCATENATE(&quot;this.&quot;;[.A3];IF([.C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K5DK">
          <table:table-cell table:style-name="ID0ELGBI" office:value-type="string">
            <text:p>username</text:p>
          </table:table-cell>
          <table:table-cell table:style-name="ID0ELGBI" office:value-type="string">
            <text:p>The username of the account</text:p>
          </table:table-cell>
          <table:table-cell table:style-name="ID0ELG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4]=&quot;no&quot;;&quot;(required)&quot;;&quot;(optional)&quot;))" office:value-type="string">
            <text:p>/// (required)</text:p>
          </table:table-cell>
          <table:table-cell table:style-name="ID0E3CBI" table:formula="oooc:=IF([.C4]=&quot;no&quot;;&quot;&quot;;&quot;@JsonKey(includeIfNull: false)&quot;)" office:value-type="string">
            <text:p/>
          </table:table-cell>
          <table:table-cell table:style-name="ID0E3CBI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5FBI" table:formula="oooc:=CONCATENATE([.F4];CHAR(10);IF([.G4]=&quot;&quot;;&quot;&quot;;CONCATENATE([.G4];CHAR(10)));[.H4])" office:value-type="string">
            <text:p>/// (required)
final String username;</text:p>
          </table:table-cell>
          <table:table-cell table:style-name="ID0E3CBI"/>
          <table:table-cell table:style-name="ID0E3CBI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TAEK">
          <table:table-cell table:style-name="ID0ELGBI" office:value-type="string">
            <text:p>acct</text:p>
          </table:table-cell>
          <table:table-cell table:style-name="ID0ELGBI" office:value-type="string">
            <text:p>Equals</text:p>
          </table:table-cell>
          <table:table-cell table:style-name="ID0ELG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5]=&quot;no&quot;;&quot;(required)&quot;;&quot;(optional)&quot;))" office:value-type="string">
            <text:p>/// (required)</text:p>
          </table:table-cell>
          <table:table-cell table:style-name="ID0E3CBI" table:formula="oooc:=IF([.C5]=&quot;no&quot;;&quot;&quot;;&quot;@JsonKey(includeIfNull: false)&quot;)" office:value-type="string">
            <text:p/>
          </table:table-cell>
          <table:table-cell table:style-name="ID0E3CBI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5FBI" table:formula="oooc:=CONCATENATE([.F5];CHAR(10);IF([.G5]=&quot;&quot;;&quot;&quot;;CONCATENATE([.G5];CHAR(10)));[.H5])" office:value-type="string">
            <text:p>/// (required)
final String acct;</text:p>
          </table:table-cell>
          <table:table-cell table:style-name="ID0E3CBI"/>
          <table:table-cell table:style-name="ID0E3CBI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3CEK">
          <table:table-cell table:style-name="ID0ELGBI" office:value-type="string">
            <text:p>id</text:p>
          </table:table-cell>
          <table:table-cell table:style-name="ID0ELGBI" office:value-type="string">
            <text:p>Account ID</text:p>
          </table:table-cell>
          <table:table-cell table:style-name="ID0ELGBI" office:value-type="string">
            <text:p>no</text:p>
          </table:table-cell>
          <table:table-cell table:style-name="ID0EFFBI" office:value-type="string">
            <text:p>String</text:p>
          </table:table-cell>
          <table:table-cell table:style-name="ID0EFFBI"/>
          <table:table-cell table:style-name="ID0E3CBI" table:formula="oooc:=CONCATENATE(&quot;/// &quot;;IF([.C6]=&quot;no&quot;;&quot;(required)&quot;;&quot;(optional)&quot;))" office:value-type="string">
            <text:p>/// (required)</text:p>
          </table:table-cell>
          <table:table-cell table:style-name="ID0E3CBI" table:formula="oooc:=IF([.C6]=&quot;no&quot;;&quot;&quot;;&quot;@JsonKey(includeIfNull: false)&quot;)" office:value-type="string">
            <text:p/>
          </table:table-cell>
          <table:table-cell table:style-name="ID0E3CBI" table:formula="oooc:=CONCATENATE(IF([.C6]=&quot;no&quot;;&quot;final&quot;;&quot;     &quot;);&quot; &quot;;[.D6];&quot; &quot;;[.A6];&quot;;&quot;)" office:value-type="string">
            <text:p>final String id;</text:p>
          </table:table-cell>
          <table:table-cell table:style-name="ID0E5FBI" table:formula="oooc:=CONCATENATE([.F6];CHAR(10);IF([.G6]=&quot;&quot;;&quot;&quot;;CONCATENATE([.G6];CHAR(10)));[.H6])" office:value-type="string">
            <text:p>/// (required)
final String id;</text:p>
          </table:table-cell>
          <table:table-cell table:style-name="ID0E3CBI"/>
          <table:table-cell table:style-name="ID0E3CBI" table:formula="oooc:=CONCATENATE(&quot;this.&quot;;[.A6];IF([.C6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FF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7]=&quot;no&quot;;&quot;(required)&quot;;&quot;(optional)&quot;))" office:value-type="string">
            <text:p>/// (optional)</text:p>
          </table:table-cell>
          <table:table-cell table:style-name="ID0E3CBI" table:formula="oooc:=IF([.C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5FBI" table:formula="oooc:=CONCATENATE([.F7];CHAR(10);IF([.G7]=&quot;&quot;;&quot;&quot;;CONCATENATE([.G7];CHAR(10)));[.H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H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8]=&quot;no&quot;;&quot;(required)&quot;;&quot;(optional)&quot;))" office:value-type="string">
            <text:p>/// (optional)</text:p>
          </table:table-cell>
          <table:table-cell table:style-name="ID0E3CBI" table:formula="oooc:=IF([.C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5FBI" table:formula="oooc:=CONCATENATE([.F8];CHAR(10);IF([.G8]=&quot;&quot;;&quot;&quot;;CONCATENATE([.G8];CHAR(10)));[.H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J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9]=&quot;no&quot;;&quot;(required)&quot;;&quot;(optional)&quot;))" office:value-type="string">
            <text:p>/// (optional)</text:p>
          </table:table-cell>
          <table:table-cell table:style-name="ID0E3CBI" table:formula="oooc:=IF([.C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5FBI" table:formula="oooc:=CONCATENATE([.F9];CHAR(10);IF([.G9]=&quot;&quot;;&quot;&quot;;CONCATENATE([.G9];CHAR(10)));[.H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L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0]=&quot;no&quot;;&quot;(required)&quot;;&quot;(optional)&quot;))" office:value-type="string">
            <text:p>/// (optional)</text:p>
          </table:table-cell>
          <table:table-cell table:style-name="ID0E3CBI" table:formula="oooc:=IF([.C1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5FBI" table:formula="oooc:=CONCATENATE([.F10];CHAR(10);IF([.G10]=&quot;&quot;;&quot;&quot;;CONCATENATE([.G10];CHAR(10)));[.H1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N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1]=&quot;no&quot;;&quot;(required)&quot;;&quot;(optional)&quot;))" office:value-type="string">
            <text:p>/// (optional)</text:p>
          </table:table-cell>
          <table:table-cell table:style-name="ID0E3CBI" table:formula="oooc:=IF([.C1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5FBI" table:formula="oooc:=CONCATENATE([.F11];CHAR(10);IF([.G11]=&quot;&quot;;&quot;&quot;;CONCATENATE([.G11];CHAR(10)));[.H1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P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2]=&quot;no&quot;;&quot;(required)&quot;;&quot;(optional)&quot;))" office:value-type="string">
            <text:p>/// (optional)</text:p>
          </table:table-cell>
          <table:table-cell table:style-name="ID0E3CBI" table:formula="oooc:=IF([.C1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5FBI" table:formula="oooc:=CONCATENATE([.F12];CHAR(10);IF([.G12]=&quot;&quot;;&quot;&quot;;CONCATENATE([.G12];CHAR(10)));[.H1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R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3]=&quot;no&quot;;&quot;(required)&quot;;&quot;(optional)&quot;))" office:value-type="string">
            <text:p>/// (optional)</text:p>
          </table:table-cell>
          <table:table-cell table:style-name="ID0E3CBI" table:formula="oooc:=IF([.C1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5FBI" table:formula="oooc:=CONCATENATE([.F13];CHAR(10);IF([.G13]=&quot;&quot;;&quot;&quot;;CONCATENATE([.G13];CHAR(10)));[.H1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T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4]=&quot;no&quot;;&quot;(required)&quot;;&quot;(optional)&quot;))" office:value-type="string">
            <text:p>/// (optional)</text:p>
          </table:table-cell>
          <table:table-cell table:style-name="ID0E3CBI" table:formula="oooc:=IF([.C1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5FBI" table:formula="oooc:=CONCATENATE([.F14];CHAR(10);IF([.G14]=&quot;&quot;;&quot;&quot;;CONCATENATE([.G14];CHAR(10)));[.H1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V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5]=&quot;no&quot;;&quot;(required)&quot;;&quot;(optional)&quot;))" office:value-type="string">
            <text:p>/// (optional)</text:p>
          </table:table-cell>
          <table:table-cell table:style-name="ID0E3CBI" table:formula="oooc:=IF([.C1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5FBI" table:formula="oooc:=CONCATENATE([.F15];CHAR(10);IF([.G15]=&quot;&quot;;&quot;&quot;;CONCATENATE([.G15];CHAR(10)));[.H1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X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6]=&quot;no&quot;;&quot;(required)&quot;;&quot;(optional)&quot;))" office:value-type="string">
            <text:p>/// (optional)</text:p>
          </table:table-cell>
          <table:table-cell table:style-name="ID0E3CBI" table:formula="oooc:=IF([.C1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5FBI" table:formula="oooc:=CONCATENATE([.F16];CHAR(10);IF([.G16]=&quot;&quot;;&quot;&quot;;CONCATENATE([.G16];CHAR(10)));[.H1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Z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7]=&quot;no&quot;;&quot;(required)&quot;;&quot;(optional)&quot;))" office:value-type="string">
            <text:p>/// (optional)</text:p>
          </table:table-cell>
          <table:table-cell table:style-name="ID0E3CBI" table:formula="oooc:=IF([.C1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5FBI" table:formula="oooc:=CONCATENATE([.F17];CHAR(10);IF([.G17]=&quot;&quot;;&quot;&quot;;CONCATENATE([.G17];CHAR(10)));[.H1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2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8]=&quot;no&quot;;&quot;(required)&quot;;&quot;(optional)&quot;))" office:value-type="string">
            <text:p>/// (optional)</text:p>
          </table:table-cell>
          <table:table-cell table:style-name="ID0E3CBI" table:formula="oooc:=IF([.C1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5FBI" table:formula="oooc:=CONCATENATE([.F18];CHAR(10);IF([.G18]=&quot;&quot;;&quot;&quot;;CONCATENATE([.G18];CHAR(10)));[.H1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4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19]=&quot;no&quot;;&quot;(required)&quot;;&quot;(optional)&quot;))" office:value-type="string">
            <text:p>/// (optional)</text:p>
          </table:table-cell>
          <table:table-cell table:style-name="ID0E3CBI" table:formula="oooc:=IF([.C1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5FBI" table:formula="oooc:=CONCATENATE([.F19];CHAR(10);IF([.G19]=&quot;&quot;;&quot;&quot;;CONCATENATE([.G19];CHAR(10)));[.H1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6E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0]=&quot;no&quot;;&quot;(required)&quot;;&quot;(optional)&quot;))" office:value-type="string">
            <text:p>/// (optional)</text:p>
          </table:table-cell>
          <table:table-cell table:style-name="ID0E3CBI" table:formula="oooc:=IF([.C2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5FBI" table:formula="oooc:=CONCATENATE([.F20];CHAR(10);IF([.G20]=&quot;&quot;;&quot;&quot;;CONCATENATE([.G20];CHAR(10)));[.H2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CF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1]=&quot;no&quot;;&quot;(required)&quot;;&quot;(optional)&quot;))" office:value-type="string">
            <text:p>/// (optional)</text:p>
          </table:table-cell>
          <table:table-cell table:style-name="ID0E3CBI" table:formula="oooc:=IF([.C2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5FBI" table:formula="oooc:=CONCATENATE([.F21];CHAR(10);IF([.G21]=&quot;&quot;;&quot;&quot;;CONCATENATE([.G21];CHAR(10)));[.H2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EF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2]=&quot;no&quot;;&quot;(required)&quot;;&quot;(optional)&quot;))" office:value-type="string">
            <text:p>/// (optional)</text:p>
          </table:table-cell>
          <table:table-cell table:style-name="ID0E3CBI" table:formula="oooc:=IF([.C2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5FBI" table:formula="oooc:=CONCATENATE([.F22];CHAR(10);IF([.G22]=&quot;&quot;;&quot;&quot;;CONCATENATE([.G22];CHAR(10)));[.H2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GF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3]=&quot;no&quot;;&quot;(required)&quot;;&quot;(optional)&quot;))" office:value-type="string">
            <text:p>/// (optional)</text:p>
          </table:table-cell>
          <table:table-cell table:style-name="ID0E3CBI" table:formula="oooc:=IF([.C2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5FBI" table:formula="oooc:=CONCATENATE([.F23];CHAR(10);IF([.G23]=&quot;&quot;;&quot;&quot;;CONCATENATE([.G23];CHAR(10)));[.H2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IF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4]=&quot;no&quot;;&quot;(required)&quot;;&quot;(optional)&quot;))" office:value-type="string">
            <text:p>/// (optional)</text:p>
          </table:table-cell>
          <table:table-cell table:style-name="ID0E3CBI" table:formula="oooc:=IF([.C2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5FBI" table:formula="oooc:=CONCATENATE([.F24];CHAR(10);IF([.G24]=&quot;&quot;;&quot;&quot;;CONCATENATE([.G24];CHAR(10)));[.H2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KF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5]=&quot;no&quot;;&quot;(required)&quot;;&quot;(optional)&quot;))" office:value-type="string">
            <text:p>/// (optional)</text:p>
          </table:table-cell>
          <table:table-cell table:style-name="ID0E3CBI" table:formula="oooc:=IF([.C2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5FBI" table:formula="oooc:=CONCATENATE([.F25];CHAR(10);IF([.G25]=&quot;&quot;;&quot;&quot;;CONCATENATE([.G25];CHAR(10)));[.H2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MFK"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FFBI"/>
          <table:table-cell table:style-name="ID0E3CBI" table:formula="oooc:=CONCATENATE(&quot;/// &quot;;IF([.C26]=&quot;no&quot;;&quot;(required)&quot;;&quot;(optional)&quot;))" office:value-type="string">
            <text:p>/// (optional)</text:p>
          </table:table-cell>
          <table:table-cell table:style-name="ID0E3CBI" table:formula="oooc:=IF([.C2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5FBI" table:formula="oooc:=CONCATENATE([.F26];CHAR(10);IF([.G26]=&quot;&quot;;&quot;&quot;;CONCATENATE([.G26];CHAR(10)));[.H2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OF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27]=&quot;no&quot;;&quot;(required)&quot;;&quot;(optional)&quot;))" office:value-type="string">
            <text:p>/// (optional)</text:p>
          </table:table-cell>
          <table:table-cell table:style-name="ID0E3CBI" table:formula="oooc:=IF([.C2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5FBI" table:formula="oooc:=CONCATENATE([.F27];CHAR(10);IF([.G27]=&quot;&quot;;&quot;&quot;;CONCATENATE([.G27];CHAR(10)));[.H2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7];IF([.C2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QF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28]=&quot;no&quot;;&quot;(required)&quot;;&quot;(optional)&quot;))" office:value-type="string">
            <text:p>/// (optional)</text:p>
          </table:table-cell>
          <table:table-cell table:style-name="ID0E3CBI" table:formula="oooc:=IF([.C2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5FBI" table:formula="oooc:=CONCATENATE([.F28];CHAR(10);IF([.G28]=&quot;&quot;;&quot;&quot;;CONCATENATE([.G28];CHAR(10)));[.H2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8];IF([.C2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SF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29]=&quot;no&quot;;&quot;(required)&quot;;&quot;(optional)&quot;))" office:value-type="string">
            <text:p>/// (optional)</text:p>
          </table:table-cell>
          <table:table-cell table:style-name="ID0E3CBI" table:formula="oooc:=IF([.C2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5FBI" table:formula="oooc:=CONCATENATE([.F29];CHAR(10);IF([.G29]=&quot;&quot;;&quot;&quot;;CONCATENATE([.G29];CHAR(10)));[.H2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9];IF([.C2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UF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0]=&quot;no&quot;;&quot;(required)&quot;;&quot;(optional)&quot;))" office:value-type="string">
            <text:p>/// (optional)</text:p>
          </table:table-cell>
          <table:table-cell table:style-name="ID0E3CBI" table:formula="oooc:=IF([.C3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5FBI" table:formula="oooc:=CONCATENATE([.F30];CHAR(10);IF([.G30]=&quot;&quot;;&quot;&quot;;CONCATENATE([.G30];CHAR(10)));[.H3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0];IF([.C3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WF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1]=&quot;no&quot;;&quot;(required)&quot;;&quot;(optional)&quot;))" office:value-type="string">
            <text:p>/// (optional)</text:p>
          </table:table-cell>
          <table:table-cell table:style-name="ID0E3CBI" table:formula="oooc:=IF([.C3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5FBI" table:formula="oooc:=CONCATENATE([.F31];CHAR(10);IF([.G31]=&quot;&quot;;&quot;&quot;;CONCATENATE([.G31];CHAR(10)));[.H3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1];IF([.C3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YF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2]=&quot;no&quot;;&quot;(required)&quot;;&quot;(optional)&quot;))" office:value-type="string">
            <text:p>/// (optional)</text:p>
          </table:table-cell>
          <table:table-cell table:style-name="ID0E3CBI" table:formula="oooc:=IF([.C3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5FBI" table:formula="oooc:=CONCATENATE([.F32];CHAR(10);IF([.G32]=&quot;&quot;;&quot;&quot;;CONCATENATE([.G32];CHAR(10)));[.H3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2];IF([.C3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1FK"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MEBI"/>
          <table:table-cell table:style-name="ID0E3CBI" table:formula="oooc:=CONCATENATE(&quot;/// &quot;;IF([.C33]=&quot;no&quot;;&quot;(required)&quot;;&quot;(optional)&quot;))" office:value-type="string">
            <text:p>/// (optional)</text:p>
          </table:table-cell>
          <table:table-cell table:style-name="ID0E3CBI" table:formula="oooc:=IF([.C3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5FBI" table:formula="oooc:=CONCATENATE([.F33];CHAR(10);IF([.G33]=&quot;&quot;;&quot;&quot;;CONCATENATE([.G33];CHAR(10)));[.H3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3];IF([.C3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ro10">
          <table:table-cell table:style-name="ID0E3CBI"/>
          <table:table-cell table:style-name="ID0E3CBI"/>
          <table:table-cell table:style-name="ID0E3CBI"/>
          <table:table-cell table:style-name="ID0E3CBI"/>
          <table:table-cell table:style-name="ID0E3C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number-columns-repeated="245"/>
        </table:table-row>
      </table:table>
      <table:table table:name="Emoji" table:style-name="ID0EQXEM">
        <table:table-column table:style-name="ID0E16FK" table:default-cell-style-name="ID0EYGBI"/>
        <table:table-column table:style-name="ID0EBAGK" table:default-cell-style-name="ID0EYGBI"/>
        <table:table-column table:style-name="ID0EIAGK" table:default-cell-style-name="ID0EYGBI"/>
        <table:table-column table:style-name="ID0EPAGK" table:number-columns-repeated="2" table:default-cell-style-name="ID0EYGBI"/>
        <table:table-column table:style-name="ID0EWAGK" table:number-columns-repeated="4" table:default-cell-style-name="ID0EYGBI"/>
        <table:table-column table:style-name="ID0E4AGK" table:number-columns-repeated="247" table:default-cell-style-name="ID0EYGBI"/>
        <table:table-column table:style-name="ID0EEBGK" table:default-cell-style-name="ID0EYGBI"/>
        <table:table-row xmlns:xdr="http://schemas.openxmlformats.org/drawingml/2006/spreadsheetDrawing" table:style-name="ID0EMBGK">
          <table:table-cell table:style-name="ID0EUDBI" office:value-type="string">
            <text:p>class name</text:p>
          </table:table-cell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 office:value-type="string">
            <text:p>field definitions</text:p>
          </table:table-cell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EDGK">
          <table:table-cell table:style-name="ID0EUDBI" office:value-type="string">
            <text:p>Emoji</text:p>
          </table:table-cell>
          <table:table-cell table:style-name="ID0EUDBI"/>
          <table:table-cell table:style-name="ID0EUDBI"/>
          <table:table-cell table:style-name="ID0EUDBI" office:value-type="string">
            <text:p>type</text:p>
          </table:table-cell>
          <table:table-cell table:style-name="ID0EUDBI"/>
          <table:table-cell table:style-name="ID0E3CBI" office:value-type="string">
            <text:p>comment</text:p>
          </table:table-cell>
          <table:table-cell table:style-name="ID0E3CBI" office:value-type="string">
            <text:p>json annotation</text:p>
          </table:table-cell>
          <table:table-cell table:style-name="ID0E3CBI" office:value-type="string">
            <text:p>variable part</text:p>
          </table:table-cell>
          <table:table-cell table:style-name="ID0ESFBI" office:value-type="string">
            <text:p>COMBINED</text:p>
          </table:table-cell>
          <table:table-cell table:style-name="ID0E3CBI"/>
          <table:table-cell table:style-name="ID0E3CBI" table:formula="oooc:=CONCATENATE([.A2];&quot;({&quot;)" office:value-type="string">
            <text:p>Emoji({</text:p>
          </table:table-cell>
          <table:table-cell table:number-columns-repeated="245"/>
        </table:table-row>
        <table:table-row xmlns:xdr="http://schemas.openxmlformats.org/drawingml/2006/spreadsheetDrawing" table:style-name="ID0EFFGK">
          <table:table-cell table:style-name="ID0EYGBI" office:value-type="string">
            <text:p>shortcode</text:p>
          </table:table-cell>
          <table:table-cell table:style-name="ID0EYGBI" office:value-type="string">
            <text:p>The shortcode of the emoji</text:p>
          </table:table-cell>
          <table:table-cell table:style-name="ID0EYGBI" office:value-type="string">
            <text:p>no</text:p>
          </table:table-cell>
          <table:table-cell table:style-name="ID0EYEBI" office:value-type="string">
            <text:p>String</text:p>
          </table:table-cell>
          <table:table-cell table:style-name="ID0EYEBI"/>
          <table:table-cell table:style-name="ID0E3CBI" table:formula="oooc:=CONCATENATE(&quot;/// &quot;;IF([.C3]=&quot;no&quot;;&quot;(required)&quot;;&quot;(optional)&quot;))" office:value-type="string">
            <text:p>/// (required)</text:p>
          </table:table-cell>
          <table:table-cell table:style-name="ID0E3CBI" table:formula="oooc:=IF([.C3]=&quot;no&quot;;&quot;&quot;;&quot;@JsonKey(includeIfNull: false)&quot;)" office:value-type="string">
            <text:p/>
          </table:table-cell>
          <table:table-cell table:style-name="ID0E3CBI" table:formula="oooc:=CONCATENATE(IF([.C3]=&quot;no&quot;;&quot;final&quot;;&quot;     &quot;);&quot; &quot;;[.D3];&quot; &quot;;[.A3];&quot;;&quot;)" office:value-type="string">
            <text:p>final String shortcode;</text:p>
          </table:table-cell>
          <table:table-cell table:style-name="ID0E5FBI" table:formula="oooc:=CONCATENATE([.F3];CHAR(10);IF([.G3]=&quot;&quot;;&quot;&quot;;CONCATENATE([.G3];CHAR(10)));[.H3])" office:value-type="string">
            <text:p>/// (required)
final String shortcode;</text:p>
          </table:table-cell>
          <table:table-cell table:style-name="ID0E3CBI"/>
          <table:table-cell table:style-name="ID0E3CBI" table:formula="oooc:=CONCATENATE(&quot;this.&quot;;[.A3];IF([.C3]=&quot;no&quot;;&quot;&quot;;&quot; = null&quot;);&quot;;&quot;)" office:value-type="string">
            <text:p>this.shortcode,</text:p>
          </table:table-cell>
          <table:table-cell table:number-columns-repeated="245"/>
        </table:table-row>
        <table:table-row xmlns:xdr="http://schemas.openxmlformats.org/drawingml/2006/spreadsheetDrawing" table:style-name="ID0EOHGK">
          <table:table-cell table:style-name="ID0EYGBI" office:value-type="string">
            <text:p>static_url</text:p>
          </table:table-cell>
          <table:table-cell table:style-name="ID0EYGBI" office:value-type="string">
            <text:p>URL to the emoji static image</text:p>
          </table:table-cell>
          <table:table-cell table:style-name="ID0EYGBI" office:value-type="string">
            <text:p>no</text:p>
          </table:table-cell>
          <table:table-cell table:style-name="ID0EYEBI" office:value-type="string">
            <text:p>Uri</text:p>
          </table:table-cell>
          <table:table-cell table:style-name="ID0EYEBI"/>
          <table:table-cell table:style-name="ID0E3CBI" table:formula="oooc:=CONCATENATE(&quot;/// &quot;;IF([.C4]=&quot;no&quot;;&quot;(required)&quot;;&quot;(optional)&quot;))" office:value-type="string">
            <text:p>/// (required)</text:p>
          </table:table-cell>
          <table:table-cell table:style-name="ID0E3CBI" table:formula="oooc:=IF([.C4]=&quot;no&quot;;&quot;&quot;;&quot;@JsonKey(includeIfNull: false)&quot;)" office:value-type="string">
            <text:p/>
          </table:table-cell>
          <table:table-cell table:style-name="ID0E3CBI" table:formula="oooc:=CONCATENATE(IF([.C4]=&quot;no&quot;;&quot;final&quot;;&quot;     &quot;);&quot; &quot;;[.D4];&quot; &quot;;[.A4];&quot;;&quot;)" office:value-type="string">
            <text:p>final Uri static_url;</text:p>
          </table:table-cell>
          <table:table-cell table:style-name="ID0E5FBI" table:formula="oooc:=CONCATENATE([.F4];CHAR(10);IF([.G4]=&quot;&quot;;&quot;&quot;;CONCATENATE([.G4];CHAR(10)));[.H4])" office:value-type="string">
            <text:p>/// (required)
final Uri static_url;</text:p>
          </table:table-cell>
          <table:table-cell table:style-name="ID0E3CBI"/>
          <table:table-cell table:style-name="ID0E3CBI" table:formula="oooc:=CONCATENATE(&quot;this.&quot;;[.A4];IF([.C4]=&quot;no&quot;;&quot;&quot;;&quot; = null&quot;);&quot;;&quot;)" office:value-type="string">
            <text:p>this.static_url,</text:p>
          </table:table-cell>
          <table:table-cell table:number-columns-repeated="245"/>
        </table:table-row>
        <table:table-row xmlns:xdr="http://schemas.openxmlformats.org/drawingml/2006/spreadsheetDrawing" table:style-name="ID0EXJGK">
          <table:table-cell table:style-name="ID0EYGBI" office:value-type="string">
            <text:p>url</text:p>
          </table:table-cell>
          <table:table-cell table:style-name="ID0EYGBI" office:value-type="string">
            <text:p>URL to the emoji image</text:p>
          </table:table-cell>
          <table:table-cell table:style-name="ID0EYGBI" office:value-type="string">
            <text:p>no</text:p>
          </table:table-cell>
          <table:table-cell table:style-name="ID0EYEBI" office:value-type="string">
            <text:p>Uri</text:p>
          </table:table-cell>
          <table:table-cell table:style-name="ID0EYEBI"/>
          <table:table-cell table:style-name="ID0E3CBI" table:formula="oooc:=CONCATENATE(&quot;/// &quot;;IF([.C5]=&quot;no&quot;;&quot;(required)&quot;;&quot;(optional)&quot;))" office:value-type="string">
            <text:p>/// (required)</text:p>
          </table:table-cell>
          <table:table-cell table:style-name="ID0E3CBI" table:formula="oooc:=IF([.C5]=&quot;no&quot;;&quot;&quot;;&quot;@JsonKey(includeIfNull: false)&quot;)" office:value-type="string">
            <text:p/>
          </table:table-cell>
          <table:table-cell table:style-name="ID0E3CBI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5FBI" table:formula="oooc:=CONCATENATE([.F5];CHAR(10);IF([.G5]=&quot;&quot;;&quot;&quot;;CONCATENATE([.G5];CHAR(10)));[.H5])" office:value-type="string">
            <text:p>/// (required)
final Uri url;</text:p>
          </table:table-cell>
          <table:table-cell table:style-name="ID0E3CBI"/>
          <table:table-cell table:style-name="ID0E3CBI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AMGK">
          <table:table-cell table:style-name="ID0ELGBI"/>
          <table:table-cell table:style-name="ID0ELGBI"/>
          <table:table-cell table:style-name="ID0ELGBI"/>
          <table:table-cell table:style-name="ID0EYEBI"/>
          <table:table-cell table:style-name="ID0EYEBI"/>
          <table:table-cell table:style-name="ID0E3CBI" table:formula="oooc:=CONCATENATE(&quot;/// &quot;;IF([.C6]=&quot;no&quot;;&quot;(required)&quot;;&quot;(optional)&quot;))" office:value-type="string">
            <text:p>/// (optional)</text:p>
          </table:table-cell>
          <table:table-cell table:style-name="ID0E3CBI" table:formula="oooc:=IF([.C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5FBI" table:formula="oooc:=CONCATENATE([.F6];CHAR(10);IF([.G6]=&quot;&quot;;&quot;&quot;;CONCATENATE([.G6];CHAR(10)));[.H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OG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7]=&quot;no&quot;;&quot;(required)&quot;;&quot;(optional)&quot;))" office:value-type="string">
            <text:p>/// (optional)</text:p>
          </table:table-cell>
          <table:table-cell table:style-name="ID0E3CBI" table:formula="oooc:=IF([.C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5FBI" table:formula="oooc:=CONCATENATE([.F7];CHAR(10);IF([.G7]=&quot;&quot;;&quot;&quot;;CONCATENATE([.G7];CHAR(10)));[.H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QG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8]=&quot;no&quot;;&quot;(required)&quot;;&quot;(optional)&quot;))" office:value-type="string">
            <text:p>/// (optional)</text:p>
          </table:table-cell>
          <table:table-cell table:style-name="ID0E3CBI" table:formula="oooc:=IF([.C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5FBI" table:formula="oooc:=CONCATENATE([.F8];CHAR(10);IF([.G8]=&quot;&quot;;&quot;&quot;;CONCATENATE([.G8];CHAR(10)));[.H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SG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9]=&quot;no&quot;;&quot;(required)&quot;;&quot;(optional)&quot;))" office:value-type="string">
            <text:p>/// (optional)</text:p>
          </table:table-cell>
          <table:table-cell table:style-name="ID0E3CBI" table:formula="oooc:=IF([.C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5FBI" table:formula="oooc:=CONCATENATE([.F9];CHAR(10);IF([.G9]=&quot;&quot;;&quot;&quot;;CONCATENATE([.G9];CHAR(10)));[.H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UG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0]=&quot;no&quot;;&quot;(required)&quot;;&quot;(optional)&quot;))" office:value-type="string">
            <text:p>/// (optional)</text:p>
          </table:table-cell>
          <table:table-cell table:style-name="ID0E3CBI" table:formula="oooc:=IF([.C1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5FBI" table:formula="oooc:=CONCATENATE([.F10];CHAR(10);IF([.G10]=&quot;&quot;;&quot;&quot;;CONCATENATE([.G10];CHAR(10)));[.H1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WG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1]=&quot;no&quot;;&quot;(required)&quot;;&quot;(optional)&quot;))" office:value-type="string">
            <text:p>/// (optional)</text:p>
          </table:table-cell>
          <table:table-cell table:style-name="ID0E3CBI" table:formula="oooc:=IF([.C1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5FBI" table:formula="oooc:=CONCATENATE([.F11];CHAR(10);IF([.G11]=&quot;&quot;;&quot;&quot;;CONCATENATE([.G11];CHAR(10)));[.H1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YG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2]=&quot;no&quot;;&quot;(required)&quot;;&quot;(optional)&quot;))" office:value-type="string">
            <text:p>/// (optional)</text:p>
          </table:table-cell>
          <table:table-cell table:style-name="ID0E3CBI" table:formula="oooc:=IF([.C1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5FBI" table:formula="oooc:=CONCATENATE([.F12];CHAR(10);IF([.G12]=&quot;&quot;;&quot;&quot;;CONCATENATE([.G12];CHAR(10)));[.H1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1G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3]=&quot;no&quot;;&quot;(required)&quot;;&quot;(optional)&quot;))" office:value-type="string">
            <text:p>/// (optional)</text:p>
          </table:table-cell>
          <table:table-cell table:style-name="ID0E3CBI" table:formula="oooc:=IF([.C1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5FBI" table:formula="oooc:=CONCATENATE([.F13];CHAR(10);IF([.G13]=&quot;&quot;;&quot;&quot;;CONCATENATE([.G13];CHAR(10)));[.H1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3G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4]=&quot;no&quot;;&quot;(required)&quot;;&quot;(optional)&quot;))" office:value-type="string">
            <text:p>/// (optional)</text:p>
          </table:table-cell>
          <table:table-cell table:style-name="ID0E3CBI" table:formula="oooc:=IF([.C1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5FBI" table:formula="oooc:=CONCATENATE([.F14];CHAR(10);IF([.G14]=&quot;&quot;;&quot;&quot;;CONCATENATE([.G14];CHAR(10)));[.H1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5G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5]=&quot;no&quot;;&quot;(required)&quot;;&quot;(optional)&quot;))" office:value-type="string">
            <text:p>/// (optional)</text:p>
          </table:table-cell>
          <table:table-cell table:style-name="ID0E3CBI" table:formula="oooc:=IF([.C1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5FBI" table:formula="oooc:=CONCATENATE([.F15];CHAR(10);IF([.G15]=&quot;&quot;;&quot;&quot;;CONCATENATE([.G15];CHAR(10)));[.H1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A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6]=&quot;no&quot;;&quot;(required)&quot;;&quot;(optional)&quot;))" office:value-type="string">
            <text:p>/// (optional)</text:p>
          </table:table-cell>
          <table:table-cell table:style-name="ID0E3CBI" table:formula="oooc:=IF([.C1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5FBI" table:formula="oooc:=CONCATENATE([.F16];CHAR(10);IF([.G16]=&quot;&quot;;&quot;&quot;;CONCATENATE([.G16];CHAR(10)));[.H1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C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7]=&quot;no&quot;;&quot;(required)&quot;;&quot;(optional)&quot;))" office:value-type="string">
            <text:p>/// (optional)</text:p>
          </table:table-cell>
          <table:table-cell table:style-name="ID0E3CBI" table:formula="oooc:=IF([.C1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5FBI" table:formula="oooc:=CONCATENATE([.F17];CHAR(10);IF([.G17]=&quot;&quot;;&quot;&quot;;CONCATENATE([.G17];CHAR(10)));[.H1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E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8]=&quot;no&quot;;&quot;(required)&quot;;&quot;(optional)&quot;))" office:value-type="string">
            <text:p>/// (optional)</text:p>
          </table:table-cell>
          <table:table-cell table:style-name="ID0E3CBI" table:formula="oooc:=IF([.C1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5FBI" table:formula="oooc:=CONCATENATE([.F18];CHAR(10);IF([.G18]=&quot;&quot;;&quot;&quot;;CONCATENATE([.G18];CHAR(10)));[.H1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G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9]=&quot;no&quot;;&quot;(required)&quot;;&quot;(optional)&quot;))" office:value-type="string">
            <text:p>/// (optional)</text:p>
          </table:table-cell>
          <table:table-cell table:style-name="ID0E3CBI" table:formula="oooc:=IF([.C1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5FBI" table:formula="oooc:=CONCATENATE([.F19];CHAR(10);IF([.G19]=&quot;&quot;;&quot;&quot;;CONCATENATE([.G19];CHAR(10)));[.H1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I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0]=&quot;no&quot;;&quot;(required)&quot;;&quot;(optional)&quot;))" office:value-type="string">
            <text:p>/// (optional)</text:p>
          </table:table-cell>
          <table:table-cell table:style-name="ID0E3CBI" table:formula="oooc:=IF([.C2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5FBI" table:formula="oooc:=CONCATENATE([.F20];CHAR(10);IF([.G20]=&quot;&quot;;&quot;&quot;;CONCATENATE([.G20];CHAR(10)));[.H2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K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1]=&quot;no&quot;;&quot;(required)&quot;;&quot;(optional)&quot;))" office:value-type="string">
            <text:p>/// (optional)</text:p>
          </table:table-cell>
          <table:table-cell table:style-name="ID0E3CBI" table:formula="oooc:=IF([.C2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5FBI" table:formula="oooc:=CONCATENATE([.F21];CHAR(10);IF([.G21]=&quot;&quot;;&quot;&quot;;CONCATENATE([.G21];CHAR(10)));[.H2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N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2]=&quot;no&quot;;&quot;(required)&quot;;&quot;(optional)&quot;))" office:value-type="string">
            <text:p>/// (optional)</text:p>
          </table:table-cell>
          <table:table-cell table:style-name="ID0E3CBI" table:formula="oooc:=IF([.C2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5FBI" table:formula="oooc:=CONCATENATE([.F22];CHAR(10);IF([.G22]=&quot;&quot;;&quot;&quot;;CONCATENATE([.G22];CHAR(10)));[.H2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P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3]=&quot;no&quot;;&quot;(required)&quot;;&quot;(optional)&quot;))" office:value-type="string">
            <text:p>/// (optional)</text:p>
          </table:table-cell>
          <table:table-cell table:style-name="ID0E3CBI" table:formula="oooc:=IF([.C2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5FBI" table:formula="oooc:=CONCATENATE([.F23];CHAR(10);IF([.G23]=&quot;&quot;;&quot;&quot;;CONCATENATE([.G23];CHAR(10)));[.H2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R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4]=&quot;no&quot;;&quot;(required)&quot;;&quot;(optional)&quot;))" office:value-type="string">
            <text:p>/// (optional)</text:p>
          </table:table-cell>
          <table:table-cell table:style-name="ID0E3CBI" table:formula="oooc:=IF([.C2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5FBI" table:formula="oooc:=CONCATENATE([.F24];CHAR(10);IF([.G24]=&quot;&quot;;&quot;&quot;;CONCATENATE([.G24];CHAR(10)));[.H2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T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5]=&quot;no&quot;;&quot;(required)&quot;;&quot;(optional)&quot;))" office:value-type="string">
            <text:p>/// (optional)</text:p>
          </table:table-cell>
          <table:table-cell table:style-name="ID0E3CBI" table:formula="oooc:=IF([.C2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5FBI" table:formula="oooc:=CONCATENATE([.F25];CHAR(10);IF([.G25]=&quot;&quot;;&quot;&quot;;CONCATENATE([.G25];CHAR(10)));[.H2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VHK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6]=&quot;no&quot;;&quot;(required)&quot;;&quot;(optional)&quot;))" office:value-type="string">
            <text:p>/// (optional)</text:p>
          </table:table-cell>
          <table:table-cell table:style-name="ID0E3CBI" table:formula="oooc:=IF([.C2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5FBI" table:formula="oooc:=CONCATENATE([.F26];CHAR(10);IF([.G26]=&quot;&quot;;&quot;&quot;;CONCATENATE([.G26];CHAR(10)));[.H2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XHK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7]=&quot;no&quot;;&quot;(required)&quot;;&quot;(optional)&quot;))" office:value-type="string">
            <text:p>/// (optional)</text:p>
          </table:table-cell>
          <table:table-cell table:style-name="ID0E3CBI" table:formula="oooc:=IF([.C2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5FBI" table:formula="oooc:=CONCATENATE([.F27];CHAR(10);IF([.G27]=&quot;&quot;;&quot;&quot;;CONCATENATE([.G27];CHAR(10)));[.H2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7];IF([.C2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ZHK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8]=&quot;no&quot;;&quot;(required)&quot;;&quot;(optional)&quot;))" office:value-type="string">
            <text:p>/// (optional)</text:p>
          </table:table-cell>
          <table:table-cell table:style-name="ID0E3CBI" table:formula="oooc:=IF([.C2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5FBI" table:formula="oooc:=CONCATENATE([.F28];CHAR(10);IF([.G28]=&quot;&quot;;&quot;&quot;;CONCATENATE([.G28];CHAR(10)));[.H2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8];IF([.C2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2HK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9]=&quot;no&quot;;&quot;(required)&quot;;&quot;(optional)&quot;))" office:value-type="string">
            <text:p>/// (optional)</text:p>
          </table:table-cell>
          <table:table-cell table:style-name="ID0E3CBI" table:formula="oooc:=IF([.C2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5FBI" table:formula="oooc:=CONCATENATE([.F29];CHAR(10);IF([.G29]=&quot;&quot;;&quot;&quot;;CONCATENATE([.G29];CHAR(10)));[.H2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9];IF([.C2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4HK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0]=&quot;no&quot;;&quot;(required)&quot;;&quot;(optional)&quot;))" office:value-type="string">
            <text:p>/// (optional)</text:p>
          </table:table-cell>
          <table:table-cell table:style-name="ID0E3CBI" table:formula="oooc:=IF([.C3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5FBI" table:formula="oooc:=CONCATENATE([.F30];CHAR(10);IF([.G30]=&quot;&quot;;&quot;&quot;;CONCATENATE([.G30];CHAR(10)));[.H3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0];IF([.C3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6HK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1]=&quot;no&quot;;&quot;(required)&quot;;&quot;(optional)&quot;))" office:value-type="string">
            <text:p>/// (optional)</text:p>
          </table:table-cell>
          <table:table-cell table:style-name="ID0E3CBI" table:formula="oooc:=IF([.C3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5FBI" table:formula="oooc:=CONCATENATE([.F31];CHAR(10);IF([.G31]=&quot;&quot;;&quot;&quot;;CONCATENATE([.G31];CHAR(10)));[.H3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1];IF([.C3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BA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2]=&quot;no&quot;;&quot;(required)&quot;;&quot;(optional)&quot;))" office:value-type="string">
            <text:p>/// (optional)</text:p>
          </table:table-cell>
          <table:table-cell table:style-name="ID0E3CBI" table:formula="oooc:=IF([.C3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5FBI" table:formula="oooc:=CONCATENATE([.F32];CHAR(10);IF([.G32]=&quot;&quot;;&quot;&quot;;CONCATENATE([.G32];CHAR(10)));[.H3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2];IF([.C3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DA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3]=&quot;no&quot;;&quot;(required)&quot;;&quot;(optional)&quot;))" office:value-type="string">
            <text:p>/// (optional)</text:p>
          </table:table-cell>
          <table:table-cell table:style-name="ID0E3CBI" table:formula="oooc:=IF([.C3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5FBI" table:formula="oooc:=CONCATENATE([.F33];CHAR(10);IF([.G33]=&quot;&quot;;&quot;&quot;;CONCATENATE([.G33];CHAR(10)));[.H3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3];IF([.C3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ro11">
          <table:table-cell table:number-columns-repeated="5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number-columns-repeated="245"/>
        </table:table-row>
        <table:table-row table:style-name="ro11" table:number-rows-repeated="65535">
          <table:table-cell table:number-columns-repeated="256"/>
        </table:table-row>
      </table:table>
      <table:table table:name="Tags" table:style-name="ID0EVXEM">
        <table:table-column table:style-name="ID0EEIAM" table:default-cell-style-name="ID0EYGBI"/>
        <table:table-column table:style-name="ID0ELIAM" table:default-cell-style-name="ID0EYGBI"/>
        <table:table-column table:style-name="ID0ESIAM" table:default-cell-style-name="ID0EYGBI"/>
        <table:table-column table:style-name="ID0EZIAM" table:number-columns-repeated="2" table:default-cell-style-name="ID0EYGBI"/>
        <table:table-column table:style-name="ID0EAJAM" table:number-columns-repeated="4" table:default-cell-style-name="ID0EYGBI"/>
        <table:table-column table:style-name="ID0EHJAM" table:number-columns-repeated="247" table:default-cell-style-name="ID0EYGBI"/>
        <table:table-column table:style-name="ID0EOJAM" table:default-cell-style-name="ID0EYGBI"/>
        <table:table-row xmlns:xdr="http://schemas.openxmlformats.org/drawingml/2006/spreadsheetDrawing" table:style-name="ID0EWJAM">
          <table:table-cell table:style-name="ID0EUDBI" office:value-type="string">
            <text:p>class name</text:p>
          </table:table-cell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 office:value-type="string">
            <text:p>field definitions</text:p>
          </table:table-cell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OLAM">
          <table:table-cell table:style-name="ID0EUDBI" office:value-type="string">
            <text:p>Tag</text:p>
          </table:table-cell>
          <table:table-cell table:style-name="ID0EUDBI"/>
          <table:table-cell table:style-name="ID0EUDBI"/>
          <table:table-cell table:style-name="ID0EUDBI" office:value-type="string">
            <text:p>type</text:p>
          </table:table-cell>
          <table:table-cell table:style-name="ID0EUDBI"/>
          <table:table-cell table:style-name="ID0E3CBI" office:value-type="string">
            <text:p>comment</text:p>
          </table:table-cell>
          <table:table-cell table:style-name="ID0E3CBI" office:value-type="string">
            <text:p>json annotation</text:p>
          </table:table-cell>
          <table:table-cell table:style-name="ID0E3CBI" office:value-type="string">
            <text:p>variable part</text:p>
          </table:table-cell>
          <table:table-cell table:style-name="ID0ESFBI" office:value-type="string">
            <text:p>COMBINED</text:p>
          </table:table-cell>
          <table:table-cell table:style-name="ID0E3CBI"/>
          <table:table-cell table:style-name="ID0E3CBI" table:formula="oooc:=CONCATENATE([.A2];&quot;({&quot;)" office:value-type="string">
            <text:p>Tag({</text:p>
          </table:table-cell>
          <table:table-cell table:number-columns-repeated="245"/>
        </table:table-row>
        <table:table-row xmlns:xdr="http://schemas.openxmlformats.org/drawingml/2006/spreadsheetDrawing" table:style-name="ID0EPNAM">
          <table:table-cell table:style-name="ID0EYGBI" office:value-type="string">
            <text:p>name</text:p>
          </table:table-cell>
          <table:table-cell table:style-name="ID0EYGBI" office:value-type="string">
            <text:p>The hashtag, not including the preceding #</text:p>
          </table:table-cell>
          <table:table-cell table:style-name="ID0EYGBI" office:value-type="string">
            <text:p>no</text:p>
          </table:table-cell>
          <table:table-cell table:style-name="ID0EYGBI" office:value-type="string">
            <text:p>String</text:p>
          </table:table-cell>
          <table:table-cell table:style-name="ID0EYEBI"/>
          <table:table-cell table:style-name="ID0E3CBI" table:formula="oooc:=CONCATENATE(&quot;/// &quot;;IF([.C3]=&quot;no&quot;;&quot;(required)&quot;;&quot;(optional)&quot;))" office:value-type="string">
            <text:p>/// (required)</text:p>
          </table:table-cell>
          <table:table-cell table:style-name="ID0E3CBI" table:formula="oooc:=IF([.C3]=&quot;no&quot;;&quot;&quot;;&quot;@JsonKey(includeIfNull: false)&quot;)" office:value-type="string">
            <text:p/>
          </table:table-cell>
          <table:table-cell table:style-name="ID0E3CBI" table:formula="oooc:=CONCATENATE(IF([.C3]=&quot;no&quot;;&quot;final&quot;;&quot;     &quot;);&quot; &quot;;[.D3];&quot; &quot;;[.A3];&quot;;&quot;)" office:value-type="string">
            <text:p>final String name;</text:p>
          </table:table-cell>
          <table:table-cell table:style-name="ID0E5FBI" table:formula="oooc:=CONCATENATE([.F3];CHAR(10);IF([.G3]=&quot;&quot;;&quot;&quot;;CONCATENATE([.G3];CHAR(10)));[.H3])" office:value-type="string">
            <text:p>/// (required)
final String name;</text:p>
          </table:table-cell>
          <table:table-cell table:style-name="ID0E3CBI"/>
          <table:table-cell table:style-name="ID0E3CBI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YPAM">
          <table:table-cell table:style-name="ID0EYGBI" office:value-type="string">
            <text:p>url</text:p>
          </table:table-cell>
          <table:table-cell table:style-name="ID0EYGBI" office:value-type="string">
            <text:p>The URL of the hashtag</text:p>
          </table:table-cell>
          <table:table-cell table:style-name="ID0EYGBI" office:value-type="string">
            <text:p>no</text:p>
          </table:table-cell>
          <table:table-cell table:style-name="ID0EYGBI" office:value-type="string">
            <text:p>Uri</text:p>
          </table:table-cell>
          <table:table-cell table:style-name="ID0EYEBI"/>
          <table:table-cell table:style-name="ID0E3CBI" table:formula="oooc:=CONCATENATE(&quot;/// &quot;;IF([.C4]=&quot;no&quot;;&quot;(required)&quot;;&quot;(optional)&quot;))" office:value-type="string">
            <text:p>/// (required)</text:p>
          </table:table-cell>
          <table:table-cell table:style-name="ID0E3CBI" table:formula="oooc:=IF([.C4]=&quot;no&quot;;&quot;&quot;;&quot;@JsonKey(includeIfNull: false)&quot;)" office:value-type="string">
            <text:p/>
          </table:table-cell>
          <table:table-cell table:style-name="ID0E3CBI" table:formula="oooc:=CONCATENATE(IF([.C4]=&quot;no&quot;;&quot;final&quot;;&quot;     &quot;);&quot; &quot;;[.D4];&quot; &quot;;[.A4];&quot;;&quot;)" office:value-type="string">
            <text:p>final Uri url;</text:p>
          </table:table-cell>
          <table:table-cell table:style-name="ID0E5FBI" table:formula="oooc:=CONCATENATE([.F4];CHAR(10);IF([.G4]=&quot;&quot;;&quot;&quot;;CONCATENATE([.G4];CHAR(10)));[.H4])" office:value-type="string">
            <text:p>/// (required)
final Uri url;</text:p>
          </table:table-cell>
          <table:table-cell table:style-name="ID0E3CBI"/>
          <table:table-cell table:style-name="ID0E3CBI" table:formula="oooc:=CONCATENATE(&quot;this.&quot;;[.A4];IF([.C4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BSAM">
          <table:table-cell table:number-columns-repeated="3"/>
          <table:table-cell table:style-name="ID0EYEBI"/>
          <table:table-cell table:style-name="ID0EYEBI"/>
          <table:table-cell table:style-name="ID0E3CBI" table:formula="oooc:=CONCATENATE(&quot;/// &quot;;IF([.C5]=&quot;no&quot;;&quot;(required)&quot;;&quot;(optional)&quot;))" office:value-type="string">
            <text:p>/// (optional)</text:p>
          </table:table-cell>
          <table:table-cell table:style-name="ID0E3CBI" table:formula="oooc:=IF([.C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5FBI" table:formula="oooc:=CONCATENATE([.F5];CHAR(10);IF([.G5]=&quot;&quot;;&quot;&quot;;CONCATENATE([.G5];CHAR(10)));[.H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TAM">
          <table:table-cell table:style-name="ID0ELGBI"/>
          <table:table-cell table:style-name="ID0ELGBI"/>
          <table:table-cell table:style-name="ID0ELGBI"/>
          <table:table-cell table:style-name="ID0EYEBI"/>
          <table:table-cell table:style-name="ID0EYEBI"/>
          <table:table-cell table:style-name="ID0E3CBI" table:formula="oooc:=CONCATENATE(&quot;/// &quot;;IF([.C6]=&quot;no&quot;;&quot;(required)&quot;;&quot;(optional)&quot;))" office:value-type="string">
            <text:p>/// (optional)</text:p>
          </table:table-cell>
          <table:table-cell table:style-name="ID0E3CBI" table:formula="oooc:=IF([.C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5FBI" table:formula="oooc:=CONCATENATE([.F6];CHAR(10);IF([.G6]=&quot;&quot;;&quot;&quot;;CONCATENATE([.G6];CHAR(10)));[.H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VA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7]=&quot;no&quot;;&quot;(required)&quot;;&quot;(optional)&quot;))" office:value-type="string">
            <text:p>/// (optional)</text:p>
          </table:table-cell>
          <table:table-cell table:style-name="ID0E3CBI" table:formula="oooc:=IF([.C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5FBI" table:formula="oooc:=CONCATENATE([.F7];CHAR(10);IF([.G7]=&quot;&quot;;&quot;&quot;;CONCATENATE([.G7];CHAR(10)));[.H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XA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8]=&quot;no&quot;;&quot;(required)&quot;;&quot;(optional)&quot;))" office:value-type="string">
            <text:p>/// (optional)</text:p>
          </table:table-cell>
          <table:table-cell table:style-name="ID0E3CBI" table:formula="oooc:=IF([.C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5FBI" table:formula="oooc:=CONCATENATE([.F8];CHAR(10);IF([.G8]=&quot;&quot;;&quot;&quot;;CONCATENATE([.G8];CHAR(10)));[.H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ZA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9]=&quot;no&quot;;&quot;(required)&quot;;&quot;(optional)&quot;))" office:value-type="string">
            <text:p>/// (optional)</text:p>
          </table:table-cell>
          <table:table-cell table:style-name="ID0E3CBI" table:formula="oooc:=IF([.C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5FBI" table:formula="oooc:=CONCATENATE([.F9];CHAR(10);IF([.G9]=&quot;&quot;;&quot;&quot;;CONCATENATE([.G9];CHAR(10)));[.H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2A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0]=&quot;no&quot;;&quot;(required)&quot;;&quot;(optional)&quot;))" office:value-type="string">
            <text:p>/// (optional)</text:p>
          </table:table-cell>
          <table:table-cell table:style-name="ID0E3CBI" table:formula="oooc:=IF([.C1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5FBI" table:formula="oooc:=CONCATENATE([.F10];CHAR(10);IF([.G10]=&quot;&quot;;&quot;&quot;;CONCATENATE([.G10];CHAR(10)));[.H1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5A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1]=&quot;no&quot;;&quot;(required)&quot;;&quot;(optional)&quot;))" office:value-type="string">
            <text:p>/// (optional)</text:p>
          </table:table-cell>
          <table:table-cell table:style-name="ID0E3CBI" table:formula="oooc:=IF([.C1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5FBI" table:formula="oooc:=CONCATENATE([.F11];CHAR(10);IF([.G11]=&quot;&quot;;&quot;&quot;;CONCATENATE([.G11];CHAR(10)));[.H1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A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2]=&quot;no&quot;;&quot;(required)&quot;;&quot;(optional)&quot;))" office:value-type="string">
            <text:p>/// (optional)</text:p>
          </table:table-cell>
          <table:table-cell table:style-name="ID0E3CBI" table:formula="oooc:=IF([.C1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5FBI" table:formula="oooc:=CONCATENATE([.F12];CHAR(10);IF([.G12]=&quot;&quot;;&quot;&quot;;CONCATENATE([.G12];CHAR(10)));[.H1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C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3]=&quot;no&quot;;&quot;(required)&quot;;&quot;(optional)&quot;))" office:value-type="string">
            <text:p>/// (optional)</text:p>
          </table:table-cell>
          <table:table-cell table:style-name="ID0E3CBI" table:formula="oooc:=IF([.C1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5FBI" table:formula="oooc:=CONCATENATE([.F13];CHAR(10);IF([.G13]=&quot;&quot;;&quot;&quot;;CONCATENATE([.G13];CHAR(10)));[.H1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E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4]=&quot;no&quot;;&quot;(required)&quot;;&quot;(optional)&quot;))" office:value-type="string">
            <text:p>/// (optional)</text:p>
          </table:table-cell>
          <table:table-cell table:style-name="ID0E3CBI" table:formula="oooc:=IF([.C1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5FBI" table:formula="oooc:=CONCATENATE([.F14];CHAR(10);IF([.G14]=&quot;&quot;;&quot;&quot;;CONCATENATE([.G14];CHAR(10)));[.H1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G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5]=&quot;no&quot;;&quot;(required)&quot;;&quot;(optional)&quot;))" office:value-type="string">
            <text:p>/// (optional)</text:p>
          </table:table-cell>
          <table:table-cell table:style-name="ID0E3CBI" table:formula="oooc:=IF([.C1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5FBI" table:formula="oooc:=CONCATENATE([.F15];CHAR(10);IF([.G15]=&quot;&quot;;&quot;&quot;;CONCATENATE([.G15];CHAR(10)));[.H1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I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6]=&quot;no&quot;;&quot;(required)&quot;;&quot;(optional)&quot;))" office:value-type="string">
            <text:p>/// (optional)</text:p>
          </table:table-cell>
          <table:table-cell table:style-name="ID0E3CBI" table:formula="oooc:=IF([.C1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5FBI" table:formula="oooc:=CONCATENATE([.F16];CHAR(10);IF([.G16]=&quot;&quot;;&quot;&quot;;CONCATENATE([.G16];CHAR(10)));[.H1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K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7]=&quot;no&quot;;&quot;(required)&quot;;&quot;(optional)&quot;))" office:value-type="string">
            <text:p>/// (optional)</text:p>
          </table:table-cell>
          <table:table-cell table:style-name="ID0E3CBI" table:formula="oooc:=IF([.C1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5FBI" table:formula="oooc:=CONCATENATE([.F17];CHAR(10);IF([.G17]=&quot;&quot;;&quot;&quot;;CONCATENATE([.G17];CHAR(10)));[.H1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M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8]=&quot;no&quot;;&quot;(required)&quot;;&quot;(optional)&quot;))" office:value-type="string">
            <text:p>/// (optional)</text:p>
          </table:table-cell>
          <table:table-cell table:style-name="ID0E3CBI" table:formula="oooc:=IF([.C1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5FBI" table:formula="oooc:=CONCATENATE([.F18];CHAR(10);IF([.G18]=&quot;&quot;;&quot;&quot;;CONCATENATE([.G18];CHAR(10)));[.H1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O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9]=&quot;no&quot;;&quot;(required)&quot;;&quot;(optional)&quot;))" office:value-type="string">
            <text:p>/// (optional)</text:p>
          </table:table-cell>
          <table:table-cell table:style-name="ID0E3CBI" table:formula="oooc:=IF([.C1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5FBI" table:formula="oooc:=CONCATENATE([.F19];CHAR(10);IF([.G19]=&quot;&quot;;&quot;&quot;;CONCATENATE([.G19];CHAR(10)));[.H1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Q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0]=&quot;no&quot;;&quot;(required)&quot;;&quot;(optional)&quot;))" office:value-type="string">
            <text:p>/// (optional)</text:p>
          </table:table-cell>
          <table:table-cell table:style-name="ID0E3CBI" table:formula="oooc:=IF([.C2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5FBI" table:formula="oooc:=CONCATENATE([.F20];CHAR(10);IF([.G20]=&quot;&quot;;&quot;&quot;;CONCATENATE([.G20];CHAR(10)));[.H2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S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1]=&quot;no&quot;;&quot;(required)&quot;;&quot;(optional)&quot;))" office:value-type="string">
            <text:p>/// (optional)</text:p>
          </table:table-cell>
          <table:table-cell table:style-name="ID0E3CBI" table:formula="oooc:=IF([.C2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5FBI" table:formula="oooc:=CONCATENATE([.F21];CHAR(10);IF([.G21]=&quot;&quot;;&quot;&quot;;CONCATENATE([.G21];CHAR(10)));[.H2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U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2]=&quot;no&quot;;&quot;(required)&quot;;&quot;(optional)&quot;))" office:value-type="string">
            <text:p>/// (optional)</text:p>
          </table:table-cell>
          <table:table-cell table:style-name="ID0E3CBI" table:formula="oooc:=IF([.C2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5FBI" table:formula="oooc:=CONCATENATE([.F22];CHAR(10);IF([.G22]=&quot;&quot;;&quot;&quot;;CONCATENATE([.G22];CHAR(10)));[.H2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W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3]=&quot;no&quot;;&quot;(required)&quot;;&quot;(optional)&quot;))" office:value-type="string">
            <text:p>/// (optional)</text:p>
          </table:table-cell>
          <table:table-cell table:style-name="ID0E3CBI" table:formula="oooc:=IF([.C2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5FBI" table:formula="oooc:=CONCATENATE([.F23];CHAR(10);IF([.G23]=&quot;&quot;;&quot;&quot;;CONCATENATE([.G23];CHAR(10)));[.H2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Y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4]=&quot;no&quot;;&quot;(required)&quot;;&quot;(optional)&quot;))" office:value-type="string">
            <text:p>/// (optional)</text:p>
          </table:table-cell>
          <table:table-cell table:style-name="ID0E3CBI" table:formula="oooc:=IF([.C2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5FBI" table:formula="oooc:=CONCATENATE([.F24];CHAR(10);IF([.G24]=&quot;&quot;;&quot;&quot;;CONCATENATE([.G24];CHAR(10)));[.H2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1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5]=&quot;no&quot;;&quot;(required)&quot;;&quot;(optional)&quot;))" office:value-type="string">
            <text:p>/// (optional)</text:p>
          </table:table-cell>
          <table:table-cell table:style-name="ID0E3CBI" table:formula="oooc:=IF([.C2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5FBI" table:formula="oooc:=CONCATENATE([.F25];CHAR(10);IF([.G25]=&quot;&quot;;&quot;&quot;;CONCATENATE([.G25];CHAR(10)));[.H2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3B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6]=&quot;no&quot;;&quot;(required)&quot;;&quot;(optional)&quot;))" office:value-type="string">
            <text:p>/// (optional)</text:p>
          </table:table-cell>
          <table:table-cell table:style-name="ID0E3CBI" table:formula="oooc:=IF([.C2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5FBI" table:formula="oooc:=CONCATENATE([.F26];CHAR(10);IF([.G26]=&quot;&quot;;&quot;&quot;;CONCATENATE([.G26];CHAR(10)));[.H2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6B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7]=&quot;no&quot;;&quot;(required)&quot;;&quot;(optional)&quot;))" office:value-type="string">
            <text:p>/// (optional)</text:p>
          </table:table-cell>
          <table:table-cell table:style-name="ID0E3CBI" table:formula="oooc:=IF([.C2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5FBI" table:formula="oooc:=CONCATENATE([.F27];CHAR(10);IF([.G27]=&quot;&quot;;&quot;&quot;;CONCATENATE([.G27];CHAR(10)));[.H2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7];IF([.C2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BC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8]=&quot;no&quot;;&quot;(required)&quot;;&quot;(optional)&quot;))" office:value-type="string">
            <text:p>/// (optional)</text:p>
          </table:table-cell>
          <table:table-cell table:style-name="ID0E3CBI" table:formula="oooc:=IF([.C2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5FBI" table:formula="oooc:=CONCATENATE([.F28];CHAR(10);IF([.G28]=&quot;&quot;;&quot;&quot;;CONCATENATE([.G28];CHAR(10)));[.H2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8];IF([.C2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DC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9]=&quot;no&quot;;&quot;(required)&quot;;&quot;(optional)&quot;))" office:value-type="string">
            <text:p>/// (optional)</text:p>
          </table:table-cell>
          <table:table-cell table:style-name="ID0E3CBI" table:formula="oooc:=IF([.C2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5FBI" table:formula="oooc:=CONCATENATE([.F29];CHAR(10);IF([.G29]=&quot;&quot;;&quot;&quot;;CONCATENATE([.G29];CHAR(10)));[.H2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9];IF([.C2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FC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0]=&quot;no&quot;;&quot;(required)&quot;;&quot;(optional)&quot;))" office:value-type="string">
            <text:p>/// (optional)</text:p>
          </table:table-cell>
          <table:table-cell table:style-name="ID0E3CBI" table:formula="oooc:=IF([.C3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5FBI" table:formula="oooc:=CONCATENATE([.F30];CHAR(10);IF([.G30]=&quot;&quot;;&quot;&quot;;CONCATENATE([.G30];CHAR(10)));[.H3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0];IF([.C3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HC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1]=&quot;no&quot;;&quot;(required)&quot;;&quot;(optional)&quot;))" office:value-type="string">
            <text:p>/// (optional)</text:p>
          </table:table-cell>
          <table:table-cell table:style-name="ID0E3CBI" table:formula="oooc:=IF([.C3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5FBI" table:formula="oooc:=CONCATENATE([.F31];CHAR(10);IF([.G31]=&quot;&quot;;&quot;&quot;;CONCATENATE([.G31];CHAR(10)));[.H3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1];IF([.C3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JC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2]=&quot;no&quot;;&quot;(required)&quot;;&quot;(optional)&quot;))" office:value-type="string">
            <text:p>/// (optional)</text:p>
          </table:table-cell>
          <table:table-cell table:style-name="ID0E3CBI" table:formula="oooc:=IF([.C3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5FBI" table:formula="oooc:=CONCATENATE([.F32];CHAR(10);IF([.G32]=&quot;&quot;;&quot;&quot;;CONCATENATE([.G32];CHAR(10)));[.H3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2];IF([.C3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LC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3]=&quot;no&quot;;&quot;(required)&quot;;&quot;(optional)&quot;))" office:value-type="string">
            <text:p>/// (optional)</text:p>
          </table:table-cell>
          <table:table-cell table:style-name="ID0E3CBI" table:formula="oooc:=IF([.C3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5FBI" table:formula="oooc:=CONCATENATE([.F33];CHAR(10);IF([.G33]=&quot;&quot;;&quot;&quot;;CONCATENATE([.G33];CHAR(10)));[.H3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3];IF([.C3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ro12">
          <table:table-cell table:number-columns-repeated="5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number-columns-repeated="245"/>
        </table:table-row>
        <table:table-row table:style-name="ro12" table:number-rows-repeated="65535">
          <table:table-cell table:number-columns-repeated="256"/>
        </table:table-row>
      </table:table>
      <table:table table:name="Application" table:style-name="ID0E1XEM">
        <table:table-column table:style-name="ID0E1PCM" table:default-cell-style-name="ID0EYGBI"/>
        <table:table-column table:style-name="ID0EBQCM" table:default-cell-style-name="ID0EYGBI"/>
        <table:table-column table:style-name="ID0EIQCM" table:default-cell-style-name="ID0EYGBI"/>
        <table:table-column table:style-name="ID0EPQCM" table:number-columns-repeated="2" table:default-cell-style-name="ID0EYGBI"/>
        <table:table-column table:style-name="ID0EWQCM" table:number-columns-repeated="4" table:default-cell-style-name="ID0EYGBI"/>
        <table:table-column table:style-name="ID0E4QCM" table:number-columns-repeated="247" table:default-cell-style-name="ID0EYGBI"/>
        <table:table-column table:style-name="ID0EERCM" table:default-cell-style-name="ID0EYGBI"/>
        <table:table-row xmlns:xdr="http://schemas.openxmlformats.org/drawingml/2006/spreadsheetDrawing" table:style-name="ID0EMRCM">
          <table:table-cell table:style-name="ID0EYGBI" office:value-type="string">
            <text:p>class name</text:p>
          </table:table-cell>
          <table:table-cell table:number-columns-repeated="3"/>
          <table:table-cell table:style-name="ID0EUDBI"/>
          <table:table-cell table:style-name="ID0EUDBI" office:value-type="string">
            <text:p>field definitions</text:p>
          </table:table-cell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YSCM">
          <table:table-cell table:style-name="ID0EYGBI" office:value-type="string">
            <text:p>Application</text:p>
          </table:table-cell>
          <table:table-cell table:number-columns-repeated="2"/>
          <table:table-cell table:style-name="ID0EYGBI" office:value-type="string">
            <text:p>type</text:p>
          </table:table-cell>
          <table:table-cell table:style-name="ID0EUDBI"/>
          <table:table-cell table:style-name="ID0E3CBI" office:value-type="string">
            <text:p>comment</text:p>
          </table:table-cell>
          <table:table-cell table:style-name="ID0E3CBI" office:value-type="string">
            <text:p>json annotation</text:p>
          </table:table-cell>
          <table:table-cell table:style-name="ID0E3CBI" office:value-type="string">
            <text:p>variable part</text:p>
          </table:table-cell>
          <table:table-cell table:style-name="ID0ESFBI" office:value-type="string">
            <text:p>COMBINED</text:p>
          </table:table-cell>
          <table:table-cell table:style-name="ID0E3CBI"/>
          <table:table-cell table:style-name="ID0E3CBI" table:formula="oooc:=CONCATENATE([.A2];&quot;({&quot;)" office:value-type="string">
            <text:p>Application({</text:p>
          </table:table-cell>
          <table:table-cell table:number-columns-repeated="245"/>
        </table:table-row>
        <table:table-row xmlns:xdr="http://schemas.openxmlformats.org/drawingml/2006/spreadsheetDrawing" table:style-name="ID0ERUCM">
          <table:table-cell table:style-name="ID0EYGBI" office:value-type="string">
            <text:p>name</text:p>
          </table:table-cell>
          <table:table-cell table:style-name="ID0EYGBI" office:value-type="string">
            <text:p>Name of the app</text:p>
          </table:table-cell>
          <table:table-cell table:style-name="ID0EYGBI" office:value-type="string">
            <text:p>no</text:p>
          </table:table-cell>
          <table:table-cell table:style-name="ID0EYGBI" office:value-type="string">
            <text:p>String</text:p>
          </table:table-cell>
          <table:table-cell table:style-name="ID0EYEBI"/>
          <table:table-cell table:style-name="ID0E3CBI" table:formula="oooc:=CONCATENATE(&quot;/// &quot;;IF([.C3]=&quot;no&quot;;&quot;(required)&quot;;&quot;(optional)&quot;))" office:value-type="string">
            <text:p>/// (required)</text:p>
          </table:table-cell>
          <table:table-cell table:style-name="ID0E3CBI" table:formula="oooc:=IF([.C3]=&quot;no&quot;;&quot;&quot;;&quot;@JsonKey(includeIfNull: false)&quot;)" office:value-type="string">
            <text:p/>
          </table:table-cell>
          <table:table-cell table:style-name="ID0E3CBI" table:formula="oooc:=CONCATENATE(IF([.C3]=&quot;no&quot;;&quot;final&quot;;&quot;     &quot;);&quot; &quot;;[.D3];&quot; &quot;;[.A3];&quot;;&quot;)" office:value-type="string">
            <text:p>final String name;</text:p>
          </table:table-cell>
          <table:table-cell table:style-name="ID0E5FBI" table:formula="oooc:=CONCATENATE([.F3];CHAR(10);IF([.G3]=&quot;&quot;;&quot;&quot;;CONCATENATE([.G3];CHAR(10)));[.H3])" office:value-type="string">
            <text:p>/// (required)
final String name;</text:p>
          </table:table-cell>
          <table:table-cell table:style-name="ID0E3CBI"/>
          <table:table-cell table:style-name="ID0E3CBI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1WCM">
          <table:table-cell table:style-name="ID0EYGBI" office:value-type="string">
            <text:p>website</text:p>
          </table:table-cell>
          <table:table-cell table:style-name="ID0EYGBI" office:value-type="string">
            <text:p>Homepage URL of the app</text:p>
          </table:table-cell>
          <table:table-cell table:style-name="ID0EYGBI" office:value-type="string">
            <text:p>yes</text:p>
          </table:table-cell>
          <table:table-cell table:style-name="ID0EYGBI" office:value-type="string">
            <text:p>Uri</text:p>
          </table:table-cell>
          <table:table-cell table:style-name="ID0EYEBI"/>
          <table:table-cell table:style-name="ID0E3CBI" table:formula="oooc:=CONCATENATE(&quot;/// &quot;;IF([.C4]=&quot;no&quot;;&quot;(required)&quot;;&quot;(optional)&quot;))" office:value-type="string">
            <text:p>/// (optional)</text:p>
          </table:table-cell>
          <table:table-cell table:style-name="ID0E3CBI" table:formula="oooc:=IF([.C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4]=&quot;no&quot;;&quot;final&quot;;&quot;     &quot;);&quot; &quot;;[.D4];&quot; &quot;;[.A4];&quot;;&quot;)" office:value-type="string">
            <text:p>      Uri website;</text:p>
          </table:table-cell>
          <table:table-cell table:style-name="ID0E5FBI" table:formula="oooc:=CONCATENATE([.F4];CHAR(10);IF([.G4]=&quot;&quot;;&quot;&quot;;CONCATENATE([.G4];CHAR(10)));[.H4])" office:value-type="string">
            <text:p>/// (optional)
@JsonKey(includeIfNull: false)
      Uri website;</text:p>
          </table:table-cell>
          <table:table-cell table:style-name="ID0E3CBI"/>
          <table:table-cell table:style-name="ID0E3CBI" table:formula="oooc:=CONCATENATE(&quot;this.&quot;;[.A4];IF([.C4]=&quot;no&quot;;&quot;&quot;;&quot; = null&quot;);&quot;;&quot;)" office:value-type="string">
            <text:p>this.website = null,</text:p>
          </table:table-cell>
          <table:table-cell table:number-columns-repeated="245"/>
        </table:table-row>
        <table:table-row xmlns:xdr="http://schemas.openxmlformats.org/drawingml/2006/spreadsheetDrawing" table:style-name="ID0EEZCM">
          <table:table-cell table:number-columns-repeated="4"/>
          <table:table-cell table:style-name="ID0EYEBI"/>
          <table:table-cell table:style-name="ID0E3CBI" table:formula="oooc:=CONCATENATE(&quot;/// &quot;;IF([.C5]=&quot;no&quot;;&quot;(required)&quot;;&quot;(optional)&quot;))" office:value-type="string">
            <text:p>/// (optional)</text:p>
          </table:table-cell>
          <table:table-cell table:style-name="ID0E3CBI" table:formula="oooc:=IF([.C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5FBI" table:formula="oooc:=CONCATENATE([.F5];CHAR(10);IF([.G5]=&quot;&quot;;&quot;&quot;;CONCATENATE([.G5];CHAR(10)));[.H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1CM">
          <table:table-cell table:style-name="ID0ELGBI"/>
          <table:table-cell table:style-name="ID0ELGBI"/>
          <table:table-cell table:style-name="ID0ELGBI"/>
          <table:table-cell table:style-name="ID0EYEBI"/>
          <table:table-cell table:style-name="ID0EYEBI"/>
          <table:table-cell table:style-name="ID0E3CBI" table:formula="oooc:=CONCATENATE(&quot;/// &quot;;IF([.C6]=&quot;no&quot;;&quot;(required)&quot;;&quot;(optional)&quot;))" office:value-type="string">
            <text:p>/// (optional)</text:p>
          </table:table-cell>
          <table:table-cell table:style-name="ID0E3CBI" table:formula="oooc:=IF([.C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5FBI" table:formula="oooc:=CONCATENATE([.F6];CHAR(10);IF([.G6]=&quot;&quot;;&quot;&quot;;CONCATENATE([.G6];CHAR(10)));[.H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3C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7]=&quot;no&quot;;&quot;(required)&quot;;&quot;(optional)&quot;))" office:value-type="string">
            <text:p>/// (optional)</text:p>
          </table:table-cell>
          <table:table-cell table:style-name="ID0E3CBI" table:formula="oooc:=IF([.C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5FBI" table:formula="oooc:=CONCATENATE([.F7];CHAR(10);IF([.G7]=&quot;&quot;;&quot;&quot;;CONCATENATE([.G7];CHAR(10)));[.H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5C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8]=&quot;no&quot;;&quot;(required)&quot;;&quot;(optional)&quot;))" office:value-type="string">
            <text:p>/// (optional)</text:p>
          </table:table-cell>
          <table:table-cell table:style-name="ID0E3CBI" table:formula="oooc:=IF([.C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5FBI" table:formula="oooc:=CONCATENATE([.F8];CHAR(10);IF([.G8]=&quot;&quot;;&quot;&quot;;CONCATENATE([.G8];CHAR(10)));[.H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A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9]=&quot;no&quot;;&quot;(required)&quot;;&quot;(optional)&quot;))" office:value-type="string">
            <text:p>/// (optional)</text:p>
          </table:table-cell>
          <table:table-cell table:style-name="ID0E3CBI" table:formula="oooc:=IF([.C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5FBI" table:formula="oooc:=CONCATENATE([.F9];CHAR(10);IF([.G9]=&quot;&quot;;&quot;&quot;;CONCATENATE([.G9];CHAR(10)));[.H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C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0]=&quot;no&quot;;&quot;(required)&quot;;&quot;(optional)&quot;))" office:value-type="string">
            <text:p>/// (optional)</text:p>
          </table:table-cell>
          <table:table-cell table:style-name="ID0E3CBI" table:formula="oooc:=IF([.C1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5FBI" table:formula="oooc:=CONCATENATE([.F10];CHAR(10);IF([.G10]=&quot;&quot;;&quot;&quot;;CONCATENATE([.G10];CHAR(10)));[.H1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F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1]=&quot;no&quot;;&quot;(required)&quot;;&quot;(optional)&quot;))" office:value-type="string">
            <text:p>/// (optional)</text:p>
          </table:table-cell>
          <table:table-cell table:style-name="ID0E3CBI" table:formula="oooc:=IF([.C1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5FBI" table:formula="oooc:=CONCATENATE([.F11];CHAR(10);IF([.G11]=&quot;&quot;;&quot;&quot;;CONCATENATE([.G11];CHAR(10)));[.H1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H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2]=&quot;no&quot;;&quot;(required)&quot;;&quot;(optional)&quot;))" office:value-type="string">
            <text:p>/// (optional)</text:p>
          </table:table-cell>
          <table:table-cell table:style-name="ID0E3CBI" table:formula="oooc:=IF([.C1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5FBI" table:formula="oooc:=CONCATENATE([.F12];CHAR(10);IF([.G12]=&quot;&quot;;&quot;&quot;;CONCATENATE([.G12];CHAR(10)));[.H1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J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3]=&quot;no&quot;;&quot;(required)&quot;;&quot;(optional)&quot;))" office:value-type="string">
            <text:p>/// (optional)</text:p>
          </table:table-cell>
          <table:table-cell table:style-name="ID0E3CBI" table:formula="oooc:=IF([.C1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5FBI" table:formula="oooc:=CONCATENATE([.F13];CHAR(10);IF([.G13]=&quot;&quot;;&quot;&quot;;CONCATENATE([.G13];CHAR(10)));[.H1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L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4]=&quot;no&quot;;&quot;(required)&quot;;&quot;(optional)&quot;))" office:value-type="string">
            <text:p>/// (optional)</text:p>
          </table:table-cell>
          <table:table-cell table:style-name="ID0E3CBI" table:formula="oooc:=IF([.C1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5FBI" table:formula="oooc:=CONCATENATE([.F14];CHAR(10);IF([.G14]=&quot;&quot;;&quot;&quot;;CONCATENATE([.G14];CHAR(10)));[.H1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N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5]=&quot;no&quot;;&quot;(required)&quot;;&quot;(optional)&quot;))" office:value-type="string">
            <text:p>/// (optional)</text:p>
          </table:table-cell>
          <table:table-cell table:style-name="ID0E3CBI" table:formula="oooc:=IF([.C1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5FBI" table:formula="oooc:=CONCATENATE([.F15];CHAR(10);IF([.G15]=&quot;&quot;;&quot;&quot;;CONCATENATE([.G15];CHAR(10)));[.H1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P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6]=&quot;no&quot;;&quot;(required)&quot;;&quot;(optional)&quot;))" office:value-type="string">
            <text:p>/// (optional)</text:p>
          </table:table-cell>
          <table:table-cell table:style-name="ID0E3CBI" table:formula="oooc:=IF([.C1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5FBI" table:formula="oooc:=CONCATENATE([.F16];CHAR(10);IF([.G16]=&quot;&quot;;&quot;&quot;;CONCATENATE([.G16];CHAR(10)));[.H1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R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7]=&quot;no&quot;;&quot;(required)&quot;;&quot;(optional)&quot;))" office:value-type="string">
            <text:p>/// (optional)</text:p>
          </table:table-cell>
          <table:table-cell table:style-name="ID0E3CBI" table:formula="oooc:=IF([.C1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5FBI" table:formula="oooc:=CONCATENATE([.F17];CHAR(10);IF([.G17]=&quot;&quot;;&quot;&quot;;CONCATENATE([.G17];CHAR(10)));[.H1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T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8]=&quot;no&quot;;&quot;(required)&quot;;&quot;(optional)&quot;))" office:value-type="string">
            <text:p>/// (optional)</text:p>
          </table:table-cell>
          <table:table-cell table:style-name="ID0E3CBI" table:formula="oooc:=IF([.C1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5FBI" table:formula="oooc:=CONCATENATE([.F18];CHAR(10);IF([.G18]=&quot;&quot;;&quot;&quot;;CONCATENATE([.G18];CHAR(10)));[.H1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V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9]=&quot;no&quot;;&quot;(required)&quot;;&quot;(optional)&quot;))" office:value-type="string">
            <text:p>/// (optional)</text:p>
          </table:table-cell>
          <table:table-cell table:style-name="ID0E3CBI" table:formula="oooc:=IF([.C1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5FBI" table:formula="oooc:=CONCATENATE([.F19];CHAR(10);IF([.G19]=&quot;&quot;;&quot;&quot;;CONCATENATE([.G19];CHAR(10)));[.H1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X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0]=&quot;no&quot;;&quot;(required)&quot;;&quot;(optional)&quot;))" office:value-type="string">
            <text:p>/// (optional)</text:p>
          </table:table-cell>
          <table:table-cell table:style-name="ID0E3CBI" table:formula="oooc:=IF([.C2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5FBI" table:formula="oooc:=CONCATENATE([.F20];CHAR(10);IF([.G20]=&quot;&quot;;&quot;&quot;;CONCATENATE([.G20];CHAR(10)));[.H2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Z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1]=&quot;no&quot;;&quot;(required)&quot;;&quot;(optional)&quot;))" office:value-type="string">
            <text:p>/// (optional)</text:p>
          </table:table-cell>
          <table:table-cell table:style-name="ID0E3CBI" table:formula="oooc:=IF([.C2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5FBI" table:formula="oooc:=CONCATENATE([.F21];CHAR(10);IF([.G21]=&quot;&quot;;&quot;&quot;;CONCATENATE([.G21];CHAR(10)));[.H2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2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2]=&quot;no&quot;;&quot;(required)&quot;;&quot;(optional)&quot;))" office:value-type="string">
            <text:p>/// (optional)</text:p>
          </table:table-cell>
          <table:table-cell table:style-name="ID0E3CBI" table:formula="oooc:=IF([.C2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5FBI" table:formula="oooc:=CONCATENATE([.F22];CHAR(10);IF([.G22]=&quot;&quot;;&quot;&quot;;CONCATENATE([.G22];CHAR(10)));[.H2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4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3]=&quot;no&quot;;&quot;(required)&quot;;&quot;(optional)&quot;))" office:value-type="string">
            <text:p>/// (optional)</text:p>
          </table:table-cell>
          <table:table-cell table:style-name="ID0E3CBI" table:formula="oooc:=IF([.C2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5FBI" table:formula="oooc:=CONCATENATE([.F23];CHAR(10);IF([.G23]=&quot;&quot;;&quot;&quot;;CONCATENATE([.G23];CHAR(10)));[.H2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6D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4]=&quot;no&quot;;&quot;(required)&quot;;&quot;(optional)&quot;))" office:value-type="string">
            <text:p>/// (optional)</text:p>
          </table:table-cell>
          <table:table-cell table:style-name="ID0E3CBI" table:formula="oooc:=IF([.C2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5FBI" table:formula="oooc:=CONCATENATE([.F24];CHAR(10);IF([.G24]=&quot;&quot;;&quot;&quot;;CONCATENATE([.G24];CHAR(10)));[.H2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BE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5]=&quot;no&quot;;&quot;(required)&quot;;&quot;(optional)&quot;))" office:value-type="string">
            <text:p>/// (optional)</text:p>
          </table:table-cell>
          <table:table-cell table:style-name="ID0E3CBI" table:formula="oooc:=IF([.C2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5FBI" table:formula="oooc:=CONCATENATE([.F25];CHAR(10);IF([.G25]=&quot;&quot;;&quot;&quot;;CONCATENATE([.G25];CHAR(10)));[.H2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DEM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6]=&quot;no&quot;;&quot;(required)&quot;;&quot;(optional)&quot;))" office:value-type="string">
            <text:p>/// (optional)</text:p>
          </table:table-cell>
          <table:table-cell table:style-name="ID0E3CBI" table:formula="oooc:=IF([.C2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5FBI" table:formula="oooc:=CONCATENATE([.F26];CHAR(10);IF([.G26]=&quot;&quot;;&quot;&quot;;CONCATENATE([.G26];CHAR(10)));[.H2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GE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7]=&quot;no&quot;;&quot;(required)&quot;;&quot;(optional)&quot;))" office:value-type="string">
            <text:p>/// (optional)</text:p>
          </table:table-cell>
          <table:table-cell table:style-name="ID0E3CBI" table:formula="oooc:=IF([.C2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5FBI" table:formula="oooc:=CONCATENATE([.F27];CHAR(10);IF([.G27]=&quot;&quot;;&quot;&quot;;CONCATENATE([.G27];CHAR(10)));[.H2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7];IF([.C2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IE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8]=&quot;no&quot;;&quot;(required)&quot;;&quot;(optional)&quot;))" office:value-type="string">
            <text:p>/// (optional)</text:p>
          </table:table-cell>
          <table:table-cell table:style-name="ID0E3CBI" table:formula="oooc:=IF([.C2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5FBI" table:formula="oooc:=CONCATENATE([.F28];CHAR(10);IF([.G28]=&quot;&quot;;&quot;&quot;;CONCATENATE([.G28];CHAR(10)));[.H2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8];IF([.C2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KE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9]=&quot;no&quot;;&quot;(required)&quot;;&quot;(optional)&quot;))" office:value-type="string">
            <text:p>/// (optional)</text:p>
          </table:table-cell>
          <table:table-cell table:style-name="ID0E3CBI" table:formula="oooc:=IF([.C2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5FBI" table:formula="oooc:=CONCATENATE([.F29];CHAR(10);IF([.G29]=&quot;&quot;;&quot;&quot;;CONCATENATE([.G29];CHAR(10)));[.H2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9];IF([.C2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ME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0]=&quot;no&quot;;&quot;(required)&quot;;&quot;(optional)&quot;))" office:value-type="string">
            <text:p>/// (optional)</text:p>
          </table:table-cell>
          <table:table-cell table:style-name="ID0E3CBI" table:formula="oooc:=IF([.C3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5FBI" table:formula="oooc:=CONCATENATE([.F30];CHAR(10);IF([.G30]=&quot;&quot;;&quot;&quot;;CONCATENATE([.G30];CHAR(10)));[.H3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0];IF([.C3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OE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1]=&quot;no&quot;;&quot;(required)&quot;;&quot;(optional)&quot;))" office:value-type="string">
            <text:p>/// (optional)</text:p>
          </table:table-cell>
          <table:table-cell table:style-name="ID0E3CBI" table:formula="oooc:=IF([.C3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5FBI" table:formula="oooc:=CONCATENATE([.F31];CHAR(10);IF([.G31]=&quot;&quot;;&quot;&quot;;CONCATENATE([.G31];CHAR(10)));[.H3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1];IF([.C3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QE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2]=&quot;no&quot;;&quot;(required)&quot;;&quot;(optional)&quot;))" office:value-type="string">
            <text:p>/// (optional)</text:p>
          </table:table-cell>
          <table:table-cell table:style-name="ID0E3CBI" table:formula="oooc:=IF([.C3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5FBI" table:formula="oooc:=CONCATENATE([.F32];CHAR(10);IF([.G32]=&quot;&quot;;&quot;&quot;;CONCATENATE([.G32];CHAR(10)));[.H3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2];IF([.C3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SEM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3]=&quot;no&quot;;&quot;(required)&quot;;&quot;(optional)&quot;))" office:value-type="string">
            <text:p>/// (optional)</text:p>
          </table:table-cell>
          <table:table-cell table:style-name="ID0E3CBI" table:formula="oooc:=IF([.C3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5FBI" table:formula="oooc:=CONCATENATE([.F33];CHAR(10);IF([.G33]=&quot;&quot;;&quot;&quot;;CONCATENATE([.G33];CHAR(10)));[.H3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3];IF([.C3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ro13">
          <table:table-cell table:number-columns-repeated="5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number-columns-repeated="245"/>
        </table:table-row>
        <table:table-row table:style-name="ro13" table:number-rows-repeated="65535">
          <table:table-cell table:number-columns-repeated="256"/>
        </table:table-row>
      </table:table>
      <table:table table:name="Attachment" table:style-name="ID0E6XEM">
        <table:table-column table:style-name="ID0EIGAC" table:default-cell-style-name="ID0EYGBI"/>
        <table:table-column table:style-name="ID0EPGAC" table:default-cell-style-name="ID0EYGBI"/>
        <table:table-column table:style-name="ID0EWGAC" table:default-cell-style-name="ID0EYGBI"/>
        <table:table-column table:style-name="ID0E4GAC" table:number-columns-repeated="2" table:default-cell-style-name="ID0EYGBI"/>
        <table:table-column table:style-name="ID0EEHAC" table:number-columns-repeated="4" table:default-cell-style-name="ID0EYGBI"/>
        <table:table-column table:style-name="ID0ELHAC" table:number-columns-repeated="247" table:default-cell-style-name="ID0EYGBI"/>
        <table:table-column table:style-name="ID0ESHAC" table:default-cell-style-name="ID0EYGBI"/>
        <table:table-row xmlns:xdr="http://schemas.openxmlformats.org/drawingml/2006/spreadsheetDrawing" table:style-name="ID0E1HAC">
          <table:table-cell table:style-name="ID0EYGBI" office:value-type="string">
            <text:p>class name</text:p>
          </table:table-cell>
          <table:table-cell table:number-columns-repeated="3"/>
          <table:table-cell table:style-name="ID0EUDBI"/>
          <table:table-cell table:style-name="ID0EUDBI" office:value-type="string">
            <text:p>field definitions</text:p>
          </table:table-cell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GJAC">
          <table:table-cell table:style-name="ID0EYGBI" office:value-type="string">
            <text:p>Attachment</text:p>
          </table:table-cell>
          <table:table-cell table:number-columns-repeated="2"/>
          <table:table-cell table:style-name="ID0EYGBI" office:value-type="string">
            <text:p>type</text:p>
          </table:table-cell>
          <table:table-cell table:style-name="ID0EUDBI"/>
          <table:table-cell table:style-name="ID0E3CBI" office:value-type="string">
            <text:p>comment</text:p>
          </table:table-cell>
          <table:table-cell table:style-name="ID0E3CBI" office:value-type="string">
            <text:p>json annotation</text:p>
          </table:table-cell>
          <table:table-cell table:style-name="ID0E3CBI" office:value-type="string">
            <text:p>variable part</text:p>
          </table:table-cell>
          <table:table-cell table:style-name="ID0ESFBI" office:value-type="string">
            <text:p>COMBINED</text:p>
          </table:table-cell>
          <table:table-cell table:style-name="ID0E3CBI"/>
          <table:table-cell table:style-name="ID0E3CBI" table:formula="oooc:=CONCATENATE([.A2];&quot;({&quot;)" office:value-type="string">
            <text:p>Attachment({</text:p>
          </table:table-cell>
          <table:table-cell table:number-columns-repeated="245"/>
        </table:table-row>
        <table:table-row xmlns:xdr="http://schemas.openxmlformats.org/drawingml/2006/spreadsheetDrawing" table:style-name="ID0E6KAC">
          <table:table-cell table:style-name="ID0EYGBI" office:value-type="string">
            <text:p>id</text:p>
          </table:table-cell>
          <table:table-cell table:style-name="ID0EYGBI" office:value-type="string">
            <text:p>ID of the attachment</text:p>
          </table:table-cell>
          <table:table-cell table:style-name="ID0EYGBI" office:value-type="string">
            <text:p>no</text:p>
          </table:table-cell>
          <table:table-cell table:style-name="ID0EYGBI" office:value-type="string">
            <text:p>String</text:p>
          </table:table-cell>
          <table:table-cell table:style-name="ID0EYEBI"/>
          <table:table-cell table:style-name="ID0E3CBI" table:formula="oooc:=CONCATENATE(&quot;/// &quot;;IF([.C3]=&quot;no&quot;;&quot;(required)&quot;;&quot;(optional)&quot;))" office:value-type="string">
            <text:p>/// (required)</text:p>
          </table:table-cell>
          <table:table-cell table:style-name="ID0E3CBI" table:formula="oooc:=IF([.C3]=&quot;no&quot;;&quot;&quot;;&quot;@JsonKey(includeIfNull: false)&quot;)" office:value-type="string">
            <text:p/>
          </table:table-cell>
          <table:table-cell table:style-name="ID0E3CBI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5FBI" table:formula="oooc:=CONCATENATE([.F3];CHAR(10);IF([.G3]=&quot;&quot;;&quot;&quot;;CONCATENATE([.G3];CHAR(10)));[.H3])" office:value-type="string">
            <text:p>/// (required)
final String id;</text:p>
          </table:table-cell>
          <table:table-cell table:style-name="ID0E3CBI"/>
          <table:table-cell table:style-name="ID0E3CBI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INAC">
          <table:table-cell table:style-name="ID0EYGBI" office:value-type="string">
            <text:p>type</text:p>
          </table:table-cell>
          <table:table-cell table:style-name="ID0EYGBI" office:value-type="string">
            <text:p>One of: "image", "video", "gifv", "unknown"</text:p>
          </table:table-cell>
          <table:table-cell table:style-name="ID0EYGBI" office:value-type="string">
            <text:p>no</text:p>
          </table:table-cell>
          <table:table-cell table:style-name="ID0EYGBI" office:value-type="string">
            <text:p>String</text:p>
          </table:table-cell>
          <table:table-cell table:style-name="ID0EYEBI"/>
          <table:table-cell table:style-name="ID0E3CBI" table:formula="oooc:=CONCATENATE(&quot;/// &quot;;IF([.C4]=&quot;no&quot;;&quot;(required)&quot;;&quot;(optional)&quot;))" office:value-type="string">
            <text:p>/// (required)</text:p>
          </table:table-cell>
          <table:table-cell table:style-name="ID0E3CBI" table:formula="oooc:=IF([.C4]=&quot;no&quot;;&quot;&quot;;&quot;@JsonKey(includeIfNull: false)&quot;)" office:value-type="string">
            <text:p/>
          </table:table-cell>
          <table:table-cell table:style-name="ID0E3CBI" table:formula="oooc:=CONCATENATE(IF([.C4]=&quot;no&quot;;&quot;final&quot;;&quot;     &quot;);&quot; &quot;;[.D4];&quot; &quot;;[.A4];&quot;;&quot;)" office:value-type="string">
            <text:p>final String type;</text:p>
          </table:table-cell>
          <table:table-cell table:style-name="ID0E5FBI" table:formula="oooc:=CONCATENATE([.F4];CHAR(10);IF([.G4]=&quot;&quot;;&quot;&quot;;CONCATENATE([.G4];CHAR(10)));[.H4])" office:value-type="string">
            <text:p>/// (required)
final String type;</text:p>
          </table:table-cell>
          <table:table-cell table:style-name="ID0E3CBI"/>
          <table:table-cell table:style-name="ID0E3CBI" table:formula="oooc:=CONCATENATE(&quot;this.&quot;;[.A4];IF([.C4]=&quot;no&quot;;&quot;&quot;;&quot; = null&quot;);&quot;;&quot;)" office:value-type="string">
            <text:p>this.type,</text:p>
          </table:table-cell>
          <table:table-cell table:number-columns-repeated="245"/>
        </table:table-row>
        <table:table-row xmlns:xdr="http://schemas.openxmlformats.org/drawingml/2006/spreadsheetDrawing" table:style-name="ID0ERPAC">
          <table:table-cell table:style-name="ID0EYGBI" office:value-type="string">
            <text:p>url</text:p>
          </table:table-cell>
          <table:table-cell table:style-name="ID0EYGBI" office:value-type="string">
            <text:p>URL of the locally hosted version of the image</text:p>
          </table:table-cell>
          <table:table-cell table:style-name="ID0EYGBI" office:value-type="string">
            <text:p>no</text:p>
          </table:table-cell>
          <table:table-cell table:style-name="ID0EYGBI" office:value-type="string">
            <text:p>Uri</text:p>
          </table:table-cell>
          <table:table-cell table:style-name="ID0EYEBI"/>
          <table:table-cell table:style-name="ID0E3CBI" table:formula="oooc:=CONCATENATE(&quot;/// &quot;;IF([.C5]=&quot;no&quot;;&quot;(required)&quot;;&quot;(optional)&quot;))" office:value-type="string">
            <text:p>/// (required)</text:p>
          </table:table-cell>
          <table:table-cell table:style-name="ID0E3CBI" table:formula="oooc:=IF([.C5]=&quot;no&quot;;&quot;&quot;;&quot;@JsonKey(includeIfNull: false)&quot;)" office:value-type="string">
            <text:p/>
          </table:table-cell>
          <table:table-cell table:style-name="ID0E3CBI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5FBI" table:formula="oooc:=CONCATENATE([.F5];CHAR(10);IF([.G5]=&quot;&quot;;&quot;&quot;;CONCATENATE([.G5];CHAR(10)));[.H5])" office:value-type="string">
            <text:p>/// (required)
final Uri url;</text:p>
          </table:table-cell>
          <table:table-cell table:style-name="ID0E3CBI"/>
          <table:table-cell table:style-name="ID0E3CBI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2BAE">
          <table:table-cell table:style-name="ID0EYGBI" office:value-type="string">
            <text:p>remote_url</text:p>
          </table:table-cell>
          <table:table-cell table:style-name="ID0EYGBI" office:value-type="string">
            <text:p>For remote images, the remote URL of the original image</text:p>
          </table:table-cell>
          <table:table-cell table:style-name="ID0EYGBI" office:value-type="string">
            <text:p>yes</text:p>
          </table:table-cell>
          <table:table-cell table:style-name="ID0EYGBI" office:value-type="string">
            <text:p>Uri</text:p>
          </table:table-cell>
          <table:table-cell table:style-name="ID0EYEBI"/>
          <table:table-cell table:style-name="ID0E3CBI" table:formula="oooc:=CONCATENATE(&quot;/// &quot;;IF([.C6]=&quot;no&quot;;&quot;(required)&quot;;&quot;(optional)&quot;))" office:value-type="string">
            <text:p>/// (optional)</text:p>
          </table:table-cell>
          <table:table-cell table:style-name="ID0E3CBI" table:formula="oooc:=IF([.C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6]=&quot;no&quot;;&quot;final&quot;;&quot;     &quot;);&quot; &quot;;[.D6];&quot; &quot;;[.A6];&quot;;&quot;)" office:value-type="string">
            <text:p>      Uri remote_url;</text:p>
          </table:table-cell>
          <table:table-cell table:style-name="ID0E5FBI" table:formula="oooc:=CONCATENATE([.F6];CHAR(10);IF([.G6]=&quot;&quot;;&quot;&quot;;CONCATENATE([.G6];CHAR(10)));[.H6])" office:value-type="string">
            <text:p>/// (optional)
@JsonKey(includeIfNull: false)
      Uri remote_url;</text:p>
          </table:table-cell>
          <table:table-cell table:style-name="ID0E3CBI"/>
          <table:table-cell table:style-name="ID0E3CBI" table:formula="oooc:=CONCATENATE(&quot;this.&quot;;[.A6];IF([.C6]=&quot;no&quot;;&quot;&quot;;&quot; = null&quot;);&quot;;&quot;)" office:value-type="string">
            <text:p>this.remote_url = null,</text:p>
          </table:table-cell>
          <table:table-cell table:number-columns-repeated="245"/>
        </table:table-row>
        <table:table-row xmlns:xdr="http://schemas.openxmlformats.org/drawingml/2006/spreadsheetDrawing" table:style-name="ID0EFEAE">
          <table:table-cell table:style-name="ID0EYGBI" office:value-type="string">
            <text:p>preview_url</text:p>
          </table:table-cell>
          <table:table-cell table:style-name="ID0EYGBI" office:value-type="string">
            <text:p>URL of the preview image</text:p>
          </table:table-cell>
          <table:table-cell table:style-name="ID0EYGBI" office:value-type="string">
            <text:p>no</text:p>
          </table:table-cell>
          <table:table-cell table:style-name="ID0EYGBI" office:value-type="string">
            <text:p>Uri</text:p>
          </table:table-cell>
          <table:table-cell table:style-name="ID0EYEBI"/>
          <table:table-cell table:style-name="ID0E3CBI" table:formula="oooc:=CONCATENATE(&quot;/// &quot;;IF([.C7]=&quot;no&quot;;&quot;(required)&quot;;&quot;(optional)&quot;))" office:value-type="string">
            <text:p>/// (required)</text:p>
          </table:table-cell>
          <table:table-cell table:style-name="ID0E3CBI" table:formula="oooc:=IF([.C7]=&quot;no&quot;;&quot;&quot;;&quot;@JsonKey(includeIfNull: false)&quot;)" office:value-type="string">
            <text:p/>
          </table:table-cell>
          <table:table-cell table:style-name="ID0E3CBI" table:formula="oooc:=CONCATENATE(IF([.C7]=&quot;no&quot;;&quot;final&quot;;&quot;     &quot;);&quot; &quot;;[.D7];&quot; &quot;;[.A7];&quot;;&quot;)" office:value-type="string">
            <text:p>final Uri preview_url;</text:p>
          </table:table-cell>
          <table:table-cell table:style-name="ID0E5FBI" table:formula="oooc:=CONCATENATE([.F7];CHAR(10);IF([.G7]=&quot;&quot;;&quot;&quot;;CONCATENATE([.G7];CHAR(10)));[.H7])" office:value-type="string">
            <text:p>/// (required)
final Uri preview_url;</text:p>
          </table:table-cell>
          <table:table-cell table:style-name="ID0E3CBI"/>
          <table:table-cell table:style-name="ID0E3CBI" table:formula="oooc:=CONCATENATE(&quot;this.&quot;;[.A7];IF([.C7]=&quot;no&quot;;&quot;&quot;;&quot; = null&quot;);&quot;;&quot;)" office:value-type="string">
            <text:p>this.preview_url,</text:p>
          </table:table-cell>
          <table:table-cell table:number-columns-repeated="245"/>
        </table:table-row>
        <table:table-row xmlns:xdr="http://schemas.openxmlformats.org/drawingml/2006/spreadsheetDrawing" table:style-name="ID0EOGAE">
          <table:table-cell table:style-name="ID0EYGBI" office:value-type="string">
            <text:p>text_url</text:p>
          </table:table-cell>
          <table:table-cell table:style-name="ID0EYGBI" office:value-type="string">
            <text:p>Shorter URL for the image, for insertion into text (only present on local images)</text:p>
          </table:table-cell>
          <table:table-cell table:style-name="ID0EYGBI" office:value-type="string">
            <text:p>yes</text:p>
          </table:table-cell>
          <table:table-cell table:style-name="ID0EYGBI" office:value-type="string">
            <text:p>Uri</text:p>
          </table:table-cell>
          <table:table-cell table:style-name="ID0EYEBI"/>
          <table:table-cell table:style-name="ID0E3CBI" table:formula="oooc:=CONCATENATE(&quot;/// &quot;;IF([.C8]=&quot;no&quot;;&quot;(required)&quot;;&quot;(optional)&quot;))" office:value-type="string">
            <text:p>/// (optional)</text:p>
          </table:table-cell>
          <table:table-cell table:style-name="ID0E3CBI" table:formula="oooc:=IF([.C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8]=&quot;no&quot;;&quot;final&quot;;&quot;     &quot;);&quot; &quot;;[.D8];&quot; &quot;;[.A8];&quot;;&quot;)" office:value-type="string">
            <text:p>      Uri text_url;</text:p>
          </table:table-cell>
          <table:table-cell table:style-name="ID0E5FBI" table:formula="oooc:=CONCATENATE([.F8];CHAR(10);IF([.G8]=&quot;&quot;;&quot;&quot;;CONCATENATE([.G8];CHAR(10)));[.H8])" office:value-type="string">
            <text:p>/// (optional)
@JsonKey(includeIfNull: false)
      Uri text_url;</text:p>
          </table:table-cell>
          <table:table-cell table:style-name="ID0E3CBI"/>
          <table:table-cell table:style-name="ID0E3CBI" table:formula="oooc:=CONCATENATE(&quot;this.&quot;;[.A8];IF([.C8]=&quot;no&quot;;&quot;&quot;;&quot; = null&quot;);&quot;;&quot;)" office:value-type="string">
            <text:p>this.text_url = null,</text:p>
          </table:table-cell>
          <table:table-cell table:number-columns-repeated="245"/>
        </table:table-row>
        <table:table-row xmlns:xdr="http://schemas.openxmlformats.org/drawingml/2006/spreadsheetDrawing" table:style-name="ID0EYIAE">
          <table:table-cell table:style-name="ID0EYGBI" office:value-type="string">
            <text:p>meta</text:p>
          </table:table-cell>
          <table:table-cell table:style-name="ID0EYGBI" office:value-type="string">
            <text:p>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</text:p>
          </table:table-cell>
          <table:table-cell table:style-name="ID0EYGBI" office:value-type="string">
            <text:p>yes</text:p>
          </table:table-cell>
          <table:table-cell table:style-name="ID0EYGBI" office:value-type="string">
            <text:p>dynamic</text:p>
          </table:table-cell>
          <table:table-cell table:style-name="ID0EYEBI"/>
          <table:table-cell table:style-name="ID0E3CBI" table:formula="oooc:=CONCATENATE(&quot;/// &quot;;IF([.C9]=&quot;no&quot;;&quot;(required)&quot;;&quot;(optional)&quot;))" office:value-type="string">
            <text:p>/// (optional)</text:p>
          </table:table-cell>
          <table:table-cell table:style-name="ID0E3CBI" table:formula="oooc:=IF([.C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9]=&quot;no&quot;;&quot;final&quot;;&quot;     &quot;);&quot; &quot;;[.D9];&quot; &quot;;[.A9];&quot;;&quot;)" office:value-type="string">
            <text:p>      dynamic meta;</text:p>
          </table:table-cell>
          <table:table-cell table:style-name="ID0E5FBI" table:formula="oooc:=CONCATENATE([.F9];CHAR(10);IF([.G9]=&quot;&quot;;&quot;&quot;;CONCATENATE([.G9];CHAR(10)));[.H9])" office:value-type="string">
            <text:p>/// (optional)
@JsonKey(includeIfNull: false)
      dynamic meta;</text:p>
          </table:table-cell>
          <table:table-cell table:style-name="ID0E3CBI"/>
          <table:table-cell table:style-name="ID0E3CBI" table:formula="oooc:=CONCATENATE(&quot;this.&quot;;[.A9];IF([.C9]=&quot;no&quot;;&quot;&quot;;&quot; = null&quot;);&quot;;&quot;)" office:value-type="string">
            <text:p>this.meta = null,</text:p>
          </table:table-cell>
          <table:table-cell table:number-columns-repeated="245"/>
        </table:table-row>
        <table:table-row xmlns:xdr="http://schemas.openxmlformats.org/drawingml/2006/spreadsheetDrawing" table:style-name="ID0ECLAE">
          <table:table-cell table:style-name="ID0EYGBI" office:value-type="string">
            <text:p>description</text:p>
          </table:table-cell>
          <table:table-cell table:style-name="ID0EYGBI" office:value-type="string">
            <text:p>A description of the image for the visually impaired (maximum 420 characters), or</text:p>
          </table:table-cell>
          <table:table-cell table:style-name="ID0EYGBI" office:value-type="string">
            <text:p>yes</text:p>
          </table:table-cell>
          <table:table-cell table:style-name="ID0EYGBI" office:value-type="string">
            <text:p>String</text:p>
          </table:table-cell>
          <table:table-cell table:style-name="ID0EYEBI"/>
          <table:table-cell table:style-name="ID0E3CBI" table:formula="oooc:=CONCATENATE(&quot;/// &quot;;IF([.C10]=&quot;no&quot;;&quot;(required)&quot;;&quot;(optional)&quot;))" office:value-type="string">
            <text:p>/// (optional)</text:p>
          </table:table-cell>
          <table:table-cell table:style-name="ID0E3CBI" table:formula="oooc:=IF([.C1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0]=&quot;no&quot;;&quot;final&quot;;&quot;     &quot;);&quot; &quot;;[.D10];&quot; &quot;;[.A10];&quot;;&quot;)" office:value-type="string">
            <text:p>      String description;</text:p>
          </table:table-cell>
          <table:table-cell table:style-name="ID0E5FBI" table:formula="oooc:=CONCATENATE([.F10];CHAR(10);IF([.G10]=&quot;&quot;;&quot;&quot;;CONCATENATE([.G10];CHAR(10)));[.H10])" office:value-type="string">
            <text:p>/// (optional)
@JsonKey(includeIfNull: false)
      String description;</text:p>
          </table:table-cell>
          <table:table-cell table:style-name="ID0E3CBI"/>
          <table:table-cell table:style-name="ID0E3CBI" table:formula="oooc:=CONCATENATE(&quot;this.&quot;;[.A10];IF([.C10]=&quot;no&quot;;&quot;&quot;;&quot; = null&quot;);&quot;;&quot;)" office:value-type="string">
            <text:p>this.description = null,</text:p>
          </table:table-cell>
          <table:table-cell table:number-columns-repeated="245"/>
        </table:table-row>
        <table:table-row xmlns:xdr="http://schemas.openxmlformats.org/drawingml/2006/spreadsheetDrawing" table:style-name="ID0EMN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1]=&quot;no&quot;;&quot;(required)&quot;;&quot;(optional)&quot;))" office:value-type="string">
            <text:p>/// (optional)</text:p>
          </table:table-cell>
          <table:table-cell table:style-name="ID0E3CBI" table:formula="oooc:=IF([.C1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5FBI" table:formula="oooc:=CONCATENATE([.F11];CHAR(10);IF([.G11]=&quot;&quot;;&quot;&quot;;CONCATENATE([.G11];CHAR(10)));[.H1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P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2]=&quot;no&quot;;&quot;(required)&quot;;&quot;(optional)&quot;))" office:value-type="string">
            <text:p>/// (optional)</text:p>
          </table:table-cell>
          <table:table-cell table:style-name="ID0E3CBI" table:formula="oooc:=IF([.C1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5FBI" table:formula="oooc:=CONCATENATE([.F12];CHAR(10);IF([.G12]=&quot;&quot;;&quot;&quot;;CONCATENATE([.G12];CHAR(10)));[.H1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R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3]=&quot;no&quot;;&quot;(required)&quot;;&quot;(optional)&quot;))" office:value-type="string">
            <text:p>/// (optional)</text:p>
          </table:table-cell>
          <table:table-cell table:style-name="ID0E3CBI" table:formula="oooc:=IF([.C1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5FBI" table:formula="oooc:=CONCATENATE([.F13];CHAR(10);IF([.G13]=&quot;&quot;;&quot;&quot;;CONCATENATE([.G13];CHAR(10)));[.H1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T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4]=&quot;no&quot;;&quot;(required)&quot;;&quot;(optional)&quot;))" office:value-type="string">
            <text:p>/// (optional)</text:p>
          </table:table-cell>
          <table:table-cell table:style-name="ID0E3CBI" table:formula="oooc:=IF([.C1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5FBI" table:formula="oooc:=CONCATENATE([.F14];CHAR(10);IF([.G14]=&quot;&quot;;&quot;&quot;;CONCATENATE([.G14];CHAR(10)));[.H1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V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5]=&quot;no&quot;;&quot;(required)&quot;;&quot;(optional)&quot;))" office:value-type="string">
            <text:p>/// (optional)</text:p>
          </table:table-cell>
          <table:table-cell table:style-name="ID0E3CBI" table:formula="oooc:=IF([.C1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5FBI" table:formula="oooc:=CONCATENATE([.F15];CHAR(10);IF([.G15]=&quot;&quot;;&quot;&quot;;CONCATENATE([.G15];CHAR(10)));[.H1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X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6]=&quot;no&quot;;&quot;(required)&quot;;&quot;(optional)&quot;))" office:value-type="string">
            <text:p>/// (optional)</text:p>
          </table:table-cell>
          <table:table-cell table:style-name="ID0E3CBI" table:formula="oooc:=IF([.C1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5FBI" table:formula="oooc:=CONCATENATE([.F16];CHAR(10);IF([.G16]=&quot;&quot;;&quot;&quot;;CONCATENATE([.G16];CHAR(10)));[.H1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Z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7]=&quot;no&quot;;&quot;(required)&quot;;&quot;(optional)&quot;))" office:value-type="string">
            <text:p>/// (optional)</text:p>
          </table:table-cell>
          <table:table-cell table:style-name="ID0E3CBI" table:formula="oooc:=IF([.C1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5FBI" table:formula="oooc:=CONCATENATE([.F17];CHAR(10);IF([.G17]=&quot;&quot;;&quot;&quot;;CONCATENATE([.G17];CHAR(10)));[.H1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2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8]=&quot;no&quot;;&quot;(required)&quot;;&quot;(optional)&quot;))" office:value-type="string">
            <text:p>/// (optional)</text:p>
          </table:table-cell>
          <table:table-cell table:style-name="ID0E3CBI" table:formula="oooc:=IF([.C1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5FBI" table:formula="oooc:=CONCATENATE([.F18];CHAR(10);IF([.G18]=&quot;&quot;;&quot;&quot;;CONCATENATE([.G18];CHAR(10)));[.H1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4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19]=&quot;no&quot;;&quot;(required)&quot;;&quot;(optional)&quot;))" office:value-type="string">
            <text:p>/// (optional)</text:p>
          </table:table-cell>
          <table:table-cell table:style-name="ID0E3CBI" table:formula="oooc:=IF([.C1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5FBI" table:formula="oooc:=CONCATENATE([.F19];CHAR(10);IF([.G19]=&quot;&quot;;&quot;&quot;;CONCATENATE([.G19];CHAR(10)));[.H1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6AE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0]=&quot;no&quot;;&quot;(required)&quot;;&quot;(optional)&quot;))" office:value-type="string">
            <text:p>/// (optional)</text:p>
          </table:table-cell>
          <table:table-cell table:style-name="ID0E3CBI" table:formula="oooc:=IF([.C2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5FBI" table:formula="oooc:=CONCATENATE([.F20];CHAR(10);IF([.G20]=&quot;&quot;;&quot;&quot;;CONCATENATE([.G20];CHAR(10)));[.H2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CA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1]=&quot;no&quot;;&quot;(required)&quot;;&quot;(optional)&quot;))" office:value-type="string">
            <text:p>/// (optional)</text:p>
          </table:table-cell>
          <table:table-cell table:style-name="ID0E3CBI" table:formula="oooc:=IF([.C2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5FBI" table:formula="oooc:=CONCATENATE([.F21];CHAR(10);IF([.G21]=&quot;&quot;;&quot;&quot;;CONCATENATE([.G21];CHAR(10)));[.H2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EA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2]=&quot;no&quot;;&quot;(required)&quot;;&quot;(optional)&quot;))" office:value-type="string">
            <text:p>/// (optional)</text:p>
          </table:table-cell>
          <table:table-cell table:style-name="ID0E3CBI" table:formula="oooc:=IF([.C2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5FBI" table:formula="oooc:=CONCATENATE([.F22];CHAR(10);IF([.G22]=&quot;&quot;;&quot;&quot;;CONCATENATE([.G22];CHAR(10)));[.H2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GA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3]=&quot;no&quot;;&quot;(required)&quot;;&quot;(optional)&quot;))" office:value-type="string">
            <text:p>/// (optional)</text:p>
          </table:table-cell>
          <table:table-cell table:style-name="ID0E3CBI" table:formula="oooc:=IF([.C2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5FBI" table:formula="oooc:=CONCATENATE([.F23];CHAR(10);IF([.G23]=&quot;&quot;;&quot;&quot;;CONCATENATE([.G23];CHAR(10)));[.H2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IA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4]=&quot;no&quot;;&quot;(required)&quot;;&quot;(optional)&quot;))" office:value-type="string">
            <text:p>/// (optional)</text:p>
          </table:table-cell>
          <table:table-cell table:style-name="ID0E3CBI" table:formula="oooc:=IF([.C24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5FBI" table:formula="oooc:=CONCATENATE([.F24];CHAR(10);IF([.G24]=&quot;&quot;;&quot;&quot;;CONCATENATE([.G24];CHAR(10)));[.H24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KA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5]=&quot;no&quot;;&quot;(required)&quot;;&quot;(optional)&quot;))" office:value-type="string">
            <text:p>/// (optional)</text:p>
          </table:table-cell>
          <table:table-cell table:style-name="ID0E3CBI" table:formula="oooc:=IF([.C25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5FBI" table:formula="oooc:=CONCATENATE([.F25];CHAR(10);IF([.G25]=&quot;&quot;;&quot;&quot;;CONCATENATE([.G25];CHAR(10)));[.H25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MA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3CBI" table:formula="oooc:=CONCATENATE(&quot;/// &quot;;IF([.C26]=&quot;no&quot;;&quot;(required)&quot;;&quot;(optional)&quot;))" office:value-type="string">
            <text:p>/// (optional)</text:p>
          </table:table-cell>
          <table:table-cell table:style-name="ID0E3CBI" table:formula="oooc:=IF([.C26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5FBI" table:formula="oooc:=CONCATENATE([.F26];CHAR(10);IF([.G26]=&quot;&quot;;&quot;&quot;;CONCATENATE([.G26];CHAR(10)));[.H26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OAG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7]=&quot;no&quot;;&quot;(required)&quot;;&quot;(optional)&quot;))" office:value-type="string">
            <text:p>/// (optional)</text:p>
          </table:table-cell>
          <table:table-cell table:style-name="ID0E3CBI" table:formula="oooc:=IF([.C27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5FBI" table:formula="oooc:=CONCATENATE([.F27];CHAR(10);IF([.G27]=&quot;&quot;;&quot;&quot;;CONCATENATE([.G27];CHAR(10)));[.H27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7];IF([.C2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QAG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8]=&quot;no&quot;;&quot;(required)&quot;;&quot;(optional)&quot;))" office:value-type="string">
            <text:p>/// (optional)</text:p>
          </table:table-cell>
          <table:table-cell table:style-name="ID0E3CBI" table:formula="oooc:=IF([.C28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5FBI" table:formula="oooc:=CONCATENATE([.F28];CHAR(10);IF([.G28]=&quot;&quot;;&quot;&quot;;CONCATENATE([.G28];CHAR(10)));[.H28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8];IF([.C2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SAG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29]=&quot;no&quot;;&quot;(required)&quot;;&quot;(optional)&quot;))" office:value-type="string">
            <text:p>/// (optional)</text:p>
          </table:table-cell>
          <table:table-cell table:style-name="ID0E3CBI" table:formula="oooc:=IF([.C29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5FBI" table:formula="oooc:=CONCATENATE([.F29];CHAR(10);IF([.G29]=&quot;&quot;;&quot;&quot;;CONCATENATE([.G29];CHAR(10)));[.H29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29];IF([.C2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UAG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0]=&quot;no&quot;;&quot;(required)&quot;;&quot;(optional)&quot;))" office:value-type="string">
            <text:p>/// (optional)</text:p>
          </table:table-cell>
          <table:table-cell table:style-name="ID0E3CBI" table:formula="oooc:=IF([.C30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5FBI" table:formula="oooc:=CONCATENATE([.F30];CHAR(10);IF([.G30]=&quot;&quot;;&quot;&quot;;CONCATENATE([.G30];CHAR(10)));[.H30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0];IF([.C3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WAG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1]=&quot;no&quot;;&quot;(required)&quot;;&quot;(optional)&quot;))" office:value-type="string">
            <text:p>/// (optional)</text:p>
          </table:table-cell>
          <table:table-cell table:style-name="ID0E3CBI" table:formula="oooc:=IF([.C31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5FBI" table:formula="oooc:=CONCATENATE([.F31];CHAR(10);IF([.G31]=&quot;&quot;;&quot;&quot;;CONCATENATE([.G31];CHAR(10)));[.H31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1];IF([.C3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YAG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2]=&quot;no&quot;;&quot;(required)&quot;;&quot;(optional)&quot;))" office:value-type="string">
            <text:p>/// (optional)</text:p>
          </table:table-cell>
          <table:table-cell table:style-name="ID0E3CBI" table:formula="oooc:=IF([.C32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5FBI" table:formula="oooc:=CONCATENATE([.F32];CHAR(10);IF([.G32]=&quot;&quot;;&quot;&quot;;CONCATENATE([.G32];CHAR(10)));[.H32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2];IF([.C3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1AG"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UDBI"/>
          <table:table-cell table:style-name="ID0E3CBI" table:formula="oooc:=CONCATENATE(&quot;/// &quot;;IF([.C33]=&quot;no&quot;;&quot;(required)&quot;;&quot;(optional)&quot;))" office:value-type="string">
            <text:p>/// (optional)</text:p>
          </table:table-cell>
          <table:table-cell table:style-name="ID0E3CBI" table:formula="oooc:=IF([.C33]=&quot;no&quot;;&quot;&quot;;&quot;@JsonKey(includeIfNull: false)&quot;)" office:value-type="string">
            <text:p>@JsonKey(includeIfNull: false)</text:p>
          </table:table-cell>
          <table:table-cell table:style-name="ID0E3CBI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5FBI" table:formula="oooc:=CONCATENATE([.F33];CHAR(10);IF([.G33]=&quot;&quot;;&quot;&quot;;CONCATENATE([.G33];CHAR(10)));[.H33])" office:value-type="string">
            <text:p>/// (optional)
@JsonKey(includeIfNull: false)
       ;</text:p>
          </table:table-cell>
          <table:table-cell table:style-name="ID0E3CBI"/>
          <table:table-cell table:style-name="ID0E3CBI" table:formula="oooc:=CONCATENATE(&quot;this.&quot;;[.A33];IF([.C3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ro4">
          <table:table-cell table:number-columns-repeated="5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style-name="ID0EIDBI"/>
          <table:table-cell table:number-columns-repeated="245"/>
        </table:table-row>
        <table:table-row table:style-name="ro4" table:number-rows-repeated="65535">
          <table:table-cell table:number-columns-repeated="256"/>
        </table:table-row>
      </table:table>
      <table:table table:name="Context" table:style-name="ID0EEYEM">
        <table:table-column table:style-name="ID0EH6AG" table:default-cell-style-name="ID0EIDBI"/>
        <table:table-column table:style-name="ID0EO6AG" table:default-cell-style-name="ID0EIDBI"/>
        <table:table-column table:style-name="ID0EV6AG" table:default-cell-style-name="ID0EIDBI"/>
        <table:table-column table:style-name="ID0E36AG" table:number-columns-repeated="2" table:default-cell-style-name="ID0EIDBI"/>
        <table:table-column table:style-name="ID0EDABG" table:number-columns-repeated="4" table:default-cell-style-name="ID0EIDBI"/>
        <table:table-column table:style-name="ID0EKABG" table:number-columns-repeated="247" table:default-cell-style-name="ID0EIDBI"/>
        <table:table-column table:style-name="ID0ERABG" table:default-cell-style-name="ID0EIDBI"/>
        <table:table-row xmlns:xdr="http://schemas.openxmlformats.org/drawingml/2006/spreadsheetDrawing" table:style-name="ID0EZABG">
          <table:table-cell table:style-name="ID0EIDBI" office:value-type="string">
            <text:p>class name</text:p>
          </table:table-cell>
          <table:table-cell table:number-columns-repeated="4"/>
          <table:table-cell table:style-name="ID0EIDBI" office:value-type="string">
            <text:p>field definitions</text:p>
          </table:table-cell>
          <table:table-cell table:number-columns-repeated="4"/>
          <table:table-cell table:style-name="ID0EID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RBBG">
          <table:table-cell table:style-name="ID0EIDBI" office:value-type="string">
            <text:p>Context</text:p>
          </table:table-cell>
          <table:table-cell table:number-columns-repeated="2"/>
          <table:table-cell table:style-name="ID0EIDBI" office:value-type="string">
            <text:p>type</text:p>
          </table:table-cell>
          <table:table-cell table:number-columns-repeated="1"/>
          <table:table-cell table:style-name="ID0EIDBI" office:value-type="string">
            <text:p>comment</text:p>
          </table:table-cell>
          <table:table-cell table:style-name="ID0EIDBI" office:value-type="string">
            <text:p>json annotation</text:p>
          </table:table-cell>
          <table:table-cell table:style-name="ID0EIDBI" office:value-type="string">
            <text:p>variable part</text:p>
          </table:table-cell>
          <table:table-cell table:style-name="ID0ESFBI" office:value-type="string">
            <text:p>COMBINED</text:p>
          </table:table-cell>
          <table:table-cell table:number-columns-repeated="1"/>
          <table:table-cell table:style-name="ID0EIDBI" table:formula="oooc:=CONCATENATE([.A2];&quot;({&quot;)" office:value-type="string">
            <text:p>Context({</text:p>
          </table:table-cell>
          <table:table-cell table:number-columns-repeated="245"/>
        </table:table-row>
        <table:table-row xmlns:xdr="http://schemas.openxmlformats.org/drawingml/2006/spreadsheetDrawing" table:style-name="ID0ECDBG">
          <table:table-cell table:style-name="ID0EIDBI" office:value-type="string">
            <text:p>ancestors</text:p>
          </table:table-cell>
          <table:table-cell table:number-columns-repeated="1"/>
          <table:table-cell table:style-name="ID0EIDBI" office:value-type="string">
            <text:p>no</text:p>
          </table:table-cell>
          <table:table-cell table:style-name="ID0EIDBI" office:value-type="string">
            <text:p>List&lt;Status&gt;</text:p>
          </table:table-cell>
          <table:table-cell table:style-name="ID0EYEBI"/>
          <table:table-cell table:style-name="ID0EIDBI" table:formula="oooc:=CONCATENATE(&quot;/// &quot;;IF([.C3]=&quot;no&quot;;&quot;(required)&quot;;&quot;(optional)&quot;))" office:value-type="string">
            <text:p>/// (required)</text:p>
          </table:table-cell>
          <table:table-cell table:style-name="ID0EIDBI" table:formula="oooc:=IF([.C3]=&quot;no&quot;;&quot;&quot;;&quot;@JsonKey(includeIfNull: false)&quot;)" office:value-type="string">
            <text:p/>
          </table:table-cell>
          <table:table-cell table:style-name="ID0EIDBI" table:formula="oooc:=CONCATENATE(IF([.C3]=&quot;no&quot;;&quot;final&quot;;&quot;     &quot;);&quot; &quot;;[.D3];&quot; &quot;;[.A3];&quot;;&quot;)" office:value-type="string">
            <text:p>final List&lt;Status&gt; ancestors;</text:p>
          </table:table-cell>
          <table:table-cell table:style-name="ID0E5FBI" table:formula="oooc:=CONCATENATE([.F3];CHAR(10);IF([.G3]=&quot;&quot;;&quot;&quot;;CONCATENATE([.G3];CHAR(10)));[.H3])" office:value-type="string">
            <text:p>/// (required)
final List&lt;Status&gt; ancestors;</text:p>
          </table:table-cell>
          <table:table-cell table:number-columns-repeated="1"/>
          <table:table-cell table:style-name="ID0EIDBI" table:formula="oooc:=CONCATENATE(&quot;this.&quot;;[.A3];IF([.C3]=&quot;no&quot;;&quot;&quot;;&quot; = null&quot;);&quot;;&quot;)" office:value-type="string">
            <text:p>this.ancestors,</text:p>
          </table:table-cell>
          <table:table-cell table:number-columns-repeated="245"/>
        </table:table-row>
        <table:table-row xmlns:xdr="http://schemas.openxmlformats.org/drawingml/2006/spreadsheetDrawing" table:style-name="ID0EBFBG">
          <table:table-cell table:style-name="ID0EIDBI" office:value-type="string">
            <text:p>desendants</text:p>
          </table:table-cell>
          <table:table-cell table:style-name="ID0EEHBI"/>
          <table:table-cell table:style-name="ID0EEHBI" office:value-type="string">
            <text:p>no</text:p>
          </table:table-cell>
          <table:table-cell table:style-name="ID0EIDBI" office:value-type="string">
            <text:p>List&lt;Status&gt;</text:p>
          </table:table-cell>
          <table:table-cell table:style-name="ID0EYEBI"/>
          <table:table-cell table:style-name="ID0EIDBI" table:formula="oooc:=CONCATENATE(&quot;/// &quot;;IF([.C4]=&quot;no&quot;;&quot;(required)&quot;;&quot;(optional)&quot;))" office:value-type="string">
            <text:p>/// (required)</text:p>
          </table:table-cell>
          <table:table-cell table:style-name="ID0EIDBI" table:formula="oooc:=IF([.C4]=&quot;no&quot;;&quot;&quot;;&quot;@JsonKey(includeIfNull: false)&quot;)" office:value-type="string">
            <text:p/>
          </table:table-cell>
          <table:table-cell table:style-name="ID0EIDBI" table:formula="oooc:=CONCATENATE(IF([.C4]=&quot;no&quot;;&quot;final&quot;;&quot;     &quot;);&quot; &quot;;[.D4];&quot; &quot;;[.A4];&quot;;&quot;)" office:value-type="string">
            <text:p>final List&lt;Status&gt; desendants;</text:p>
          </table:table-cell>
          <table:table-cell table:style-name="ID0E5FBI" table:formula="oooc:=CONCATENATE([.F4];CHAR(10);IF([.G4]=&quot;&quot;;&quot;&quot;;CONCATENATE([.G4];CHAR(10)));[.H4])" office:value-type="string">
            <text:p>/// (required)
final List&lt;Status&gt; desendants;</text:p>
          </table:table-cell>
          <table:table-cell table:number-columns-repeated="1"/>
          <table:table-cell table:style-name="ID0EIDBI" table:formula="oooc:=CONCATENATE(&quot;this.&quot;;[.A4];IF([.C4]=&quot;no&quot;;&quot;&quot;;&quot; = null&quot;);&quot;;&quot;)" office:value-type="string">
            <text:p>this.desendants,</text:p>
          </table:table-cell>
          <table:table-cell table:number-columns-repeated="245"/>
        </table:table-row>
        <table:table-row xmlns:xdr="http://schemas.openxmlformats.org/drawingml/2006/spreadsheetDrawing" table:style-name="ID0EEHBG">
          <table:table-cell table:number-columns-repeated="4"/>
          <table:table-cell table:style-name="ID0EYEBI"/>
          <table:table-cell table:style-name="ID0EIDBI" table:formula="oooc:=CONCATENATE(&quot;/// &quot;;IF([.C5]=&quot;no&quot;;&quot;(required)&quot;;&quot;(optional)&quot;))" office:value-type="string">
            <text:p>/// (optional)</text:p>
          </table:table-cell>
          <table:table-cell table:style-name="ID0EIDBI" table:formula="oooc:=IF([.C5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5FBI" table:formula="oooc:=CONCATENATE([.F5];CHAR(10);IF([.G5]=&quot;&quot;;&quot;&quot;;CONCATENATE([.G5];CHAR(10)));[.H5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IBG">
          <table:table-cell table:number-columns-repeated="4"/>
          <table:table-cell table:style-name="ID0EYEBI"/>
          <table:table-cell table:style-name="ID0EIDBI" table:formula="oooc:=CONCATENATE(&quot;/// &quot;;IF([.C6]=&quot;no&quot;;&quot;(required)&quot;;&quot;(optional)&quot;))" office:value-type="string">
            <text:p>/// (optional)</text:p>
          </table:table-cell>
          <table:table-cell table:style-name="ID0EIDBI" table:formula="oooc:=IF([.C6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5FBI" table:formula="oooc:=CONCATENATE([.F6];CHAR(10);IF([.G6]=&quot;&quot;;&quot;&quot;;CONCATENATE([.G6];CHAR(10)));[.H6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KBG">
          <table:table-cell table:number-columns-repeated="4"/>
          <table:table-cell table:style-name="ID0EYEBI"/>
          <table:table-cell table:style-name="ID0EIDBI" table:formula="oooc:=CONCATENATE(&quot;/// &quot;;IF([.C7]=&quot;no&quot;;&quot;(required)&quot;;&quot;(optional)&quot;))" office:value-type="string">
            <text:p>/// (optional)</text:p>
          </table:table-cell>
          <table:table-cell table:style-name="ID0EIDBI" table:formula="oooc:=IF([.C7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5FBI" table:formula="oooc:=CONCATENATE([.F7];CHAR(10);IF([.G7]=&quot;&quot;;&quot;&quot;;CONCATENATE([.G7];CHAR(10)));[.H7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LBG">
          <table:table-cell table:number-columns-repeated="4"/>
          <table:table-cell table:style-name="ID0EYEBI"/>
          <table:table-cell table:style-name="ID0EIDBI" table:formula="oooc:=CONCATENATE(&quot;/// &quot;;IF([.C8]=&quot;no&quot;;&quot;(required)&quot;;&quot;(optional)&quot;))" office:value-type="string">
            <text:p>/// (optional)</text:p>
          </table:table-cell>
          <table:table-cell table:style-name="ID0EIDBI" table:formula="oooc:=IF([.C8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5FBI" table:formula="oooc:=CONCATENATE([.F8];CHAR(10);IF([.G8]=&quot;&quot;;&quot;&quot;;CONCATENATE([.G8];CHAR(10)));[.H8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MBG">
          <table:table-cell table:number-columns-repeated="4"/>
          <table:table-cell table:style-name="ID0EYEBI"/>
          <table:table-cell table:style-name="ID0EIDBI" table:formula="oooc:=CONCATENATE(&quot;/// &quot;;IF([.C9]=&quot;no&quot;;&quot;(required)&quot;;&quot;(optional)&quot;))" office:value-type="string">
            <text:p>/// (optional)</text:p>
          </table:table-cell>
          <table:table-cell table:style-name="ID0EIDBI" table:formula="oooc:=IF([.C9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5FBI" table:formula="oooc:=CONCATENATE([.F9];CHAR(10);IF([.G9]=&quot;&quot;;&quot;&quot;;CONCATENATE([.G9];CHAR(10)));[.H9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OBG">
          <table:table-cell table:number-columns-repeated="4"/>
          <table:table-cell table:style-name="ID0EYEBI"/>
          <table:table-cell table:style-name="ID0EIDBI" table:formula="oooc:=CONCATENATE(&quot;/// &quot;;IF([.C10]=&quot;no&quot;;&quot;(required)&quot;;&quot;(optional)&quot;))" office:value-type="string">
            <text:p>/// (optional)</text:p>
          </table:table-cell>
          <table:table-cell table:style-name="ID0EIDBI" table:formula="oooc:=IF([.C10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5FBI" table:formula="oooc:=CONCATENATE([.F10];CHAR(10);IF([.G10]=&quot;&quot;;&quot;&quot;;CONCATENATE([.G10];CHAR(10)));[.H10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PB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11]=&quot;no&quot;;&quot;(required)&quot;;&quot;(optional)&quot;))" office:value-type="string">
            <text:p>/// (optional)</text:p>
          </table:table-cell>
          <table:table-cell table:style-name="ID0EIDBI" table:formula="oooc:=IF([.C11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5FBI" table:formula="oooc:=CONCATENATE([.F11];CHAR(10);IF([.G11]=&quot;&quot;;&quot;&quot;;CONCATENATE([.G11];CHAR(10)));[.H11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RB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12]=&quot;no&quot;;&quot;(required)&quot;;&quot;(optional)&quot;))" office:value-type="string">
            <text:p>/// (optional)</text:p>
          </table:table-cell>
          <table:table-cell table:style-name="ID0EIDBI" table:formula="oooc:=IF([.C12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5FBI" table:formula="oooc:=CONCATENATE([.F12];CHAR(10);IF([.G12]=&quot;&quot;;&quot;&quot;;CONCATENATE([.G12];CHAR(10)));[.H12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TB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13]=&quot;no&quot;;&quot;(required)&quot;;&quot;(optional)&quot;))" office:value-type="string">
            <text:p>/// (optional)</text:p>
          </table:table-cell>
          <table:table-cell table:style-name="ID0EIDBI" table:formula="oooc:=IF([.C13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5FBI" table:formula="oooc:=CONCATENATE([.F13];CHAR(10);IF([.G13]=&quot;&quot;;&quot;&quot;;CONCATENATE([.G13];CHAR(10)));[.H13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VB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14]=&quot;no&quot;;&quot;(required)&quot;;&quot;(optional)&quot;))" office:value-type="string">
            <text:p>/// (optional)</text:p>
          </table:table-cell>
          <table:table-cell table:style-name="ID0EIDBI" table:formula="oooc:=IF([.C14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5FBI" table:formula="oooc:=CONCATENATE([.F14];CHAR(10);IF([.G14]=&quot;&quot;;&quot;&quot;;CONCATENATE([.G14];CHAR(10)));[.H14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XB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15]=&quot;no&quot;;&quot;(required)&quot;;&quot;(optional)&quot;))" office:value-type="string">
            <text:p>/// (optional)</text:p>
          </table:table-cell>
          <table:table-cell table:style-name="ID0EIDBI" table:formula="oooc:=IF([.C15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5FBI" table:formula="oooc:=CONCATENATE([.F15];CHAR(10);IF([.G15]=&quot;&quot;;&quot;&quot;;CONCATENATE([.G15];CHAR(10)));[.H15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ZB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16]=&quot;no&quot;;&quot;(required)&quot;;&quot;(optional)&quot;))" office:value-type="string">
            <text:p>/// (optional)</text:p>
          </table:table-cell>
          <table:table-cell table:style-name="ID0EIDBI" table:formula="oooc:=IF([.C16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5FBI" table:formula="oooc:=CONCATENATE([.F16];CHAR(10);IF([.G16]=&quot;&quot;;&quot;&quot;;CONCATENATE([.G16];CHAR(10)));[.H16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2B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17]=&quot;no&quot;;&quot;(required)&quot;;&quot;(optional)&quot;))" office:value-type="string">
            <text:p>/// (optional)</text:p>
          </table:table-cell>
          <table:table-cell table:style-name="ID0EIDBI" table:formula="oooc:=IF([.C17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5FBI" table:formula="oooc:=CONCATENATE([.F17];CHAR(10);IF([.G17]=&quot;&quot;;&quot;&quot;;CONCATENATE([.G17];CHAR(10)));[.H17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4B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18]=&quot;no&quot;;&quot;(required)&quot;;&quot;(optional)&quot;))" office:value-type="string">
            <text:p>/// (optional)</text:p>
          </table:table-cell>
          <table:table-cell table:style-name="ID0EIDBI" table:formula="oooc:=IF([.C18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5FBI" table:formula="oooc:=CONCATENATE([.F18];CHAR(10);IF([.G18]=&quot;&quot;;&quot;&quot;;CONCATENATE([.G18];CHAR(10)));[.H18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6BG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19]=&quot;no&quot;;&quot;(required)&quot;;&quot;(optional)&quot;))" office:value-type="string">
            <text:p>/// (optional)</text:p>
          </table:table-cell>
          <table:table-cell table:style-name="ID0EIDBI" table:formula="oooc:=IF([.C19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5FBI" table:formula="oooc:=CONCATENATE([.F19];CHAR(10);IF([.G19]=&quot;&quot;;&quot;&quot;;CONCATENATE([.G19];CHAR(10)));[.H19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BAI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20]=&quot;no&quot;;&quot;(required)&quot;;&quot;(optional)&quot;))" office:value-type="string">
            <text:p>/// (optional)</text:p>
          </table:table-cell>
          <table:table-cell table:style-name="ID0EIDBI" table:formula="oooc:=IF([.C20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5FBI" table:formula="oooc:=CONCATENATE([.F20];CHAR(10);IF([.G20]=&quot;&quot;;&quot;&quot;;CONCATENATE([.G20];CHAR(10)));[.H20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DAI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21]=&quot;no&quot;;&quot;(required)&quot;;&quot;(optional)&quot;))" office:value-type="string">
            <text:p>/// (optional)</text:p>
          </table:table-cell>
          <table:table-cell table:style-name="ID0EIDBI" table:formula="oooc:=IF([.C21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5FBI" table:formula="oooc:=CONCATENATE([.F21];CHAR(10);IF([.G21]=&quot;&quot;;&quot;&quot;;CONCATENATE([.G21];CHAR(10)));[.H21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FAI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22]=&quot;no&quot;;&quot;(required)&quot;;&quot;(optional)&quot;))" office:value-type="string">
            <text:p>/// (optional)</text:p>
          </table:table-cell>
          <table:table-cell table:style-name="ID0EIDBI" table:formula="oooc:=IF([.C22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5FBI" table:formula="oooc:=CONCATENATE([.F22];CHAR(10);IF([.G22]=&quot;&quot;;&quot;&quot;;CONCATENATE([.G22];CHAR(10)));[.H22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HAI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23]=&quot;no&quot;;&quot;(required)&quot;;&quot;(optional)&quot;))" office:value-type="string">
            <text:p>/// (optional)</text:p>
          </table:table-cell>
          <table:table-cell table:style-name="ID0EIDBI" table:formula="oooc:=IF([.C23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5FBI" table:formula="oooc:=CONCATENATE([.F23];CHAR(10);IF([.G23]=&quot;&quot;;&quot;&quot;;CONCATENATE([.G23];CHAR(10)));[.H23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IAI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24]=&quot;no&quot;;&quot;(required)&quot;;&quot;(optional)&quot;))" office:value-type="string">
            <text:p>/// (optional)</text:p>
          </table:table-cell>
          <table:table-cell table:style-name="ID0EIDBI" table:formula="oooc:=IF([.C24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5FBI" table:formula="oooc:=CONCATENATE([.F24];CHAR(10);IF([.G24]=&quot;&quot;;&quot;&quot;;CONCATENATE([.G24];CHAR(10)));[.H24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KAI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25]=&quot;no&quot;;&quot;(required)&quot;;&quot;(optional)&quot;))" office:value-type="string">
            <text:p>/// (optional)</text:p>
          </table:table-cell>
          <table:table-cell table:style-name="ID0EIDBI" table:formula="oooc:=IF([.C25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5FBI" table:formula="oooc:=CONCATENATE([.F25];CHAR(10);IF([.G25]=&quot;&quot;;&quot;&quot;;CONCATENATE([.G25];CHAR(10)));[.H25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MAI"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YEBI"/>
          <table:table-cell table:style-name="ID0EIDBI" table:formula="oooc:=CONCATENATE(&quot;/// &quot;;IF([.C26]=&quot;no&quot;;&quot;(required)&quot;;&quot;(optional)&quot;))" office:value-type="string">
            <text:p>/// (optional)</text:p>
          </table:table-cell>
          <table:table-cell table:style-name="ID0EIDBI" table:formula="oooc:=IF([.C26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5FBI" table:formula="oooc:=CONCATENATE([.F26];CHAR(10);IF([.G26]=&quot;&quot;;&quot;&quot;;CONCATENATE([.G26];CHAR(10)));[.H26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OAI">
          <table:table-cell table:number-columns-repeated="5"/>
          <table:table-cell table:style-name="ID0EIDBI" table:formula="oooc:=CONCATENATE(&quot;/// &quot;;IF([.C27]=&quot;no&quot;;&quot;(required)&quot;;&quot;(optional)&quot;))" office:value-type="string">
            <text:p>/// (optional)</text:p>
          </table:table-cell>
          <table:table-cell table:style-name="ID0EIDBI" table:formula="oooc:=IF([.C27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5FBI" table:formula="oooc:=CONCATENATE([.F27];CHAR(10);IF([.G27]=&quot;&quot;;&quot;&quot;;CONCATENATE([.G27];CHAR(10)));[.H27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7];IF([.C2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QAI">
          <table:table-cell table:number-columns-repeated="5"/>
          <table:table-cell table:style-name="ID0EIDBI" table:formula="oooc:=CONCATENATE(&quot;/// &quot;;IF([.C28]=&quot;no&quot;;&quot;(required)&quot;;&quot;(optional)&quot;))" office:value-type="string">
            <text:p>/// (optional)</text:p>
          </table:table-cell>
          <table:table-cell table:style-name="ID0EIDBI" table:formula="oooc:=IF([.C28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5FBI" table:formula="oooc:=CONCATENATE([.F28];CHAR(10);IF([.G28]=&quot;&quot;;&quot;&quot;;CONCATENATE([.G28];CHAR(10)));[.H28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8];IF([.C2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RAI">
          <table:table-cell table:number-columns-repeated="5"/>
          <table:table-cell table:style-name="ID0EIDBI" table:formula="oooc:=CONCATENATE(&quot;/// &quot;;IF([.C29]=&quot;no&quot;;&quot;(required)&quot;;&quot;(optional)&quot;))" office:value-type="string">
            <text:p>/// (optional)</text:p>
          </table:table-cell>
          <table:table-cell table:style-name="ID0EIDBI" table:formula="oooc:=IF([.C29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5FBI" table:formula="oooc:=CONCATENATE([.F29];CHAR(10);IF([.G29]=&quot;&quot;;&quot;&quot;;CONCATENATE([.G29];CHAR(10)));[.H29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29];IF([.C2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SAI">
          <table:table-cell table:number-columns-repeated="5"/>
          <table:table-cell table:style-name="ID0EIDBI" table:formula="oooc:=CONCATENATE(&quot;/// &quot;;IF([.C30]=&quot;no&quot;;&quot;(required)&quot;;&quot;(optional)&quot;))" office:value-type="string">
            <text:p>/// (optional)</text:p>
          </table:table-cell>
          <table:table-cell table:style-name="ID0EIDBI" table:formula="oooc:=IF([.C30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5FBI" table:formula="oooc:=CONCATENATE([.F30];CHAR(10);IF([.G30]=&quot;&quot;;&quot;&quot;;CONCATENATE([.G30];CHAR(10)));[.H30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30];IF([.C3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UAI">
          <table:table-cell table:number-columns-repeated="5"/>
          <table:table-cell table:style-name="ID0EIDBI" table:formula="oooc:=CONCATENATE(&quot;/// &quot;;IF([.C31]=&quot;no&quot;;&quot;(required)&quot;;&quot;(optional)&quot;))" office:value-type="string">
            <text:p>/// (optional)</text:p>
          </table:table-cell>
          <table:table-cell table:style-name="ID0EIDBI" table:formula="oooc:=IF([.C31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5FBI" table:formula="oooc:=CONCATENATE([.F31];CHAR(10);IF([.G31]=&quot;&quot;;&quot;&quot;;CONCATENATE([.G31];CHAR(10)));[.H31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31];IF([.C3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VAI">
          <table:table-cell table:number-columns-repeated="5"/>
          <table:table-cell table:style-name="ID0EIDBI" table:formula="oooc:=CONCATENATE(&quot;/// &quot;;IF([.C32]=&quot;no&quot;;&quot;(required)&quot;;&quot;(optional)&quot;))" office:value-type="string">
            <text:p>/// (optional)</text:p>
          </table:table-cell>
          <table:table-cell table:style-name="ID0EIDBI" table:formula="oooc:=IF([.C32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5FBI" table:formula="oooc:=CONCATENATE([.F32];CHAR(10);IF([.G32]=&quot;&quot;;&quot;&quot;;CONCATENATE([.G32];CHAR(10)));[.H32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32];IF([.C3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WAI">
          <table:table-cell table:number-columns-repeated="5"/>
          <table:table-cell table:style-name="ID0EIDBI" table:formula="oooc:=CONCATENATE(&quot;/// &quot;;IF([.C33]=&quot;no&quot;;&quot;(required)&quot;;&quot;(optional)&quot;))" office:value-type="string">
            <text:p>/// (optional)</text:p>
          </table:table-cell>
          <table:table-cell table:style-name="ID0EIDBI" table:formula="oooc:=IF([.C33]=&quot;no&quot;;&quot;&quot;;&quot;@JsonKey(includeIfNull: false)&quot;)" office:value-type="string">
            <text:p>@JsonKey(includeIfNull: false)</text:p>
          </table:table-cell>
          <table:table-cell table:style-name="ID0EIDBI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5FBI" table:formula="oooc:=CONCATENATE([.F33];CHAR(10);IF([.G33]=&quot;&quot;;&quot;&quot;;CONCATENATE([.G33];CHAR(10)));[.H33])" office:value-type="string">
            <text:p>/// (optional)
@JsonKey(includeIfNull: false)
       ;</text:p>
          </table:table-cell>
          <table:table-cell table:number-columns-repeated="1"/>
          <table:table-cell table:style-name="ID0EIDBI" table:formula="oooc:=CONCATENATE(&quot;this.&quot;;[.A33];IF([.C3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table:style-name="ro5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IMBI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SMBI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GNBI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ISBI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YSBI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W2BI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A3BI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0.8cm" fo:margin-bottom="0.8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5-15T10:27:41.670</meta:creation-date>
    <dc:creator xmlns:dc="http://purl.org/dc/elements/1.1/">ccwpc</dc:creator>
    <dc:date xmlns:dc="http://purl.org/dc/elements/1.1/">2018-05-15T10:40:26.085</dc:date>
    <meta:editing-cycles>38</meta:editing-cycles>
    <meta:document-statistic/>
  </office:meta>
</office:document-meta>
</file>